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370.86pt"/>
    </style:style>
    <style:style style:name="co3" style:family="table-column">
      <style:table-column-properties fo:break-before="auto" style:column-width="271.56pt"/>
    </style:style>
    <style:style style:name="co4" style:family="table-column">
      <style:table-column-properties fo:break-before="auto" style:column-width="59.05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63.89pt"/>
    </style:style>
    <style:style style:name="co8" style:family="table-column">
      <style:table-column-properties fo:break-before="auto" style:column-width="220.14pt"/>
    </style:style>
    <style:style style:name="co9" style:family="table-column">
      <style:table-column-properties fo:break-before="auto" style:column-width="141.7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32.66pt"/>
    </style:style>
    <style:style style:name="co12" style:family="table-column">
      <style:table-column-properties fo:break-before="auto" style:column-width="380.61pt"/>
    </style:style>
    <style:style style:name="co13" style:family="table-column">
      <style:table-column-properties fo:break-before="auto" style:column-width="327.8pt"/>
    </style:style>
    <style:style style:name="co14" style:family="table-column">
      <style:table-column-properties fo:break-before="auto" style:column-width="113.19pt"/>
    </style:style>
    <style:style style:name="co15" style:family="table-column">
      <style:table-column-properties fo:break-before="auto" style:column-width="45.16pt"/>
    </style:style>
    <style:style style:name="co16" style:family="table-column">
      <style:table-column-properties fo:break-before="auto" style:column-width="286.84pt"/>
    </style:style>
    <style:style style:name="co17" style:family="table-column">
      <style:table-column-properties fo:break-before="auto" style:column-width="455.61pt"/>
    </style:style>
    <style:style style:name="co18" style:family="table-column">
      <style:table-column-properties fo:break-before="auto" style:column-width="459.75pt"/>
    </style:style>
    <style:style style:name="co19" style:family="table-column">
      <style:table-column-properties fo:break-before="auto" style:column-width="81.24pt"/>
    </style:style>
    <style:style style:name="co20" style:family="table-column">
      <style:table-column-properties fo:break-before="auto" style:column-width="82.66pt"/>
    </style:style>
    <style:style style:name="co21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5">
      <style:table-properties table:display="true" style:writing-mode="lr-tb"/>
    </style:style>
    <style:style style:name="ta2" style:family="table" style:master-page-name="PageStyle_5f_Sheet7">
      <style:table-properties table:display="true" style:writing-mode="lr-tb"/>
    </style:style>
    <style:style style:name="ta3" style:family="table" style:master-page-name="PageStyle_5f_Event_5f_Summary">
      <style:table-properties table:display="true" style:writing-mode="lr-tb"/>
    </style:style>
    <style:style style:name="ta4" style:family="table" style:master-page-name="PageStyle_5f_Event_5f_Summary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Space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Ended</text:p>
          </table:table-cell>
          <table:table-cell table:style-name="ce1" office:value-type="string" calcext:value-type="string">
            <text:p>Speaker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articipants</text:p>
          </table:table-cell>
          <table:table-cell table:style-name="ce1" office:value-type="string" calcext:value-type="string">
            <text:p>Space Link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yGBgqvvlbJN/bandaweb3-032-at-betsacarrizo" xlink:type="simple">BandaWeb3 #032 @betsacarrizo 
 -Ended: Jan 9 2025 - Speakers: 0 - Duration: 0h</text:a></text:p>
          </table:table-cell>
          <table:table-cell table:style-name="ce4" office:value-type="string" calcext:value-type="string">
            <text:p>BandaWeb3 #032 @betsacarrizo</text:p>
          </table:table-cell>
          <table:table-cell table:style-name="ce5" office:value-type="date" office:date-value="2025-01-09" calcext:value-type="date">
            <text:p>Jan 9 20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h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x.com/i/spaces/1LyGBgqvvlbJN" xlink:type="simple">https://x.com/i/spaces/1LyGBgqvvlbJN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zqJVYBlZoYGB/bandaweb3-031-at-yedidweb3" xlink:type="simple">BandaWeb3 #031 @yedidweb3 
 -Ended: Jan 7 2024 - Speakers: 3 - Duration: 1h 30m</text:a></text:p>
          </table:table-cell>
          <table:table-cell table:style-name="ce4" office:value-type="string" calcext:value-type="string">
            <text:p>BandaWeb3 #031 @yedidweb3</text:p>
          </table:table-cell>
          <table:table-cell table:style-name="ce5" office:value-type="date" office:date-value="2024-01-07" calcext:value-type="date">
            <text:p>Jan 7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30m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<text:a xlink:href="https://x.com/i/spaces/1zqJVYBlZoYGB" xlink:type="simple">https://x.com/i/spaces/1zqJVYBlZoYG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dKrXqDRaOJX/bandaweb3-030-at-the-womenofweb3" xlink:type="simple">BandaWeb3 #030 @the_womenofweb3 
 -Ended: Dec 20 2024 - Speakers: 9 - Duration: 1h 37m</text:a></text:p>
          </table:table-cell>
          <table:table-cell table:style-name="ce4" office:value-type="string" calcext:value-type="string">
            <text:p>BandaWeb3 #030 @the_womenofweb3</text:p>
          </table:table-cell>
          <table:table-cell table:style-name="ce5" office:value-type="date" office:date-value="2024-12-20" calcext:value-type="date">
            <text:p>Dec 20 202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37m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string" calcext:value-type="string">
            <text:p><text:a xlink:href="https://x.com/i/spaces/1OdKrXqDRaOJX" xlink:type="simple">https://x.com/i/spaces/1OdKrXqDRaOJ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nxeAQAARrxX/bandaweb3-028-post-posada-at-arbitrum-at-eth-mty-at-mxweb3" xlink:type="simple">BandaWeb3 #028 Post Posada @arbitrum @eth_mty @mxweb3 
 -Ended: Dec 19 2024 - Speakers: 5 - Duration: 1h 38m</text:a></text:p>
          </table:table-cell>
          <table:table-cell table:style-name="ce4" office:value-type="string" calcext:value-type="string">
            <text:p>BandaWeb3 #028 Post Posada @arbitrum @eth_mty @mxweb3</text:p>
          </table:table-cell>
          <table:table-cell table:style-name="ce5" office:value-type="date" office:date-value="2024-12-19" calcext:value-type="date">
            <text:p>Dec 19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38m</text:p>
          </table:table-cell>
          <table:table-cell table:style-name="ce1" office:value-type="float" office:value="97" calcext:value-type="float">
            <text:p>97</text:p>
          </table:table-cell>
          <table:table-cell table:style-name="ce3" office:value-type="string" calcext:value-type="string">
            <text:p><text:a xlink:href="https://x.com/i/spaces/1mnxeAQAARrxX" xlink:type="simple">https://x.com/i/spaces/1mnxeAQAARrx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nxnDQWMRmGO/bandaweb3-027-at-revillaweb3" xlink:type="simple">BandaWeb3 #027 @revillaweb3 
 -Ended: Dec 17 2024 - Speakers: 3 - Duration: 1h 21m</text:a></text:p>
          </table:table-cell>
          <table:table-cell table:style-name="ce4" office:value-type="string" calcext:value-type="string">
            <text:p>BandaWeb3 #027 @revillaweb3</text:p>
          </table:table-cell>
          <table:table-cell table:style-name="ce5" office:value-type="date" office:date-value="2024-12-17" calcext:value-type="date">
            <text:p>Dec 17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21m</text:p>
          </table:table-cell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<text:a xlink:href="https://x.com/i/spaces/1MnxnDQWMRmGO" xlink:type="simple">https://x.com/i/spaces/1MnxnDQWMRmGO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yxBgLOEjpKN/bandaweb3-025-at-lazonatres" xlink:type="simple">BandaWeb3 #025 @LaZonaTres 
 -Ended: Dec 12 2024 - Speakers: 2 - Duration: 1h 14m</text:a></text:p>
          </table:table-cell>
          <table:table-cell table:style-name="ce4" office:value-type="string" calcext:value-type="string">
            <text:p>BandaWeb3 #025 @LaZonaTres</text:p>
          </table:table-cell>
          <table:table-cell table:style-name="ce5" office:value-type="date" office:date-value="2024-12-12" calcext:value-type="date">
            <text:p>Dec 12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14m</text:p>
          </table:table-cell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<text:a xlink:href="https://x.com/i/spaces/1LyxBgLOEjpKN" xlink:type="simple">https://x.com/i/spaces/1LyxBgLOEjpKN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vOxwraAQvDJB/bandaweb3-024-at-josearrietalu" xlink:type="simple">BandaWeb3 #024 @JoseArrietaLU 
 -Ended: Dec 10 2024 - Speakers: 4 - Duration: 1h 25m</text:a></text:p>
          </table:table-cell>
          <table:table-cell table:style-name="ce4" office:value-type="string" calcext:value-type="string">
            <text:p>BandaWeb3 #024 @JoseArrietaLU</text:p>
          </table:table-cell>
          <table:table-cell table:style-name="ce5" office:value-type="date" office:date-value="2024-12-10" calcext:value-type="date">
            <text:p>Dec 10 20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25m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<text:a xlink:href="https://x.com/i/spaces/1vOxwraAQvDJB" xlink:type="simple">https://x.com/i/spaces/1vOxwraAQvDJ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NGagpAlBgxj/bandaweb3-024-at-josearrietalu" xlink:type="simple">BandaWeb3 #024 @JoseArrietaLU 
 -Ended: Dec 10 2024 - Duration: 00m</text:a></text:p>
          </table:table-cell>
          <table:table-cell table:style-name="ce4" office:value-type="string" calcext:value-type="string">
            <text:p>BandaWeb3 #024 @JoseArrietaLU</text:p>
          </table:table-cell>
          <table:table-cell table:style-name="ce5" office:value-type="date" office:date-value="2024-12-10" calcext:value-type="date">
            <text:p>Dec 10 2024</text:p>
          </table:table-cell>
          <table:table-cell table:style-name="ce6"/>
          <table:table-cell table:style-name="ce4" office:value-type="string" calcext:value-type="string">
            <text:p>00m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x.com/i/spaces/1yNGagpAlBgxj" xlink:type="simple">https://x.com/i/spaces/1yNGagpAlBgxj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PlJQbLvlqqxE/bandaweb3-023-at-0xdonpepe" xlink:type="simple">BandaWeb3 #023 @0xDonPepe 
 -Ended: Dec 6 2024 - Duration: 1h 23m</text:a></text:p>
          </table:table-cell>
          <table:table-cell table:style-name="ce4" office:value-type="string" calcext:value-type="string">
            <text:p>BandaWeb3 #023 @0xDonPepe</text:p>
          </table:table-cell>
          <table:table-cell table:style-name="ce5" office:value-type="date" office:date-value="2024-12-06" calcext:value-type="date">
            <text:p>Dec 6 2024</text:p>
          </table:table-cell>
          <table:table-cell table:style-name="ce6"/>
          <table:table-cell table:style-name="ce4" office:value-type="string" calcext:value-type="string">
            <text:p>1h 23m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<text:a xlink:href="https://x.com/i/spaces/1PlJQbLvlqqxE" xlink:type="simple">https://x.com/i/spaces/1PlJQbLvlqqxE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kvJpbOrYmDKE/bandaweb3-022-at-ariutokintumi" xlink:type="simple">BandaWeb3 #022 @ariutokintumi 
 -Ended: Dec 5 2024 - Speakers: 3 - Duration: 1h 25m</text:a></text:p>
          </table:table-cell>
          <table:table-cell table:style-name="ce4" office:value-type="string" calcext:value-type="string">
            <text:p>BandaWeb3 #022 @ariutokintumi</text:p>
          </table:table-cell>
          <table:table-cell table:style-name="ce5" office:value-type="date" office:date-value="2024-12-05" calcext:value-type="date">
            <text:p>Dec 5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25m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<text:a xlink:href="https://x.com/i/spaces/1kvJpbOrYmDKE" xlink:type="simple">https://x.com/i/spaces/1kvJpbOrYmDKE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nxeAvyBvAxX/bandaweb3-021-at-solsiete-web3" xlink:type="simple">BandaWeb3 #021 @solsiete_web3 
 -Ended: Dec 3 2024 - Speakers: 2 - Duration: 1h 19m</text:a></text:p>
          </table:table-cell>
          <table:table-cell table:style-name="ce4" office:value-type="string" calcext:value-type="string">
            <text:p>BandaWeb3 #021 @solsiete_web3</text:p>
          </table:table-cell>
          <table:table-cell table:style-name="ce5" office:value-type="date" office:date-value="2024-12-03" calcext:value-type="date">
            <text:p>Dec 3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19m</text:p>
          </table:table-cell>
          <table:table-cell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<text:a xlink:href="https://x.com/i/spaces/1mnxeAvyBvAxX" xlink:type="simple">https://x.com/i/spaces/1mnxeAvyBvAx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YxNMqyDDvJw/bandaweb3-020-at-isabellasg3" xlink:type="simple">BandaWeb3 #020 @isabellasg3 
 -Ended: Nov 29 2024 - Speakers: 2 - Duration: 59m</text:a></text:p>
          </table:table-cell>
          <table:table-cell table:style-name="ce4" office:value-type="string" calcext:value-type="string">
            <text:p>BandaWeb3 #020 @isabellasg3</text:p>
          </table:table-cell>
          <table:table-cell table:style-name="ce5" office:value-type="date" office:date-value="2024-11-29" calcext:value-type="date">
            <text:p>Nov 29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9m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<text:a xlink:href="https://x.com/i/spaces/1MYxNMqyDDvJw" xlink:type="simple">https://x.com/i/spaces/1MYxNMqyDDvJ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dJrXpggBVKX/bandaweb3-019-at-brozrdz" xlink:type="simple">BandaWeb3 #019 @brozrdz 
 -Ended: Nov 28 2024 - Duration: 1h 12m</text:a></text:p>
          </table:table-cell>
          <table:table-cell table:style-name="ce4" office:value-type="string" calcext:value-type="string">
            <text:p>BandaWeb3 #019 @brozrdz</text:p>
          </table:table-cell>
          <table:table-cell table:style-name="ce5" office:value-type="date" office:date-value="2024-11-28" calcext:value-type="date">
            <text:p>Nov 28 2024</text:p>
          </table:table-cell>
          <table:table-cell table:style-name="ce6"/>
          <table:table-cell table:style-name="ce4" office:value-type="string" calcext:value-type="string">
            <text:p>1h 12m</text:p>
          </table:table-cell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<text:a xlink:href="https://x.com/i/spaces/1OdJrXpggBVKX" xlink:type="simple">https://x.com/i/spaces/1OdJrXpggBVK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pKklLpqbwGj/bandaweb3-018-at-lachicaweb3" xlink:type="simple">BandaWeb3 #018 @laChicaWeb3 
 -Ended: Nov 26 2024 - Duration: 1h 30m</text:a></text:p>
          </table:table-cell>
          <table:table-cell table:style-name="ce4" office:value-type="string" calcext:value-type="string">
            <text:p>BandaWeb3 #018 @laChicaWeb3</text:p>
          </table:table-cell>
          <table:table-cell table:style-name="ce5" office:value-type="date" office:date-value="2024-11-26" calcext:value-type="date">
            <text:p>Nov 26 2024</text:p>
          </table:table-cell>
          <table:table-cell table:style-name="ce6"/>
          <table:table-cell table:style-name="ce4" office:value-type="string" calcext:value-type="string">
            <text:p>1h 30m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<text:a xlink:href="https://x.com/i/spaces/1YpKklLpqbwGj" xlink:type="simple">https://x.com/i/spaces/1YpKklLpqbwGj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yxBgQyZvaKN/bamdaweb3-020-at-isabellasg3" xlink:type="simple">BamdaWeb3 #020 @isabellasg3 
 -Ended: Nov 22 2024 - Duration: 00m</text:a></text:p>
          </table:table-cell>
          <table:table-cell table:style-name="ce4" office:value-type="string" calcext:value-type="string">
            <text:p>BamdaWeb3 #020 @isabellasg3</text:p>
          </table:table-cell>
          <table:table-cell table:style-name="ce5" office:value-type="date" office:date-value="2024-11-22" calcext:value-type="date">
            <text:p>Nov 22 2024</text:p>
          </table:table-cell>
          <table:table-cell table:style-name="ce6"/>
          <table:table-cell table:style-name="ce4" office:value-type="string" calcext:value-type="string">
            <text:p>00m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x.com/i/spaces/1LyxBgQyZvaKN" xlink:type="simple">https://x.com/i/spaces/1LyxBgQyZvaKN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PlJQbrdMXXxE/bandaweb3-017-at-cryptonotaz" xlink:type="simple">BandaWeb3 #017 @CryptoNotaz 
 -Ended: Nov 22 2024 - Speakers: 6 - Duration: 2h 07m</text:a></text:p>
          </table:table-cell>
          <table:table-cell table:style-name="ce4" office:value-type="string" calcext:value-type="string">
            <text:p>BandaWeb3 #017 @CryptoNotaz</text:p>
          </table:table-cell>
          <table:table-cell table:style-name="ce5" office:value-type="date" office:date-value="2024-11-22" calcext:value-type="date">
            <text:p>Nov 22 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h 07m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string" calcext:value-type="string">
            <text:p><text:a xlink:href="https://x.com/i/spaces/1PlJQbrdMXXxE" xlink:type="simple">https://x.com/i/spaces/1PlJQbrdMXXxE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nKODANPyvGR/bandaweb3-016-at-eddiespino" xlink:type="simple">BandaWeb3 #016 @eddiespino 
 -Ended: Nov 21 2024 - Speakers: 3 - Duration: 1h 41m</text:a></text:p>
          </table:table-cell>
          <table:table-cell table:style-name="ce4" office:value-type="string" calcext:value-type="string">
            <text:p>BandaWeb3 #016 @eddiespino</text:p>
          </table:table-cell>
          <table:table-cell table:style-name="ce5" office:value-type="date" office:date-value="2024-11-21" calcext:value-type="date">
            <text:p>Nov 21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41m</text:p>
          </table:table-cell>
          <table:table-cell table:style-name="ce1" office:value-type="float" office:value="135" calcext:value-type="float">
            <text:p>135</text:p>
          </table:table-cell>
          <table:table-cell table:style-name="ce3" office:value-type="string" calcext:value-type="string">
            <text:p><text:a xlink:href="https://x.com/i/spaces/1ynKODANPyvGR" xlink:type="simple">https://x.com/i/spaces/1ynKODANPyvGR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dKrXADwlXJX/bandaweb3-015-at-atitovva" xlink:type="simple">BandaWeb3 #015 @Atitovva 
 -Ended: - Speakers: 3 - Duration:</text:a></text:p>
          </table:table-cell>
          <table:table-cell table:style-name="ce4" office:value-type="string" calcext:value-type="string">
            <text:p>BandaWeb3 #015 @Atitovva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<text:a xlink:href="https://x.com/i/spaces/1OdKrXADwlXJX" xlink:type="simple">https://x.com/i/spaces/1OdKrXADwlXJ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DxLlabMdoxm/bandaweb3-014-at-anananfts" xlink:type="simple">BandaWeb3 #014 @AnanaNFTs 
 -Ended: Nov 19 2024 - Speakers: 2 - Duration: 1h 16m</text:a></text:p>
          </table:table-cell>
          <table:table-cell table:style-name="ce4" office:value-type="string" calcext:value-type="string">
            <text:p>BandaWeb3 #014 @AnanaNFTs</text:p>
          </table:table-cell>
          <table:table-cell table:style-name="ce5" office:value-type="date" office:date-value="2024-11-19" calcext:value-type="date">
            <text:p>Nov 19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16m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string" calcext:value-type="string">
            <text:p><text:a xlink:href="https://x.com/i/spaces/1lDxLlabMdoxm" xlink:type="simple">https://x.com/i/spaces/1lDxLlabMdoxm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nAKEpWrVXaxL/bandaweb3-013-at-andriujose20" xlink:type="simple">BandaWeb3 #013 @AndriuJose20 
 -Ended: Nov 14 2024 - Speakers: 3 - Duration: 1h 29m</text:a></text:p>
          </table:table-cell>
          <table:table-cell table:style-name="ce4" office:value-type="string" calcext:value-type="string">
            <text:p>BandaWeb3 #013 @AndriuJose20</text:p>
          </table:table-cell>
          <table:table-cell table:style-name="ce5" office:value-type="date" office:date-value="2024-11-14" calcext:value-type="date">
            <text:p>Nov 14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29m</text:p>
          </table:table-cell>
          <table:table-cell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<text:a xlink:href="https://x.com/i/spaces/1nAKEpWrVXaxL" xlink:type="simple">https://x.com/i/spaces/1nAKEpWrVXaxL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DGLlAnDWkGm/bandaweb3-012-at-asarvide9" xlink:type="simple">BandaWeb3 #012 @asarvide9 
 -Ended: Nov 12 2024 - Speakers: 3 - Duration: 1h 53m</text:a></text:p>
          </table:table-cell>
          <table:table-cell table:style-name="ce4" office:value-type="string" calcext:value-type="string">
            <text:p>BandaWeb3 #012 @asarvide9</text:p>
          </table:table-cell>
          <table:table-cell table:style-name="ce5" office:value-type="date" office:date-value="2024-11-12" calcext:value-type="date">
            <text:p>Nov 12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53m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<text:a xlink:href="https://x.com/i/spaces/1lDGLlAnDWkGm" xlink:type="simple">https://x.com/i/spaces/1lDGLlAnDWkGm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RDGlymzPrMJL/bandaweb3-011-at-rosaglez-eth" xlink:type="simple">BandaWeb3 #011 @rosaglez_eth 
 -Ended: Nov 7 2024 - Speakers: 2 - Duration: 1h 33m</text:a></text:p>
          </table:table-cell>
          <table:table-cell table:style-name="ce4" office:value-type="string" calcext:value-type="string">
            <text:p>BandaWeb3 #011 @rosaglez_eth</text:p>
          </table:table-cell>
          <table:table-cell table:style-name="ce5" office:value-type="date" office:date-value="2024-11-07" calcext:value-type="date">
            <text:p>Nov 7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33m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<text:a xlink:href="https://x.com/i/spaces/1RDGlymzPrMJL" xlink:type="simple">https://x.com/i/spaces/1RDGlymzPrMJL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BRJjwVWbPVxw/bandaweb3-006-at-minimaltrader" xlink:type="simple">BandaWeb3 #006 @MinimalTrader_ 
 -Ended: - Speakers:  - Duration:</text:a></text:p>
          </table:table-cell>
          <table:table-cell table:style-name="ce4" office:value-type="string" calcext:value-type="string">
            <text:p>BandaWeb3 #006 @MinimalTrader_</text:p>
          </table:table-cell>
          <table:table-cell table:style-name="ce6" table:number-columns-repeated="3"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x.com/i/spaces/1BRJjwVWbPVxw" xlink:type="simple">https://x.com/i/spaces/1BRJjwVWbPVx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RJZdoMbrzKB/bandaweb3-verborrea-1-con-mexiwtf" xlink:type="simple">BandaWeb3 - Verborrea #1 con mexi.wtf 
 -Ended: Aug 15 2024 - Duration: 1h 03m</text:a></text:p>
          </table:table-cell>
          <table:table-cell table:style-name="ce4" office:value-type="string" calcext:value-type="string">
            <text:p>BandaWeb3 - Verborrea #1 con mexi.wtf</text:p>
          </table:table-cell>
          <table:table-cell table:style-name="ce5" office:value-type="date" office:date-value="2024-08-15" calcext:value-type="date">
            <text:p>Aug 15 2024</text:p>
          </table:table-cell>
          <table:table-cell table:style-name="ce6"/>
          <table:table-cell table:style-name="ce4" office:value-type="string" calcext:value-type="string">
            <text:p>1h 03m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<text:a xlink:href="https://x.com/i/spaces/1dRJZdoMbrzKB" xlink:type="simple">https://x.com/i/spaces/1dRJZdoMbrzK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XxydPEwPZJM/bandaweb3-verborrea-con-mexiwtf-parte-2" xlink:type="simple">BandaWeb3 - Verborrea con mexi.wtf parte 2 
 -Ended: Aug 13 2024 - Duration: 45m</text:a></text:p>
          </table:table-cell>
          <table:table-cell table:style-name="ce4" office:value-type="string" calcext:value-type="string">
            <text:p>BandaWeb3 - Verborrea con mexi.wtf parte 2</text:p>
          </table:table-cell>
          <table:table-cell table:style-name="ce5" office:value-type="date" office:date-value="2024-08-13" calcext:value-type="date">
            <text:p>Aug 13 2024</text:p>
          </table:table-cell>
          <table:table-cell table:style-name="ce6"/>
          <table:table-cell table:style-name="ce4" office:value-type="string" calcext:value-type="string">
            <text:p>45m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s://x.com/i/spaces/1DXxydPEwPZJM" xlink:type="simple">https://x.com/i/spaces/1DXxydPEwPZJM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pKkwlNlNYKj/bandaweb3-at-bitcoinweekio-en-monterrey-26-y-27-de-junio" xlink:type="simple">BandaWeb3 - @bitcoinweekio en Monterrey 26 y 27 de junio 
 -Ended: Jun 25 2024 - Speakers: 8 - Duration: 1h 16m</text:a></text:p>
          </table:table-cell>
          <table:table-cell table:style-name="ce4" office:value-type="string" calcext:value-type="string">
            <text:p>BandaWeb3 - @bitcoinweekio en Monterrey 26 y 27 de junio</text:p>
          </table:table-cell>
          <table:table-cell table:style-name="ce5" office:value-type="date" office:date-value="2024-06-25" calcext:value-type="date">
            <text:p>Jun 25 2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16m</text:p>
          </table:table-cell>
          <table:table-cell table:style-name="ce1" office:value-type="float" office:value="115" calcext:value-type="float">
            <text:p>115</text:p>
          </table:table-cell>
          <table:table-cell table:style-name="ce3" office:value-type="string" calcext:value-type="string">
            <text:p><text:a xlink:href="https://x.com/i/spaces/1YpKkwlNlNYKj" xlink:type="simple">https://x.com/i/spaces/1YpKkwlNlNYKj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vOxwjELRWVJB/bandaweb3-at-consesus2024-at-thebafnetwork" xlink:type="simple">BandaWeb3 - @consesus2024 @thebafnetwork 
 -Ended: May 28 2024 - Duration: 25m</text:a></text:p>
          </table:table-cell>
          <table:table-cell table:style-name="ce4" office:value-type="string" calcext:value-type="string">
            <text:p>BandaWeb3 - @consesus2024 @thebafnetwork</text:p>
          </table:table-cell>
          <table:table-cell table:style-name="ce7" office:value-type="date" office:date-value="2024-05-28" calcext:value-type="date">
            <text:p>May 28 2024</text:p>
          </table:table-cell>
          <table:table-cell table:style-name="ce6"/>
          <table:table-cell table:style-name="ce4" office:value-type="string" calcext:value-type="string">
            <text:p>25m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x.com/i/spaces/1vOxwjELRWVJB" xlink:type="simple">https://x.com/i/spaces/1vOxwjELRWVJ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eaKbgQopRnGX/bandaweb3-exhibiciones-irl-tokyosolidmexico2" xlink:type="simple">BandaWeb3 - Exhibiciones IRL: TokyoSolidMexico2 
 -Ended: May 16 2024 - Speakers: 6 - Duration: 1h 28m</text:a></text:p>
          </table:table-cell>
          <table:table-cell table:style-name="ce4" office:value-type="string" calcext:value-type="string">
            <text:p>BandaWeb3 - Exhibiciones IRL: TokyoSolidMexico2</text:p>
          </table:table-cell>
          <table:table-cell table:style-name="ce7" office:value-type="date" office:date-value="2024-05-16" calcext:value-type="date">
            <text:p>May 16 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28m</text:p>
          </table:table-cell>
          <table:table-cell table:style-name="ce1" office:value-type="float" office:value="99" calcext:value-type="float">
            <text:p>99</text:p>
          </table:table-cell>
          <table:table-cell table:style-name="ce3" office:value-type="string" calcext:value-type="string">
            <text:p><text:a xlink:href="https://x.com/i/spaces/1eaKbgQopRnGX" xlink:type="simple">https://x.com/i/spaces/1eaKbgQopRnG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qGoDjdRMvJv/banda-web3-at-monkdoesnt-de-at-madlads-y-at-backpack" xlink:type="simple">banda web3 - @monkdoesnt de @madlads y @backpack 
 -Ended: May 7 2024 - Speakers: 10 - Duration: 1h 40m</text:a></text:p>
          </table:table-cell>
          <table:table-cell table:style-name="ce4" office:value-type="string" calcext:value-type="string">
            <text:p>Banda web3 - @monkdoesnt de @madlads y @backpack</text:p>
          </table:table-cell>
          <table:table-cell table:style-name="ce7" office:value-type="date" office:date-value="2024-05-07" calcext:value-type="date">
            <text:p>May 7 202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h 40m</text:p>
          </table:table-cell>
          <table:table-cell table:style-name="ce1" office:value-type="float" office:value="356" calcext:value-type="float">
            <text:p>356</text:p>
          </table:table-cell>
          <table:table-cell table:style-name="ce3" office:value-type="string" calcext:value-type="string">
            <text:p><text:a xlink:href="https://x.com/i/spaces/1YqGoDjdRMvJv" xlink:type="simple">https://x.com/i/spaces/1YqGoDjdRMvJv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nAJEayXLoYJL/verborrea-coleccion-de-runes-sub100k" xlink:type="simple">verborrea - colección de runes sub100k 
 -Ended: Apr 27 2024 - Duration: 13m</text:a></text:p>
          </table:table-cell>
          <table:table-cell table:style-name="ce4" office:value-type="string" calcext:value-type="string">
            <text:p>Verborrea - colección de runes sub100k</text:p>
          </table:table-cell>
          <table:table-cell table:style-name="ce5" office:value-type="date" office:date-value="2024-04-27" calcext:value-type="date">
            <text:p>Apr 27 2024</text:p>
          </table:table-cell>
          <table:table-cell table:style-name="ce6"/>
          <table:table-cell table:style-name="ce4" office:value-type="string" calcext:value-type="string">
            <text:p>13m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x.com/i/spaces/1nAJEayXLoYJL" xlink:type="simple">https://x.com/i/spaces/1nAJEayXLoYJL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oKMwVvvDDJQ/runes-are-a-scam-donotmintrunes" xlink:type="simple">RUNES ARE A SCAM - DO•NOT•MINT•RUNES 
 -Ended: Apr 20 2024 - Speakers: 5 - Duration: 25m</text:a></text:p>
          </table:table-cell>
          <table:table-cell table:style-name="ce4" office:value-type="string" calcext:value-type="string">
            <text:p>RUNES ARE A SCAM - DO•NOT•MINT•RUNES</text:p>
          </table:table-cell>
          <table:table-cell table:style-name="ce5" office:value-type="date" office:date-value="2024-04-20" calcext:value-type="date">
            <text:p>Apr 20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5m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<text:a xlink:href="https://x.com/i/spaces/1yoKMwVvvDDJQ" xlink:type="simple">https://x.com/i/spaces/1yoKMwVvvDDJ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ZkKzXOYgZwJv/testing-123" xlink:type="simple">Testing 123/ 
 -Ended: Mar 21 2023 - Duration: 07m</text:a></text:p>
          </table:table-cell>
          <table:table-cell table:style-name="ce4" office:value-type="string" calcext:value-type="string">
            <text:p>Testing 123/</text:p>
          </table:table-cell>
          <table:table-cell table:style-name="ce5" office:value-type="date" office:date-value="2023-03-21" calcext:value-type="date">
            <text:p>Mar 21 2023</text:p>
          </table:table-cell>
          <table:table-cell table:style-name="ce6"/>
          <table:table-cell table:style-name="ce4" office:value-type="string" calcext:value-type="string">
            <text:p>07m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x.com/i/spaces/1ZkKzXOYgZwJv" xlink:type="simple">https://x.com/i/spaces/1ZkKzXOYgZwJv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BdGYyWqLAQGX/testing-testing-123" xlink:type="simple">Testing testing 123 
 -Ended: Mar 21 2023 - Duration: 02m</text:a></text:p>
          </table:table-cell>
          <table:table-cell table:style-name="ce4" office:value-type="string" calcext:value-type="string">
            <text:p>Testing testing 123</text:p>
          </table:table-cell>
          <table:table-cell table:style-name="ce5" office:value-type="date" office:date-value="2023-03-21" calcext:value-type="date">
            <text:p>Mar 21 2023</text:p>
          </table:table-cell>
          <table:table-cell table:style-name="ce6"/>
          <table:table-cell table:style-name="ce4" office:value-type="string" calcext:value-type="string">
            <text:p>02m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x.com/i/spaces/1BdGYyWqLAQGX" xlink:type="simple">https://x.com/i/spaces/1BdGYyWqLAQG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nAJEpvWBNAGL/bandaweb3-con-at-guillaumemcfly-me-pago-mtgox" xlink:type="simple">BandaWeb3 con @guillaumemcfly - me pagó MtGox 
 -Ended: Jul 25 2024 - Duration: 1h 15m</text:a></text:p>
          </table:table-cell>
          <table:table-cell table:style-name="ce4" office:value-type="string" calcext:value-type="string">
            <text:p>BandaWeb3 con @guillaumemcfly - me pagó MtGox</text:p>
          </table:table-cell>
          <table:table-cell table:style-name="ce5" office:value-type="date" office:date-value="2024-07-25" calcext:value-type="date">
            <text:p>Jul 25 2024</text:p>
          </table:table-cell>
          <table:table-cell table:style-name="ce6"/>
          <table:table-cell table:style-name="ce4" office:value-type="string" calcext:value-type="string">
            <text:p>1h 15m</text:p>
          </table:table-cell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<text:a xlink:href="https://x.com/i/spaces/1nAJEpvWBNAGL" xlink:type="simple">https://x.com/i/spaces/1nAJEpvWBNAGL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nAKEanZYlAKL/bw3-apps-web2-xrc20-2-at-arbitrum-wen-jup" xlink:type="simple">BW3 - Apps Web2, XRC20 🌉 2️⃣ @Arbitrum, $WEN, $JUP 
 -Ended: Jan 30 2024 - Speakers: 6 - Duration: 1h 49m</text:a></text:p>
          </table:table-cell>
          <table:table-cell table:style-name="ce4" office:value-type="string" calcext:value-type="string">
            <text:p>BW3 - Apps Web2, XRC20 🌉 2️⃣ @Arbitrum, $WEN, $JUP</text:p>
          </table:table-cell>
          <table:table-cell table:style-name="ce5" office:value-type="date" office:date-value="2024-01-30" calcext:value-type="date">
            <text:p>Jan 30 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49m</text:p>
          </table:table-cell>
          <table:table-cell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<text:a xlink:href="https://x.com/i/spaces/1nAKEanZYlAKL" xlink:type="simple">https://x.com/i/spaces/1nAKEanZYlAKL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PKqbnjljQGb/la-abogada-la-economista-y-el-inge-la-historia-del-dinerohalving" xlink:type="simple">La abogada, la economista y el inge - la historia del dinero/halving 
 -Ended: Apr 18 2024 - Duration: 00m</text:a></text:p>
          </table:table-cell>
          <table:table-cell table:style-name="ce4" office:value-type="string" calcext:value-type="string">
            <text:p>La abogada, la economista y el inge - la historia del dinero/halving</text:p>
          </table:table-cell>
          <table:table-cell table:style-name="ce5" office:value-type="date" office:date-value="2024-04-18" calcext:value-type="date">
            <text:p>Apr 18 2024</text:p>
          </table:table-cell>
          <table:table-cell table:style-name="ce6"/>
          <table:table-cell table:style-name="ce4" office:value-type="string" calcext:value-type="string">
            <text:p>00m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x.com/i/spaces/1lPKqbnjljQGb" xlink:type="simple">https://x.com/i/spaces/1lPKqbnjljQG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zqKVqrnLLpxB/banda-web3-at-unlocksummit-io-2da-edicion-2024-24-25-mayo-puebla" xlink:type="simple">banda web3 - @unlocksummit_io 2da edición 2024 24-25 mayo puebla 
 -Ended: Apr 15 2024 - Duration: 00m</text:a></text:p>
          </table:table-cell>
          <table:table-cell table:style-name="ce4" office:value-type="string" calcext:value-type="string">
            <text:p>Banda web3 - taller para devs web3 en mty con @leemarreros</text:p>
          </table:table-cell>
          <table:table-cell table:style-name="ce5" office:value-type="date" office:date-value="2024-02-29" calcext:value-type="date">
            <text:p>Feb 29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24m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x.com/i/spaces/1zqKVqrnLLpxB" xlink:type="simple">https://x.com/i/spaces/1zqKVqrnLLpx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pJdkXPLyNGW/la-abogada-y-el-ingeniero-violencia-digital" xlink:type="simple">La abogada y el ingeniero- Violencia digital 
 -Ended: Mar 21 2024 - Speakers: 8 - Duration: 2h 07m</text:a></text:p>
          </table:table-cell>
          <table:table-cell table:style-name="ce4" office:value-type="string" calcext:value-type="string">
            <text:p>BandaWeb3 - crudeando post #GlobalPizzaParty</text:p>
          </table:table-cell>
          <table:table-cell table:style-name="ce7" office:value-type="date" office:date-value="2024-05-23" calcext:value-type="date">
            <text:p>May 23 202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1h 54m</text:p>
          </table:table-cell>
          <table:table-cell table:style-name="ce1" office:value-type="float" office:value="202" calcext:value-type="float">
            <text:p>202</text:p>
          </table:table-cell>
          <table:table-cell table:style-name="ce3" office:value-type="string" calcext:value-type="string">
            <text:p><text:a xlink:href="https://x.com/i/spaces/1ypJdkXPLyNGW" xlink:type="simple">https://x.com/i/spaces/1ypJdkXPLyNG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nxeAPBjqZxX/bandaweb3-003-at-sandym-c" xlink:type="simple">BandaWeb3 - 003 @sandym_c 
 -Ended: Sep 10 2024 - Speakers: 9 - Duration: 1h 50m</text:a></text:p>
          </table:table-cell>
          <table:table-cell table:style-name="ce4" office:value-type="string" calcext:value-type="string">
            <text:p>BandaWeb3 - Verborrea con mexi.wtf parte 2</text:p>
          </table:table-cell>
          <table:table-cell table:style-name="ce5" office:value-type="date" office:date-value="2024-08-13" calcext:value-type="date">
            <text:p>Aug 13 2024</text:p>
          </table:table-cell>
          <table:table-cell table:style-name="ce6"/>
          <table:table-cell table:style-name="ce4" office:value-type="string" calcext:value-type="string">
            <text:p>45m</text:p>
          </table:table-cell>
          <table:table-cell table:style-name="ce1" office:value-type="float" office:value="125" calcext:value-type="float">
            <text:p>125</text:p>
          </table:table-cell>
          <table:table-cell table:style-name="ce3" office:value-type="string" calcext:value-type="string">
            <text:p><text:a xlink:href="https://x.com/i/spaces/1mnxeAPBjqZxX" xlink:type="simple">https://x.com/i/spaces/1mnxeAPBjqZx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BRJjPLOrrNKw/banda-web3-nftnyc-2024" xlink:type="simple">banda web3 - nftnyc 2024 
 -Ended: Apr 9 2024 - Speakers: 6 - Duration: 1h 55m</text:a></text:p>
          </table:table-cell>
          <table:table-cell table:style-name="ce4" office:value-type="string" calcext:value-type="string">
            <text:p>banda web3 - nftnyc 2024</text:p>
          </table:table-cell>
          <table:table-cell table:style-name="ce5" office:value-type="date" office:date-value="2024-04-09" calcext:value-type="date">
            <text:p>Apr 9 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55m</text:p>
          </table:table-cell>
          <table:table-cell table:style-name="ce1" office:value-type="float" office:value="158" calcext:value-type="float">
            <text:p>158</text:p>
          </table:table-cell>
          <table:table-cell table:style-name="ce3" office:value-type="string" calcext:value-type="string">
            <text:p><text:a xlink:href="https://x.com/i/spaces/1BRJjPLOrrNKw" xlink:type="simple">https://x.com/i/spaces/1BRJjPLOrrNK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nxeAPBjqZxX/bandaweb3-003-at-sandym-c" xlink:type="simple">BandaWeb3 - 003 @sandym_c 
 -Ended: Sep 10 2024 - Speakers: 9 - Duration: 1h 50m</text:a></text:p>
          </table:table-cell>
          <table:table-cell table:style-name="ce4" office:value-type="string" calcext:value-type="string">
            <text:p>BandaWeb3 - 003 @sandym_c</text:p>
          </table:table-cell>
          <table:table-cell table:style-name="ce5" office:value-type="date" office:date-value="2024-09-10" calcext:value-type="date">
            <text:p>Sep 10 202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50m</text:p>
          </table:table-cell>
          <table:table-cell table:style-name="ce1" office:value-type="float" office:value="125" calcext:value-type="float">
            <text:p>125</text:p>
          </table:table-cell>
          <table:table-cell table:style-name="ce3" office:value-type="string" calcext:value-type="string">
            <text:p><text:a xlink:href="https://x.com/i/spaces/1mnxeAPBjqZxX" xlink:type="simple">https://x.com/i/spaces/1mnxeAPBjqZx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rmxPMMMDbQKN/bandaweb3-onchain-summer-buildathon-en-at-base" xlink:type="simple">BandaWeb3 - Onchain Summer Buildathon en @base 
 -Ended: Jun 20 2024 - Speakers: 5 - Duration: 1h 08m</text:a></text:p>
          </table:table-cell>
          <table:table-cell table:style-name="ce4" office:value-type="string" calcext:value-type="string">
            <text:p>BandaWeb3 - Onchain Summer Buildathon en @base</text:p>
          </table:table-cell>
          <table:table-cell table:style-name="ce5" office:value-type="date" office:date-value="2024-06-20" calcext:value-type="date">
            <text:p>Jun 20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08m</text:p>
          </table:table-cell>
          <table:table-cell table:style-name="ce1" office:value-type="float" office:value="91" calcext:value-type="float">
            <text:p>91</text:p>
          </table:table-cell>
          <table:table-cell table:style-name="ce3" office:value-type="string" calcext:value-type="string">
            <text:p><text:a xlink:href="https://x.com/i/spaces/1rmxPMMMDbQKN" xlink:type="simple">https://x.com/i/spaces/1rmxPMMMDbQKN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rmxPMoNvwnKN/bandaweb3-at-bitcoinweekio-en-monterrey" xlink:type="simple">BandaWeb3 - @BitcoinWeekio en Monterrey 
 -Ended: Jun 25 2024 - Duration: 00m</text:a></text:p>
          </table:table-cell>
          <table:table-cell table:style-name="ce4" office:value-type="string" calcext:value-type="string">
            <text:p>BandaWeb3 - @BitcoinWeekio en Monterrey</text:p>
          </table:table-cell>
          <table:table-cell table:style-name="ce5" office:value-type="date" office:date-value="2024-06-25" calcext:value-type="date">
            <text:p>Jun 25 2024</text:p>
          </table:table-cell>
          <table:table-cell table:style-name="ce6"/>
          <table:table-cell table:style-name="ce4" office:value-type="string" calcext:value-type="string">
            <text:p>00m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x.com/i/spaces/1rmxPMoNvwnKN" xlink:type="simple">https://x.com/i/spaces/1rmxPMoNvwnKN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nKOyqXALOJR/bandaweb3-crudeando-post-globalpizzaparty" xlink:type="simple">BandaWeb3 - crudeando post #GlobalPizzaParty 
 -Ended: May 23 2024 - Speakers: 13 - Duration: 1h 54m</text:a></text:p>
          </table:table-cell>
          <table:table-cell table:style-name="ce4" office:value-type="string" calcext:value-type="string">
            <text:p>BandaWeb3 - crudeando post #GlobalPizzaParty</text:p>
          </table:table-cell>
          <table:table-cell table:style-name="ce7" office:value-type="date" office:date-value="2024-05-23" calcext:value-type="date">
            <text:p>May 23 202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1h 54m</text:p>
          </table:table-cell>
          <table:table-cell table:style-name="ce1" office:value-type="float" office:value="179" calcext:value-type="float">
            <text:p>179</text:p>
          </table:table-cell>
          <table:table-cell table:style-name="ce3" office:value-type="string" calcext:value-type="string">
            <text:p><text:a xlink:href="https://x.com/i/spaces/1ynKOyqXALOJR" xlink:type="simple">https://x.com/i/spaces/1ynKOyqXALOJR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vOGwjAqLRgKB/banda-web3-la-historia-del-dinero-bitcoin-halving" xlink:type="simple">banda web3 - la historia del dinero, bitcoin, halving 
 -Ended: Apr 18 2024 - Speakers: 2 - Duration: 1h 18m</text:a></text:p>
          </table:table-cell>
          <table:table-cell table:style-name="ce4" office:value-type="string" calcext:value-type="string">
            <text:p>banda web3 - la historia del dinero, bitcoin, halving</text:p>
          </table:table-cell>
          <table:table-cell table:style-name="ce5" office:value-type="date" office:date-value="2024-04-18" calcext:value-type="date">
            <text:p>Apr 18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18m</text:p>
          </table:table-cell>
          <table:table-cell table:style-name="ce1" office:value-type="float" office:value="77" calcext:value-type="float">
            <text:p>77</text:p>
          </table:table-cell>
          <table:table-cell table:style-name="ce3" office:value-type="string" calcext:value-type="string">
            <text:p><text:a xlink:href="https://x.com/i/spaces/1vOGwjAqLRgKB" xlink:type="simple">https://x.com/i/spaces/1vOGwjAqLRgK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vOxwjvgbbDJB/banda-web3-becas-austin-gitcoin-retropgf-nfts-palnorte" xlink:type="simple">banda web3 - becas austin, gitcoin retropgf,palnorte 
 -Ended: Mar 28 2024 - Speakers: 3 - Duration: 1h 21m</text:a></text:p>
          </table:table-cell>
          <table:table-cell table:style-name="ce4" office:value-type="string" calcext:value-type="string">
            <text:p>banda web3 - becas austin, gitcoin retropgf,palnorte</text:p>
          </table:table-cell>
          <table:table-cell table:style-name="ce5" office:value-type="date" office:date-value="2024-03-28" calcext:value-type="date">
            <text:p>Mar 28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21m</text:p>
          </table:table-cell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<text:a xlink:href="https://x.com/i/spaces/1vOxwjvgbbDJB" xlink:type="simple">https://x.com/i/spaces/1vOxwjvgbbDJ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oKMwjwzlYJQ/banda-web3-solana-con-at-brazilliancare-at-superteammx" xlink:type="simple">banda web3 - solana con @brazilliancare @superteammx 
 -Ended: May 2 2024 - Speakers: 2 - Duration: 1h 18m</text:a></text:p>
          </table:table-cell>
          <table:table-cell table:style-name="ce4" office:value-type="string" calcext:value-type="string">
            <text:p>banda web3 - solana con @brazilliancare @superteammx</text:p>
          </table:table-cell>
          <table:table-cell table:style-name="ce7" office:value-type="date" office:date-value="2024-05-02" calcext:value-type="date">
            <text:p>May 2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18m</text:p>
          </table:table-cell>
          <table:table-cell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<text:a xlink:href="https://x.com/i/spaces/1yoKMwjwzlYJQ" xlink:type="simple">https://x.com/i/spaces/1yoKMwjwzlYJ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oKMwadpAoJQ/bandaweb3-exhibiciones-irl-tokyosolidmexico2" xlink:type="simple">BandaWeb3 - Exhibiciones IRL: TokyoSolidMexico2 
 -Ended: May 16 2024 - Duration: 00m</text:a></text:p>
          </table:table-cell>
          <table:table-cell table:style-name="ce4" office:value-type="string" calcext:value-type="string">
            <text:p>BandaWeb3 - Exhibiciones IRL: TokyoSolidMexico2</text:p>
          </table:table-cell>
          <table:table-cell table:style-name="ce7" office:value-type="date" office:date-value="2024-05-16" calcext:value-type="date">
            <text:p>May 16 2024</text:p>
          </table:table-cell>
          <table:table-cell table:style-name="ce6"/>
          <table:table-cell table:style-name="ce4" office:value-type="string" calcext:value-type="string">
            <text:p>00m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x.com/i/spaces/1yoKMwadpAoJQ" xlink:type="simple">https://x.com/i/spaces/1yoKMwadpAoJ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vOxwrpvWNDJB/bandaweb3-005-at-haycarlitos" xlink:type="simple">BandaWeb3 #005 @haycarlitos 
 -Ended: Oct 1 2024 - Speakers: 2 - Duration: 1h 29m</text:a></text:p>
          </table:table-cell>
          <table:table-cell table:style-name="ce4" office:value-type="string" calcext:value-type="string">
            <text:p>BandaWeb3 #005 @haycarlitos</text:p>
          </table:table-cell>
          <table:table-cell table:style-name="ce5" office:value-type="date" office:date-value="2024-10-01" calcext:value-type="date">
            <text:p>Oct 1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29m</text:p>
          </table:table-cell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<text:a xlink:href="https://x.com/i/spaces/1vOxwrpvWNDJB" xlink:type="simple">https://x.com/i/spaces/1vOxwrpvWNDJ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NGaZnAqlnJj/banda-web3-taller-para-devs-web3-en-mty-con-at-leemarreros" xlink:type="simple">banda web3 - taller para devs web3 en mty con @leemarreros 
 -Ended: Feb 29 2024 - Speakers: 5 - Duration: 1h 24m</text:a></text:p>
          </table:table-cell>
          <table:table-cell table:style-name="ce4" office:value-type="string" calcext:value-type="string">
            <text:p>banda web3 - taller para devs web3 en mty con @leemarreros</text:p>
          </table:table-cell>
          <table:table-cell table:style-name="ce5" office:value-type="date" office:date-value="2024-02-29" calcext:value-type="date">
            <text:p>Feb 29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24m</text:p>
          </table:table-cell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<text:a xlink:href="https://x.com/i/spaces/1yNGaZnAqlnJj" xlink:type="simple">https://x.com/i/spaces/1yNGaZnAqlnJj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NxaZnjErvKj/banda-web3-los-correos-de-satoshi-con-at-das-grasshopper" xlink:type="simple">banda web3 - los correos de satoshi con @das_grasshopper 
 -Ended: Feb 27 2024 - Speakers: 2 - Duration: 1h 19m</text:a></text:p>
          </table:table-cell>
          <table:table-cell table:style-name="ce4" office:value-type="string" calcext:value-type="string">
            <text:p>banda web3 - los correos de satoshi con @das_grasshopper</text:p>
          </table:table-cell>
          <table:table-cell table:style-name="ce5" office:value-type="date" office:date-value="2024-02-27" calcext:value-type="date">
            <text:p>Feb 27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19m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string" calcext:value-type="string">
            <text:p><text:a xlink:href="https://x.com/i/spaces/1yNxaZnjErvKj" xlink:type="simple">https://x.com/i/spaces/1yNxaZnjErvKj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nJOyWRBXqKR/banda-web3-reset-del-token-de-gobernanza-de-at-meta-pool" xlink:type="simple">banda web3 - reset del token de gobernanza de @meta_pool 
 -Ended: Mar 26 2024 - Speakers: 7 - Duration: 1h 47m</text:a></text:p>
          </table:table-cell>
          <table:table-cell table:style-name="ce4" office:value-type="string" calcext:value-type="string">
            <text:p>banda web3 - reset del token de gobernanza de @meta_pool</text:p>
          </table:table-cell>
          <table:table-cell table:style-name="ce5" office:value-type="date" office:date-value="2024-03-26" calcext:value-type="date">
            <text:p>Mar 26 202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7m</text:p>
          </table:table-cell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<text:a xlink:href="https://x.com/i/spaces/1ynJOyWRBXqKR" xlink:type="simple">https://x.com/i/spaces/1ynJOyWRBXqKR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oKMwPPdyOJQ/bandaweb3-transparencia-en-web3" xlink:type="simple">BandaWeb3 - Transparencia en Web3 
 -Ended: Jul 9 2024 - Speakers: 18 - Duration: 2h 36m</text:a></text:p>
          </table:table-cell>
          <table:table-cell table:style-name="ce4" office:value-type="string" calcext:value-type="string">
            <text:p>BandaWeb3 - Transparencia en Web3</text:p>
          </table:table-cell>
          <table:table-cell table:style-name="ce5" office:value-type="date" office:date-value="2024-07-09" calcext:value-type="date">
            <text:p>Jul 9 20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h 36m</text:p>
          </table:table-cell>
          <table:table-cell table:style-name="ce1" office:value-type="float" office:value="405" calcext:value-type="float">
            <text:p>405</text:p>
          </table:table-cell>
          <table:table-cell table:style-name="ce3" office:value-type="string" calcext:value-type="string">
            <text:p><text:a xlink:href="https://x.com/i/spaces/1yoKMwPPdyOJQ" xlink:type="simple">https://x.com/i/spaces/1yoKMwPPdyOJ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oJMwDmRRRKQ/la-abogada-y-el-inge-at-gitcoin-ronda-de-comunidades-latam" xlink:type="simple">la abogada y el inge - @gitcoin ronda de comunidades latam 
 -Ended: Mar 7 2024 - Speakers: 7 - Duration: 1h 49m</text:a></text:p>
          </table:table-cell>
          <table:table-cell table:style-name="ce4" office:value-type="string" calcext:value-type="string">
            <text:p>la abogada y el inge - @gitcoin ronda de comunidades latam</text:p>
          </table:table-cell>
          <table:table-cell table:style-name="ce5" office:value-type="date" office:date-value="2024-03-07" calcext:value-type="date">
            <text:p>Mar 7 202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9m</text:p>
          </table:table-cell>
          <table:table-cell table:style-name="ce1" office:value-type="float" office:value="102" calcext:value-type="float">
            <text:p>102</text:p>
          </table:table-cell>
          <table:table-cell table:style-name="ce3" office:value-type="string" calcext:value-type="string">
            <text:p><text:a xlink:href="https://x.com/i/spaces/1yoJMwDmRRRKQ" xlink:type="simple">https://x.com/i/spaces/1yoJMwDmRRRK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PlKQDmZoWdxE/bandaweb3-hackathon-camara-de-diputados-at-research-kairos" xlink:type="simple">BandaWeb3 - Hackathon Cámara de Diputados @Research_Kairos 
 -Ended: May 21 2024 - Speakers: 11 - Duration: 1h 47m</text:a></text:p>
          </table:table-cell>
          <table:table-cell table:style-name="ce4" office:value-type="string" calcext:value-type="string">
            <text:p>BandaWeb3 - Hackathon Cámara de Diputados @Research_Kairos</text:p>
          </table:table-cell>
          <table:table-cell table:style-name="ce7" office:value-type="date" office:date-value="2024-05-21" calcext:value-type="date">
            <text:p>May 21 202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47m</text:p>
          </table:table-cell>
          <table:table-cell table:style-name="ce1" office:value-type="float" office:value="146" calcext:value-type="float">
            <text:p>146</text:p>
          </table:table-cell>
          <table:table-cell table:style-name="ce3" office:value-type="string" calcext:value-type="string">
            <text:p><text:a xlink:href="https://x.com/i/spaces/1PlKQDmZoWdxE" xlink:type="simple">https://x.com/i/spaces/1PlKQDmZoWdxE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BRJjwWpMeoxw/bandaweb3-010-at-andreweb3-btc" xlink:type="simple">BandaWeb3 #010 @andreweb3_btc 
 -Ended: Nov 5 2024 - Duration: 1h 29m</text:a></text:p>
          </table:table-cell>
          <table:table-cell table:style-name="ce4" office:value-type="string" calcext:value-type="string">
            <text:p>BandaWeb3 #010 @andreweb3_btc</text:p>
          </table:table-cell>
          <table:table-cell table:style-name="ce5" office:value-type="date" office:date-value="2024-11-05" calcext:value-type="date">
            <text:p>Nov 5 2024</text:p>
          </table:table-cell>
          <table:table-cell table:style-name="ce6"/>
          <table:table-cell table:style-name="ce4" office:value-type="string" calcext:value-type="string">
            <text:p>1h 29m</text:p>
          </table:table-cell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<text:a xlink:href="https://x.com/i/spaces/1BRJjwWpMeoxw" xlink:type="simple">https://x.com/i/spaces/1BRJjwWpMeox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BRKjPkqaOeJw/banda-web3-taller-el-metodo-con-at-solencontraluz" xlink:type="simple">banda web3 - taller el método con @solencontraluz 
 -Ended: Feb 22 2024 - Speakers: 6 - Duration: 1h 30m</text:a></text:p>
          </table:table-cell>
          <table:table-cell table:style-name="ce4" office:value-type="string" calcext:value-type="string">
            <text:p>banda web3 - taller el método con @solencontraluz</text:p>
          </table:table-cell>
          <table:table-cell table:style-name="ce5" office:value-type="date" office:date-value="2024-02-22" calcext:value-type="date">
            <text:p>Feb 22 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30m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<text:a xlink:href="https://x.com/i/spaces/1BRKjPkqaOeJw" xlink:type="simple">https://x.com/i/spaces/1BRKjPkqaOeJ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BdGYrZZmaYJX/bandaweb3-at-venusprotocol" xlink:type="simple">BandaWeb3 - @VenusProtocol 
 -Ended: Oct 23 2024 - Speakers: 3 - Duration: 1h 33m</text:a></text:p>
          </table:table-cell>
          <table:table-cell table:style-name="ce4" office:value-type="string" calcext:value-type="string">
            <text:p>BandaWeb3 - @VenusProtocol</text:p>
          </table:table-cell>
          <table:table-cell table:style-name="ce5" office:value-type="date" office:date-value="2024-10-23" calcext:value-type="date">
            <text:p>Oct 23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33m</text:p>
          </table:table-cell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<text:a xlink:href="https://x.com/i/spaces/1BdGYrZZmaYJX" xlink:type="simple">https://x.com/i/spaces/1BdGYrZZmaYJ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XGyjjrLdLJM/bandaweb3-at-bitcoinweekio-en-mty-26-y-27-de-junio" xlink:type="simple">BandaWeb3 - @BitcoinWeekio en Mty (26 y 27 de Junio) 
 -Ended: Jun 18 2024 - Speakers: 7 - Duration: 1h 11m</text:a></text:p>
          </table:table-cell>
          <table:table-cell table:style-name="ce4" office:value-type="string" calcext:value-type="string">
            <text:p>BandaWeb3 - @BitcoinWeekio en Mty (26 y 27 de Junio)</text:p>
          </table:table-cell>
          <table:table-cell table:style-name="ce5" office:value-type="date" office:date-value="2024-06-18" calcext:value-type="date">
            <text:p>Jun 18 202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11m</text:p>
          </table:table-cell>
          <table:table-cell table:style-name="ce1" office:value-type="float" office:value="147" calcext:value-type="float">
            <text:p>147</text:p>
          </table:table-cell>
          <table:table-cell table:style-name="ce3" office:value-type="string" calcext:value-type="string">
            <text:p><text:a xlink:href="https://x.com/i/spaces/1DXGyjjrLdLJM" xlink:type="simple">https://x.com/i/spaces/1DXGyjjrLdLJM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yGBnlWbEaGN/banda-web3-eventos-at-nounsmx-at-musica-w3-at-nerdconf-ar" xlink:type="simple">banda web3 - eventos @nounsmx @musica_w3 @nerdconf_ar 
 -Ended: Feb 13 2024 - Speakers: 10 - Duration: 2h 41m</text:a></text:p>
          </table:table-cell>
          <table:table-cell table:style-name="ce4" office:value-type="string" calcext:value-type="string">
            <text:p>banda web3 - eventos @nounsmx @musica_w3 @nerdconf_ar</text:p>
          </table:table-cell>
          <table:table-cell table:style-name="ce5" office:value-type="date" office:date-value="2024-02-13" calcext:value-type="date">
            <text:p>Feb 13 202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41m</text:p>
          </table:table-cell>
          <table:table-cell table:style-name="ce1" office:value-type="float" office:value="210" calcext:value-type="float">
            <text:p>210</text:p>
          </table:table-cell>
          <table:table-cell table:style-name="ce3" office:value-type="string" calcext:value-type="string">
            <text:p><text:a xlink:href="https://x.com/i/spaces/1LyGBnlWbEaGN" xlink:type="simple">https://x.com/i/spaces/1LyGBnlWbEaGN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yxBnrmrlaxN/banda-web3-estado-del-ecosistema-web3-2017-2024" xlink:type="simple">banda web3 - estado del ecosistema web3 (2017-2024) 
 -Ended: Apr 16 2024 - Duration: 01m</text:a></text:p>
          </table:table-cell>
          <table:table-cell table:style-name="ce4" office:value-type="string" calcext:value-type="string">
            <text:p>banda web3 - estado del ecosistema web3 (2017-2024)</text:p>
          </table:table-cell>
          <table:table-cell table:style-name="ce5" office:value-type="date" office:date-value="2024-04-16" calcext:value-type="date">
            <text:p>Apr 16 2024</text:p>
          </table:table-cell>
          <table:table-cell table:style-name="ce6"/>
          <table:table-cell table:style-name="ce4" office:value-type="string" calcext:value-type="string">
            <text:p>01m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x.com/i/spaces/1LyxBnrmrlaxN" xlink:type="simple">https://x.com/i/spaces/1LyxBnrmrlaxN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YGNodVrmzJw/banda-web3-at-thebafnetwork-becadxs-para-at-consensus2024" xlink:type="simple">banda web3 - @thebafnetwork becadxs para @consensus2024 
 -Ended: May 9 2024 - Speakers: 11 - Duration: 1h 23m</text:a></text:p>
          </table:table-cell>
          <table:table-cell table:style-name="ce4" office:value-type="string" calcext:value-type="string">
            <text:p>banda web3 - @thebafnetwork becadxs para @consensus2024</text:p>
          </table:table-cell>
          <table:table-cell table:style-name="ce7" office:value-type="date" office:date-value="2024-05-09" calcext:value-type="date">
            <text:p>May 9 202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23m</text:p>
          </table:table-cell>
          <table:table-cell table:style-name="ce1" office:value-type="float" office:value="122" calcext:value-type="float">
            <text:p>122</text:p>
          </table:table-cell>
          <table:table-cell table:style-name="ce3" office:value-type="string" calcext:value-type="string">
            <text:p><text:a xlink:href="https://x.com/i/spaces/1MYGNodVrmzJw" xlink:type="simple">https://x.com/i/spaces/1MYGNodVrmzJ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YxNogDdXRKw/bandaweb3-at-lazonatres-certificaciones-en-aptos" xlink:type="simple">BandaWeb3 - @lazonatres Certificaciones en Aptos 
 -Ended: Jun 11 2024 - Speakers: 3 - Duration: 1h 46m</text:a></text:p>
          </table:table-cell>
          <table:table-cell table:style-name="ce4" office:value-type="string" calcext:value-type="string">
            <text:p>BandaWeb3 - @lazonatres Certificaciones en Aptos</text:p>
          </table:table-cell>
          <table:table-cell table:style-name="ce5" office:value-type="date" office:date-value="2024-06-11" calcext:value-type="date">
            <text:p>Jun 11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46m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a xlink:href="https://x.com/i/spaces/1MYxNogDdXRKw" xlink:type="simple">https://x.com/i/spaces/1MYxNogDdXRKw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nxnDraMVyGO/bandaweb3-008-at-jgonzalezferrer" xlink:type="simple">BandaWeb3 #008 @jgonzalezferrer 
 -Ended: Oct 24 2024 - Speakers: 2 - Duration: 1h 30m</text:a></text:p>
          </table:table-cell>
          <table:table-cell table:style-name="ce4" office:value-type="string" calcext:value-type="string">
            <text:p>BandaWeb3 #008 @jgonzalezferrer</text:p>
          </table:table-cell>
          <table:table-cell table:style-name="ce5" office:value-type="date" office:date-value="2024-10-24" calcext:value-type="date">
            <text:p>Oct 24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30m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<text:a xlink:href="https://x.com/i/spaces/1MnxnDraMVyGO" xlink:type="simple">https://x.com/i/spaces/1MnxnDraMVyGO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MnxnMzzjVEJO/hackathon-at-ethcincodemayo-con-at-solencontraluz" xlink:type="simple">Hackathon @ETHCincodeMayo con @solencontraluz 
 -Ended: Feb 6 2024 - Speakers: 12 - Duration: 2h 03m</text:a></text:p>
          </table:table-cell>
          <table:table-cell table:style-name="ce4" office:value-type="string" calcext:value-type="string">
            <text:p>Hackathon @ETHCincodeMayo con @solencontraluz</text:p>
          </table:table-cell>
          <table:table-cell table:style-name="ce5" office:value-type="date" office:date-value="2024-02-06" calcext:value-type="date">
            <text:p>Feb 6 20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h 03m</text:p>
          </table:table-cell>
          <table:table-cell table:style-name="ce1" office:value-type="float" office:value="152" calcext:value-type="float">
            <text:p>152</text:p>
          </table:table-cell>
          <table:table-cell table:style-name="ce3" office:value-type="string" calcext:value-type="string">
            <text:p><text:a xlink:href="https://x.com/i/spaces/1MnxnMzzjVEJO" xlink:type="simple">https://x.com/i/spaces/1MnxnMzzjVEJO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dKrjvAkqAKX/banda-web3-at-monkdoesnt-de-at-backpack-y-at-madlads" xlink:type="simple">banda web3 - @MonkDoesnt de @backpack y @madlads 
 -Ended: May 7 2024 - Duration: 00m</text:a></text:p>
          </table:table-cell>
          <table:table-cell table:style-name="ce4" office:value-type="string" calcext:value-type="string">
            <text:p>banda web3 - @MonkDoesnt de @backpack y @madlads</text:p>
          </table:table-cell>
          <table:table-cell table:style-name="ce7" office:value-type="date" office:date-value="2024-05-07" calcext:value-type="date">
            <text:p>May 7 2024</text:p>
          </table:table-cell>
          <table:table-cell table:style-name="ce6"/>
          <table:table-cell table:style-name="ce4" office:value-type="string" calcext:value-type="string">
            <text:p>00m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x.com/i/spaces/1OdKrjvAkqAKX" xlink:type="simple">https://x.com/i/spaces/1OdKrjvAkqAK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wGWYEvDYexQ/banda-web3-panorama-general-2017-2024" xlink:type="simple">banda web3 - panorama general 2017-2024 
 -Ended: Apr 16 2024 - Duration: 1h 27m</text:a></text:p>
          </table:table-cell>
          <table:table-cell table:style-name="ce4" office:value-type="string" calcext:value-type="string">
            <text:p>banda web3 - panorama general 2017-2024</text:p>
          </table:table-cell>
          <table:table-cell table:style-name="ce5" office:value-type="date" office:date-value="2024-04-16" calcext:value-type="date">
            <text:p>Apr 16 2024</text:p>
          </table:table-cell>
          <table:table-cell table:style-name="ce6"/>
          <table:table-cell table:style-name="ce4" office:value-type="string" calcext:value-type="string">
            <text:p>1h 27m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string" calcext:value-type="string">
            <text:p><text:a xlink:href="https://x.com/i/spaces/1OwGWYEvDYexQ" xlink:type="simple">https://x.com/i/spaces/1OwGWYEvDYex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wxWYrlQlpGQ/banda-web3-at-natzcalli-de-at-vadiexchange-tokenizar-empresas" xlink:type="simple">banda web3 - @natzcalli de @vadiexchange tokenizar empresas 
 -Ended: Mar 5 2024 - Speakers: 3 - Duration: 1h 31m</text:a></text:p>
          </table:table-cell>
          <table:table-cell table:style-name="ce4" office:value-type="string" calcext:value-type="string">
            <text:p>banda web3 - @natzcalli de @vadiexchange tokenizar empresas</text:p>
          </table:table-cell>
          <table:table-cell table:style-name="ce5" office:value-type="date" office:date-value="2024-03-05" calcext:value-type="date">
            <text:p>Mar 5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31m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<text:a xlink:href="https://x.com/i/spaces/1OwxWYrlQlpGQ" xlink:type="simple">https://x.com/i/spaces/1OwxWYrlQlpG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wxWYzEBpZGQ/bandaweb3-hackathon-en-at-mx-diputados-at-research-kairos" xlink:type="simple">BandaWeb3 - Hackathon en @mx_diputados @research_kairos 
 -Ended: Jun 6 2024 - Speakers: 12 - Duration: 1h 59m</text:a></text:p>
          </table:table-cell>
          <table:table-cell table:style-name="ce4" office:value-type="string" calcext:value-type="string">
            <text:p>BandaWeb3 - Hackathon en @mx_diputados @research_kairos</text:p>
          </table:table-cell>
          <table:table-cell table:style-name="ce5" office:value-type="date" office:date-value="2024-06-06" calcext:value-type="date">
            <text:p>Jun 6 20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h 59m</text:p>
          </table:table-cell>
          <table:table-cell table:style-name="ce1" office:value-type="float" office:value="245" calcext:value-type="float">
            <text:p>245</text:p>
          </table:table-cell>
          <table:table-cell table:style-name="ce3" office:value-type="string" calcext:value-type="string">
            <text:p><text:a xlink:href="https://x.com/i/spaces/1OwxWYzEBpZGQ" xlink:type="simple">https://x.com/i/spaces/1OwxWYzEBpZGQ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OyKAWezombJb/banda-web3-global-pizza-day-at-pizza-dao" xlink:type="simple">banda web3 - global pizza day @pizza_dao 
 -Ended: May 14 2024 - Speakers: 6 - Duration: 1h 08m</text:a></text:p>
          </table:table-cell>
          <table:table-cell table:style-name="ce4" office:value-type="string" calcext:value-type="string">
            <text:p>banda web3 - global pizza day @pizza_dao</text:p>
          </table:table-cell>
          <table:table-cell table:style-name="ce7" office:value-type="date" office:date-value="2024-05-14" calcext:value-type="date">
            <text:p>May 14 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08m</text:p>
          </table:table-cell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<text:a xlink:href="https://x.com/i/spaces/1OyKAWezombJb" xlink:type="simple">https://x.com/i/spaces/1OyKAWezombJ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DxLlRbwabxm/bandaweb3-009-at-vizzu11-11" xlink:type="simple">BandaWeb3 #009 @VizZu11_11 
 -Ended: Oct 29 2024 - Speakers: 2 - Duration: 1h 21m</text:a></text:p>
          </table:table-cell>
          <table:table-cell table:style-name="ce4" office:value-type="string" calcext:value-type="string">
            <text:p>BandaWeb3 #009 @VizZu11_11</text:p>
          </table:table-cell>
          <table:table-cell table:style-name="ce5" office:value-type="date" office:date-value="2024-10-29" calcext:value-type="date">
            <text:p>Oct 29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21m</text:p>
          </table:table-cell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<text:a xlink:href="https://x.com/i/spaces/1lDxLlRbwabxm" xlink:type="simple">https://x.com/i/spaces/1lDxLlRbwabxm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RDxlyDvXejKL/bandaweb3-eventos-web3-en-monterrey" xlink:type="simple">BandaWeb3 - Eventos Web3 en Monterrey 
 -Ended: Aug 22 2024 - Speakers: 10 - Duration: 1h 29m</text:a></text:p>
          </table:table-cell>
          <table:table-cell table:style-name="ce4" office:value-type="string" calcext:value-type="string">
            <text:p>BandaWeb3 - Eventos Web3 en Monterrey</text:p>
          </table:table-cell>
          <table:table-cell table:style-name="ce5" office:value-type="date" office:date-value="2024-08-22" calcext:value-type="date">
            <text:p>Aug 22 202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h 29m</text:p>
          </table:table-cell>
          <table:table-cell table:style-name="ce1" office:value-type="float" office:value="106" calcext:value-type="float">
            <text:p>106</text:p>
          </table:table-cell>
          <table:table-cell table:style-name="ce3" office:value-type="string" calcext:value-type="string">
            <text:p><text:a xlink:href="https://x.com/i/spaces/1RDxlyDvXejKL" xlink:type="simple">https://x.com/i/spaces/1RDxlyDvXejKL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pJklXMLomxj/bandaweb3-con-at-sohobiit-at-unlockprotocol-retroqf-2" xlink:type="simple">BandaWeb3 con @sohobiit - @UnlockProtocol RetroQF #2 
 -Ended: Jul 23 2024 - Speakers: 3 - Duration: 1h 33m</text:a></text:p>
          </table:table-cell>
          <table:table-cell table:style-name="ce4" office:value-type="string" calcext:value-type="string">
            <text:p>BandaWeb3 con @sohobiit - @UnlockProtocol RetroQF #2</text:p>
          </table:table-cell>
          <table:table-cell table:style-name="ce5" office:value-type="date" office:date-value="2024-07-23" calcext:value-type="date">
            <text:p>Jul 23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33m</text:p>
          </table:table-cell>
          <table:table-cell table:style-name="ce1" office:value-type="float" office:value="78" calcext:value-type="float">
            <text:p>78</text:p>
          </table:table-cell>
          <table:table-cell table:style-name="ce3" office:value-type="string" calcext:value-type="string">
            <text:p><text:a xlink:href="https://x.com/i/spaces/1YpJklXMLomxj" xlink:type="simple">https://x.com/i/spaces/1YpJklXMLomxj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YpKkwEaNXYKj/banda-web3-at-unlocksummit-io-2da-edicion-24-y-25-de-mayo-puebla" xlink:type="simple">banda web3 - @unlocksummit_io 2da edición - 24 y 25 de mayo - puebla 
 -Ended: Apr 23 2024 - Speakers: 5 - Duration: 1h 19m</text:a></text:p>
          </table:table-cell>
          <table:table-cell table:style-name="ce4" office:value-type="string" calcext:value-type="string">
            <text:p>banda web3 - @unlocksummit_io 2da edición - 24 y 25 de mayo - puebla</text:p>
          </table:table-cell>
          <table:table-cell table:style-name="ce5" office:value-type="date" office:date-value="2024-04-23" calcext:value-type="date">
            <text:p>Apr 23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19m</text:p>
          </table:table-cell>
          <table:table-cell table:style-name="ce1" office:value-type="float" office:value="96" calcext:value-type="float">
            <text:p>96</text:p>
          </table:table-cell>
          <table:table-cell table:style-name="ce3" office:value-type="string" calcext:value-type="string">
            <text:p><text:a xlink:href="https://x.com/i/spaces/1YpKkwEaNXYKj" xlink:type="simple">https://x.com/i/spaces/1YpKkwEaNXYKj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ZkKzRgLvbLKv/bandaweb3-001-at-0xkaroshow" xlink:type="simple">BandaWeb3 - #001 @0xKaroShow 
 -Ended: Aug 29 2024 - Duration: 1h 20m</text:a></text:p>
          </table:table-cell>
          <table:table-cell table:style-name="ce4" office:value-type="string" calcext:value-type="string">
            <text:p>BandaWeb3 - #001 @0xKaroShow</text:p>
          </table:table-cell>
          <table:table-cell table:style-name="ce5" office:value-type="date" office:date-value="2024-08-29" calcext:value-type="date">
            <text:p>Aug 29 2024</text:p>
          </table:table-cell>
          <table:table-cell table:style-name="ce6"/>
          <table:table-cell table:style-name="ce4" office:value-type="string" calcext:value-type="string">
            <text:p>1h 20m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<text:a xlink:href="https://x.com/i/spaces/1ZkKzRgLvbLKv" xlink:type="simple">https://x.com/i/spaces/1ZkKzRgLvbLKv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RJZEgNzeNGB/banda-web3-at-lalocripto-at-abrahamcr-de-at-bandocool" xlink:type="simple">banda web3 - @lalocripto @abrahamcr de @bandocool 
 -Ended: Apr 25 2024 - Speakers: 4 - Duration: 1h 17m</text:a></text:p>
          </table:table-cell>
          <table:table-cell table:style-name="ce4" office:value-type="string" calcext:value-type="string">
            <text:p>banda web3 - @lalocripto @abrahamcr de @bandocool</text:p>
          </table:table-cell>
          <table:table-cell table:style-name="ce5" office:value-type="date" office:date-value="2024-04-25" calcext:value-type="date">
            <text:p>Apr 25 20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17m</text:p>
          </table:table-cell>
          <table:table-cell table:style-name="ce1" office:value-type="float" office:value="94" calcext:value-type="float">
            <text:p>94</text:p>
          </table:table-cell>
          <table:table-cell table:style-name="ce3" office:value-type="string" calcext:value-type="string">
            <text:p><text:a xlink:href="https://x.com/i/spaces/1dRJZEgNzeNGB" xlink:type="simple">https://x.com/i/spaces/1dRJZEgNzeNG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RKZEOPdPQxB/banda-web3-runes-sub100k" xlink:type="simple">banda web3 - runes #Sub100k 
 -Ended: Apr 30 2024 - Speakers: 5 - Duration: 1h 03m</text:a></text:p>
          </table:table-cell>
          <table:table-cell table:style-name="ce4" office:value-type="string" calcext:value-type="string">
            <text:p>banda web3 - runes #Sub100k</text:p>
          </table:table-cell>
          <table:table-cell table:style-name="ce5" office:value-type="date" office:date-value="2024-04-30" calcext:value-type="date">
            <text:p>Apr 30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03m</text:p>
          </table:table-cell>
          <table:table-cell table:style-name="ce1" office:value-type="float" office:value="142" calcext:value-type="float">
            <text:p>142</text:p>
          </table:table-cell>
          <table:table-cell table:style-name="ce3" office:value-type="string" calcext:value-type="string">
            <text:p><text:a xlink:href="https://x.com/i/spaces/1dRKZEOPdPQxB" xlink:type="simple">https://x.com/i/spaces/1dRKZEOPdPQx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RKZEqwQYMxB/banda-web3-at-solencontraluz-el-metodo-web3-monetiza-ya" xlink:type="simple">banda web3 - @solencontraluz el metodo web3 - monetiza ya! 
 -Ended: Feb 15 2024 - Speakers: 3 - Duration: 1h 37m</text:a></text:p>
          </table:table-cell>
          <table:table-cell table:style-name="ce4" office:value-type="string" calcext:value-type="string">
            <text:p>banda web3 - @solencontraluz el metodo web3 - monetiza ya!</text:p>
          </table:table-cell>
          <table:table-cell table:style-name="ce5" office:value-type="date" office:date-value="2024-02-15" calcext:value-type="date">
            <text:p>Feb 15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37m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string" calcext:value-type="string">
            <text:p><text:a xlink:href="https://x.com/i/spaces/1dRKZEqwQYMxB" xlink:type="simple">https://x.com/i/spaces/1dRKZEqwQYMxB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jGXNPbOpExZ/bandaweb3-crudeando-despues-de-at-consensus2024" xlink:type="simple">BandaWeb3 - crudeando después de @consensus2024 
 -Ended: Jun 4 2024 - Speakers: 8 - Duration: 1h 25m</text:a></text:p>
          </table:table-cell>
          <table:table-cell table:style-name="ce4" office:value-type="string" calcext:value-type="string">
            <text:p>BandaWeb3 - crudeando después de @consensus2024</text:p>
          </table:table-cell>
          <table:table-cell table:style-name="ce5" office:value-type="date" office:date-value="2024-06-04" calcext:value-type="date">
            <text:p>Jun 4 2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25m</text:p>
          </table:table-cell>
          <table:table-cell table:style-name="ce1" office:value-type="float" office:value="98" calcext:value-type="float">
            <text:p>98</text:p>
          </table:table-cell>
          <table:table-cell table:style-name="ce3" office:value-type="string" calcext:value-type="string">
            <text:p><text:a xlink:href="https://x.com/i/spaces/1djGXNPbOpExZ" xlink:type="simple">https://x.com/i/spaces/1djGXNPbOpExZ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jGXNlODkjxZ/bandaweb3-bruncher-house-at-baselatam" xlink:type="simple">BandaWeb3 - Bruncher House @baselatam 
 -Ended: Jun 13 2024 - Speakers: 3 - Duration: 1h 37m</text:a></text:p>
          </table:table-cell>
          <table:table-cell table:style-name="ce4" office:value-type="string" calcext:value-type="string">
            <text:p>BandaWeb3 - Bruncher House @baselatam</text:p>
          </table:table-cell>
          <table:table-cell table:style-name="ce5" office:value-type="date" office:date-value="2024-06-13" calcext:value-type="date">
            <text:p>Jun 13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37m</text:p>
          </table:table-cell>
          <table:table-cell table:style-name="ce1" office:value-type="float" office:value="203" calcext:value-type="float">
            <text:p>203</text:p>
          </table:table-cell>
          <table:table-cell table:style-name="ce3" office:value-type="string" calcext:value-type="string">
            <text:p><text:a xlink:href="https://x.com/i/spaces/1djGXNlODkjxZ" xlink:type="simple">https://x.com/i/spaces/1djGXNlODkjxZ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djxXrZANyNGZ/bandaweb3-007-at-yisbelpd" xlink:type="simple">BandaWeb3 #007 @Yisbelpd 
 -Ended: Oct 22 2024 - Speakers: 2 - Duration: 1h 38m</text:a></text:p>
          </table:table-cell>
          <table:table-cell table:style-name="ce4" office:value-type="string" calcext:value-type="string">
            <text:p>BandaWeb3 #007 @Yisbelpd</text:p>
          </table:table-cell>
          <table:table-cell table:style-name="ce5" office:value-type="date" office:date-value="2024-10-22" calcext:value-type="date">
            <text:p>Oct 22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38m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<text:a xlink:href="https://x.com/i/spaces/1djxXrZANyNGZ" xlink:type="simple">https://x.com/i/spaces/1djxXrZANyNGZ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eaKbaomqaRxX/bandaweb3-verborrea-con-mexiwtf" xlink:type="simple">BandaWeb3 - Verborrea con mexi.wtf 
 -Ended: Aug 13 2024 - Duration: 14m</text:a></text:p>
          </table:table-cell>
          <table:table-cell table:style-name="ce4" office:value-type="string" calcext:value-type="string">
            <text:p>BandaWeb3 - Verborrea con mexi.wtf</text:p>
          </table:table-cell>
          <table:table-cell table:style-name="ce5" office:value-type="date" office:date-value="2024-08-13" calcext:value-type="date">
            <text:p>Aug 13 2024</text:p>
          </table:table-cell>
          <table:table-cell table:style-name="ce6"/>
          <table:table-cell table:style-name="ce4" office:value-type="string" calcext:value-type="string">
            <text:p>14m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<text:a xlink:href="https://x.com/i/spaces/1eaKbaomqaRxX" xlink:type="simple">https://x.com/i/spaces/1eaKbaomqaRxX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kvJpbZXeBQKE/bandaweb3-004-at-natzcalli" xlink:type="simple">BandaWeb3 #004 @natzcalli 
 -Ended: Sep 26 2024 - Speakers: 3 - Duration: 1h 44m</text:a></text:p>
          </table:table-cell>
          <table:table-cell table:style-name="ce4" office:value-type="string" calcext:value-type="string">
            <text:p>BandaWeb3 #004 @natzcalli</text:p>
          </table:table-cell>
          <table:table-cell table:style-name="ce5" office:value-type="date" office:date-value="2024-09-26" calcext:value-type="date">
            <text:p>Sep 26 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44m</text:p>
          </table:table-cell>
          <table:table-cell table:style-name="ce1" office:value-type="float" office:value="144" calcext:value-type="float">
            <text:p>144</text:p>
          </table:table-cell>
          <table:table-cell table:style-name="ce3" office:value-type="string" calcext:value-type="string">
            <text:p><text:a xlink:href="https://x.com/i/spaces/1kvJpbZXeBQKE" xlink:type="simple">https://x.com/i/spaces/1kvJpbZXeBQKE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kvJpbwePbwKE/bandaweb3-002-at-sohobiit" xlink:type="simple">BandaWeb3 - #002 @sohobiit 
 -Ended: Sep 5 2024 - Duration: 1h 22m</text:a></text:p>
          </table:table-cell>
          <table:table-cell table:style-name="ce4" office:value-type="string" calcext:value-type="string">
            <text:p>BandaWeb3 - #002 @sohobiit</text:p>
          </table:table-cell>
          <table:table-cell table:style-name="ce5" office:value-type="date" office:date-value="2024-09-05" calcext:value-type="date">
            <text:p>Sep 5 2024</text:p>
          </table:table-cell>
          <table:table-cell table:style-name="ce6"/>
          <table:table-cell table:style-name="ce4" office:value-type="string" calcext:value-type="string">
            <text:p>1h 22m</text:p>
          </table:table-cell>
          <table:table-cell table:style-name="ce1" office:value-type="float" office:value="280" calcext:value-type="float">
            <text:p>280</text:p>
          </table:table-cell>
          <table:table-cell table:style-name="ce3" office:value-type="string" calcext:value-type="string">
            <text:p><text:a xlink:href="https://x.com/i/spaces/1kvJpbwePbwKE" xlink:type="simple">https://x.com/i/spaces/1kvJpbwePbwKE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kvJpvMMgyLKE/bandaweb3-at-ordinalslatam-at-xverse-es-at-trygamma-30-julio-cdmx" xlink:type="simple">BandaWeb3 - @OrdinalsLATAM @Xverse_Es @trygamma 30-julio CDMX 
 -Ended: Jul 11 2024 - Speakers: 11 - Duration: 1h 36m</text:a></text:p>
          </table:table-cell>
          <table:table-cell table:style-name="ce4" office:value-type="string" calcext:value-type="string">
            <text:p>BandaWeb3 - @OrdinalsLATAM @Xverse_Es @trygamma 30-julio CDMX</text:p>
          </table:table-cell>
          <table:table-cell table:style-name="ce5" office:value-type="date" office:date-value="2024-07-11" calcext:value-type="date">
            <text:p>Jul 11 202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36m</text:p>
          </table:table-cell>
          <table:table-cell table:style-name="ce1" office:value-type="float" office:value="103" calcext:value-type="float">
            <text:p>103</text:p>
          </table:table-cell>
          <table:table-cell table:style-name="ce3" office:value-type="string" calcext:value-type="string">
            <text:p><text:a xlink:href="https://x.com/i/spaces/1kvJpvMMgyLKE" xlink:type="simple">https://x.com/i/spaces/1kvJpvMMgyLKE</text:a></text:p>
          </table:table-cell>
          <table:table-cell table:style-name="ce2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BandaWeb3</text:p>
          </table:table-cell>
          <table:table-cell table:style-name="ce3" office:value-type="string" calcext:value-type="string">
            <text:p><text:a xlink:href="https://spacesdashboard.com/space/1lDxLPAAkybxm/banda-web3-maestria-con-especializacion-en-blockchain" xlink:type="simple">banda web3 - maestría con especialización en blockchain 
 -Ended: Apr 11 2024 - Speakers: 8 - Duration: 2h 00m</text:a></text:p>
          </table:table-cell>
          <table:table-cell table:style-name="ce4" office:value-type="string" calcext:value-type="string">
            <text:p>banda web3 - maestría con especialización en blockchain</text:p>
          </table:table-cell>
          <table:table-cell table:style-name="ce5" office:value-type="date" office:date-value="2024-04-11" calcext:value-type="date">
            <text:p>Apr 11 2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h 00m</text:p>
          </table:table-cell>
          <table:table-cell table:style-name="ce1" office:value-type="float" office:value="152" calcext:value-type="float">
            <text:p>152</text:p>
          </table:table-cell>
          <table:table-cell table:style-name="ce3" office:value-type="string" calcext:value-type="string">
            <text:p><text:a xlink:href="https://x.com/i/spaces/1lDxLPAAkybxm" xlink:type="simple">https://x.com/i/spaces/1lDxLPAAkybxm</text:a></text:p>
          </table:table-cell>
          <table:table-cell table:style-name="ce2" table:number-columns-repeated="17"/>
          <table:table-cell table:number-columns-repeated="999"/>
        </table:table-row>
        <table:table-row table:style-name="ro1" table:number-rows-repeated="832">
          <table:table-cell table:style-name="ce2" table:number-columns-repeated="25"/>
          <table:table-cell table:number-columns-repeated="999"/>
        </table:table-row>
        <table:table-row table:style-name="ro2" table:number-rows-repeated="10476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1" table:default-cell-style-name="Default"/>
        <table:table-column table:style-name="co10" table:number-columns-repeated="995" table:default-cell-style-name="Default"/>
        <table:table-row table:style-name="ro1">
          <table:table-cell table:style-name="ce6" table:number-columns-repeated="29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eaKbavOLYqxX/100k-today" xlink:type="simple">100K TODAY
 - Ended: Dec 5 2024 - Speakers: 19 - Duration: 2h 33m
</text:a></text:p>
          </table:table-cell>
          <table:table-cell table:style-name="ce4" office:value-type="string" calcext:value-type="string">
            <text:p>100K TODAY</text:p>
          </table:table-cell>
          <table:table-cell table:style-name="ce5" office:value-type="date" office:date-value="2024-12-05" calcext:value-type="date">
            <text:p>Dec 5 202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h 33m</text:p>
          </table:table-cell>
          <table:table-cell table:style-name="ce10" office:value-type="float" office:value="327" calcext:value-type="float">
            <text:p>327</text:p>
          </table:table-cell>
          <table:table-cell table:style-name="ce9" office:value-type="string" calcext:value-type="string">
            <text:p><text:a xlink:href="https://x.com/i/spaces/1eaKbavOLYqxX" xlink:type="simple">PLAY</text:a></text:p>
          </table:table-cell>
          <table:table-cell table:style-name="ce9" office:value-type="string" calcext:value-type="string">
            <text:p><text:a xlink:href="https://x.com/i/spaces/1eaKbavOLYqxX" xlink:type="simple">https://x.com/i/spaces/1eaKbavOLYqx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PJqbljglWxb/banda-web3-icp-hub-latam-fomentando-la-educacion-con-icp" xlink:type="simple">Banda Web3 - ICP Hub Latam, fomentando la educación con ICP
 - Ended: Jan 23 2024 - Speakers: 4 - Duration: 1h 14m
</text:a></text:p>
          </table:table-cell>
          <table:table-cell table:style-name="ce4" office:value-type="string" calcext:value-type="string">
            <text:p>Banda Web3 - ICP Hub Latam, fomentando la educación con ICP</text:p>
          </table:table-cell>
          <table:table-cell table:style-name="ce5" office:value-type="date" office:date-value="2024-01-23" calcext:value-type="date">
            <text:p>Jan 23 20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14m</text:p>
          </table:table-cell>
          <table:table-cell table:style-name="ce10" office:value-type="float" office:value="90" calcext:value-type="float">
            <text:p>90</text:p>
          </table:table-cell>
          <table:table-cell table:style-name="ce9" office:value-type="string" calcext:value-type="string">
            <text:p><text:a xlink:href="https://x.com/i/spaces/1lPJqbljglWxb" xlink:type="simple">REPLAY</text:a></text:p>
          </table:table-cell>
          <table:table-cell table:style-name="ce9" office:value-type="string" calcext:value-type="string">
            <text:p><text:a xlink:href="https://x.com/i/spaces/1lPJqbljglWxb" xlink:type="simple">https://x.com/i/spaces/1lPJqbljglWx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nmXnzWxN/xrc20-solscriptions-ethscriptions-todo-el-alpha" xlink:type="simple">XRC20 - Solscriptions - Ethscriptions - Todo el Alpha
 - Ended: Dec 27 2023 - Speakers: 17 - Duration: 2h 35m
</text:a></text:p>
          </table:table-cell>
          <table:table-cell table:style-name="ce4" office:value-type="string" calcext:value-type="string">
            <text:p>XRC20 - Solscriptions - Ethscriptions - Todo el Alpha</text:p>
          </table:table-cell>
          <table:table-cell table:style-name="ce5" office:value-type="date" office:date-value="2023-12-27" calcext:value-type="date">
            <text:p>Dec 27 202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h 35m</text:p>
          </table:table-cell>
          <table:table-cell table:style-name="ce10" office:value-type="float" office:value="268" calcext:value-type="float">
            <text:p>268</text:p>
          </table:table-cell>
          <table:table-cell table:style-name="ce9" office:value-type="string" calcext:value-type="string">
            <text:p><text:a xlink:href="https://x.com/i/spaces/1LyxBnmXnzWxN" xlink:type="simple">REPLAY</text:a></text:p>
          </table:table-cell>
          <table:table-cell table:style-name="ce9" office:value-type="string" calcext:value-type="string">
            <text:p><text:a xlink:href="https://x.com/i/spaces/1LyxBnmXnzWxN" xlink:type="simple">https://x.com/i/spaces/1LyxBnmXnzWx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jWdZvDJB/xrc20-mexi" xlink:type="simple">XRC20 $MEXI
 - Ended: Dec 27 2023 - Speakers: 9 - Duration: 45m
</text:a></text:p>
          </table:table-cell>
          <table:table-cell table:style-name="ce4" office:value-type="string" calcext:value-type="string">
            <text:p>XRC20 $MEXI</text:p>
          </table:table-cell>
          <table:table-cell table:style-name="ce5" office:value-type="date" office:date-value="2023-12-27" calcext:value-type="date">
            <text:p>Dec 27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45m</text:p>
          </table:table-cell>
          <table:table-cell table:style-name="ce10" office:value-type="float" office:value="88" calcext:value-type="float">
            <text:p>88</text:p>
          </table:table-cell>
          <table:table-cell table:style-name="ce9" office:value-type="string" calcext:value-type="string">
            <text:p><text:a xlink:href="https://x.com/i/spaces/1vOxwjWdZvDJB" xlink:type="simple">REPLAY</text:a></text:p>
          </table:table-cell>
          <table:table-cell table:style-name="ce9" office:value-type="string" calcext:value-type="string">
            <text:p><text:a xlink:href="https://x.com/i/spaces/1vOxwjWdZvDJB" xlink:type="simple">https://x.com/i/spaces/1vOxwjWdZvD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dGYyrpoyvGX/open-mic-parte-2-69-segundos-para-shillear-lo-que-sea" xlink:type="simple">Open Mic - Parte 2 - 69 segundos para shillear lo que sea
 - Ended: Jul 25 2023 - Speakers: 16 - Duration: 1h 16m
</text:a></text:p>
          </table:table-cell>
          <table:table-cell table:style-name="ce4" office:value-type="string" calcext:value-type="string">
            <text:p>Open Mic - Parte 2 - 69 segundos para shillear lo que sea</text:p>
          </table:table-cell>
          <table:table-cell table:style-name="ce5" office:value-type="date" office:date-value="2023-07-25" calcext:value-type="date">
            <text:p>Jul 25 202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h 16m</text:p>
          </table:table-cell>
          <table:table-cell table:style-name="ce10" office:value-type="float" office:value="73" calcext:value-type="float">
            <text:p>73</text:p>
          </table:table-cell>
          <table:table-cell table:style-name="ce9" office:value-type="string" calcext:value-type="string">
            <text:p><text:a xlink:href="https://x.com/i/spaces/1BdGYyrpoyvGX" xlink:type="simple">REPLAY</text:a></text:p>
          </table:table-cell>
          <table:table-cell table:style-name="ce9" office:value-type="string" calcext:value-type="string">
            <text:p><text:a xlink:href="https://x.com/i/spaces/1BdGYyrpoyvGX" xlink:type="simple">https://x.com/i/spaces/1BdGYyrpoyvG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KDoqQRQwxV/lu-jesus-y-mexi-threads-todo-lo-que-necesitas-saber-parte-2" xlink:type="simple">Lu, Jesús y Mexi - Threads, todo lo que necesitas saber Parte 2
 - Ended: Jul 6 2023 - Speakers: 9 - Duration: 1h 41m
</text:a></text:p>
          </table:table-cell>
          <table:table-cell table:style-name="ce4" office:value-type="string" calcext:value-type="string">
            <text:p>Lu, Jesús y Mexi - Threads, todo lo que necesitas saber Parte 2</text:p>
          </table:table-cell>
          <table:table-cell table:style-name="ce5" office:value-type="date" office:date-value="2023-07-06" calcext:value-type="date">
            <text:p>Jul 6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41m</text:p>
          </table:table-cell>
          <table:table-cell table:style-name="ce10" office:value-type="float" office:value="118" calcext:value-type="float">
            <text:p>118</text:p>
          </table:table-cell>
          <table:table-cell table:style-name="ce9" office:value-type="string" calcext:value-type="string">
            <text:p><text:a xlink:href="https://x.com/i/spaces/1YqKDoqQRQwxV" xlink:type="simple">REPLAY</text:a></text:p>
          </table:table-cell>
          <table:table-cell table:style-name="ce9" office:value-type="string" calcext:value-type="string">
            <text:p><text:a xlink:href="https://x.com/i/spaces/1YqKDoqQRQwxV" xlink:type="simple">https://x.com/i/spaces/1YqKDoqQRQwx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KDoBgNrkxV/la-abogada-el-economista-y-el-ingeniero-nft-show-mexico-mty" xlink:type="simple">La Abogada, el Economista y El Ingeniero - NFT Show México Mty
 - Ended: May 18 2023 - Speakers: 20 - Duration: 1h 51m
</text:a></text:p>
          </table:table-cell>
          <table:table-cell table:style-name="ce4" office:value-type="string" calcext:value-type="string">
            <text:p>La Abogada, el Economista y El Ingeniero - NFT Show México Mty</text:p>
          </table:table-cell>
          <table:table-cell table:style-name="ce5" office:value-type="date" office:date-value="2023-05-18" calcext:value-type="date">
            <text:p>May 18 20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1h 51m</text:p>
          </table:table-cell>
          <table:table-cell table:style-name="ce10" office:value-type="float" office:value="126" calcext:value-type="float">
            <text:p>126</text:p>
          </table:table-cell>
          <table:table-cell table:style-name="ce9" office:value-type="string" calcext:value-type="string">
            <text:p><text:a xlink:href="https://x.com/i/spaces/1YqKDoBgNrkxV" xlink:type="simple">REPLAY</text:a></text:p>
          </table:table-cell>
          <table:table-cell table:style-name="ce9" office:value-type="string" calcext:value-type="string">
            <text:p><text:a xlink:href="https://x.com/i/spaces/1YqKDoBgNrkxV" xlink:type="simple">https://x.com/i/spaces/1YqKDoBgNrkx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OyJAVpbMZgxb/el-pasado-y-el-futuro-de-at-mxweb3" xlink:type="simple">El pasado y el futuro de @mxweb3
 - Ended: May 12 2023 - Duration: 52m
</text:a></text:p>
          </table:table-cell>
          <table:table-cell table:style-name="ce9" office:value-type="string" calcext:value-type="string">
            <text:p><text:a xlink:href="https://x.com/mxweb3" xlink:type="simple">El pasado y el futuro de 
@mxweb3</text:a></text:p>
          </table:table-cell>
          <table:table-cell table:style-name="ce5" office:value-type="date" office:date-value="2023-05-12" calcext:value-type="date">
            <text:p>May 12 202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52m</text:p>
          </table:table-cell>
          <table:table-cell table:style-name="ce10" office:value-type="float" office:value="21" calcext:value-type="float">
            <text:p>21</text:p>
          </table:table-cell>
          <table:table-cell table:style-name="ce9" office:value-type="string" calcext:value-type="string">
            <text:p><text:a xlink:href="https://x.com/i/spaces/1OyJAVpbMZgxb" xlink:type="simple">REPLAY</text:a></text:p>
          </table:table-cell>
          <table:table-cell table:style-name="ce9" office:value-type="string" calcext:value-type="string">
            <text:p><text:a xlink:href="https://x.com/i/spaces/1OyJAVpbMZgxb" xlink:type="simple">https://x.com/i/spaces/1OyJAVpbMZgx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GaNvDpqqJj/el-gorila-el-economista-y-el-ingeniero-tulumcryptofest-eventos-mty" xlink:type="simple">El Gorila, el Economista y el Ingeniero - TulumCryptoFest/ Eventos Mty
 - Ended: May 9 2023 - Speakers: 9 - Duration: 2h 16m
</text:a></text:p>
          </table:table-cell>
          <table:table-cell table:style-name="ce4" office:value-type="string" calcext:value-type="string">
            <text:p>El Gorila, el Economista y el Ingeniero - TulumCryptoFest/ Eventos Mty</text:p>
          </table:table-cell>
          <table:table-cell table:style-name="ce5" office:value-type="date" office:date-value="2023-05-09" calcext:value-type="date">
            <text:p>May 9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16m</text:p>
          </table:table-cell>
          <table:table-cell table:style-name="ce10" office:value-type="float" office:value="104" calcext:value-type="float">
            <text:p>104</text:p>
          </table:table-cell>
          <table:table-cell table:style-name="ce9" office:value-type="string" calcext:value-type="string">
            <text:p><text:a xlink:href="https://x.com/i/spaces/1yNGaNvDpqqJj" xlink:type="simple">REPLAY</text:a></text:p>
          </table:table-cell>
          <table:table-cell table:style-name="ce9" office:value-type="string" calcext:value-type="string">
            <text:p><text:a xlink:href="https://x.com/i/spaces/1yNGaNvDpqqJj" xlink:type="simple">https://x.com/i/spaces/1yNGaNvDpqq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qKVPaZEwpJB/el-gorila-el-economista-y-el-ingeniero-tulum-crypto-fest" xlink:type="simple">El Gorila, el Economista y el Ingeniero - Tulum Crypto Fest
 - Ended: May 9 2023 - Duration: 03m
</text:a></text:p>
          </table:table-cell>
          <table:table-cell table:style-name="ce4" office:value-type="string" calcext:value-type="string">
            <text:p>El Gorila, el Economista y el Ingeniero - Tulum Crypto Fest</text:p>
          </table:table-cell>
          <table:table-cell table:style-name="ce5" office:value-type="date" office:date-value="2023-05-09" calcext:value-type="date">
            <text:p>May 9 202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3m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string" calcext:value-type="string">
            <text:p><text:a xlink:href="https://x.com/i/spaces/1zqKVPaZEwpJB" xlink:type="simple">REPLAY</text:a></text:p>
          </table:table-cell>
          <table:table-cell table:style-name="ce9" office:value-type="string" calcext:value-type="string">
            <text:p><text:a xlink:href="https://x.com/i/spaces/1zqKVPaZEwpJB" xlink:type="simple">https://x.com/i/spaces/1zqKVPaZEwp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eaKbrYwPzdKX/platicame-de-tu-proyecto" xlink:type="simple">Platicame de tu proyecto
 - Ended: Mar 4 2023 - Duration: 32m</text:a></text:p>
          </table:table-cell>
          <table:table-cell table:style-name="ce4" office:value-type="string" calcext:value-type="string">
            <text:p>Platicame de tu proyecto</text:p>
          </table:table-cell>
          <table:table-cell table:style-name="ce5" office:value-type="date" office:date-value="2023-03-04" calcext:value-type="date">
            <text:p>Mar 4 202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32m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<text:a xlink:href="https://x.com/i/spaces/1eaKbrYwPzdKX" xlink:type="simple">REPLAY</text:a></text:p>
          </table:table-cell>
          <table:table-cell table:style-name="ce9" office:value-type="string" calcext:value-type="string">
            <text:p><text:a xlink:href="https://x.com/i/spaces/1eaKbrYwPzdKX" xlink:type="simple">https://x.com/i/spaces/1eaKbrYwPzd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pJkgnjoqEJj/platicame-de-tu-proyecto" xlink:type="simple">Platicame de tu proyecto
 - Ended: Mar 4 2023 - Speakers: 9 - Duration: 28m</text:a></text:p>
          </table:table-cell>
          <table:table-cell table:style-name="ce4" office:value-type="string" calcext:value-type="string">
            <text:p>Platicame de tu proyecto</text:p>
          </table:table-cell>
          <table:table-cell table:style-name="ce5" office:value-type="date" office:date-value="2023-03-04" calcext:value-type="date">
            <text:p>Mar 4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8m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<text:a xlink:href="https://x.com/i/spaces/1YpJkgnjoqEJj" xlink:type="simple">REPLAY</text:a></text:p>
          </table:table-cell>
          <table:table-cell table:style-name="ce9" office:value-type="string" calcext:value-type="string">
            <text:p><text:a xlink:href="https://x.com/i/spaces/1YpJkgnjoqEJj" xlink:type="simple">https://x.com/i/spaces/1YpJkgnjoqE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KDoDXjbaxV/mxweb3-sesion-de-trabajo" xlink:type="simple">mxweb3 - sesión de trabajo
 - Ended: Jan 21 2023 - Speakers: 3 - Duration: 1h 43m
</text:a></text:p>
          </table:table-cell>
          <table:table-cell table:style-name="ce4" office:value-type="string" calcext:value-type="string">
            <text:p>mxweb3 - sesión de trabajo</text:p>
          </table:table-cell>
          <table:table-cell table:style-name="ce5" office:value-type="date" office:date-value="2023-01-21" calcext:value-type="date">
            <text:p>Jan 21 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43m</text:p>
          </table:table-cell>
          <table:table-cell table:style-name="ce10" office:value-type="float" office:value="51" calcext:value-type="float">
            <text:p>51</text:p>
          </table:table-cell>
          <table:table-cell table:style-name="ce9" office:value-type="string" calcext:value-type="string">
            <text:p><text:a xlink:href="https://x.com/i/spaces/1YqKDoDXjbaxV" xlink:type="simple">REPLAY</text:a></text:p>
          </table:table-cell>
          <table:table-cell table:style-name="ce9" office:value-type="string" calcext:value-type="string">
            <text:p><text:a xlink:href="https://x.com/i/spaces/1YqKDoDXjbaxV" xlink:type="simple">https://x.com/i/spaces/1YqKDoDXjbax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qJVPkdnbpKB/sesion-de-trabajo-en-at-mxweb3" xlink:type="simple">Sesión de trabajo en @mxweb3
 - Ended: Dec 22 2022 - Speakers: 2 - Duration: 1h 25m
</text:a></text:p>
          </table:table-cell>
          <table:table-cell table:style-name="ce9" office:value-type="string" calcext:value-type="string">
            <text:p><text:a xlink:href="https://x.com/mxweb3" xlink:type="simple">Sesión de trabajo en 
@mxweb3</text:a></text:p>
          </table:table-cell>
          <table:table-cell table:style-name="ce5" office:value-type="date" office:date-value="2022-12-22" calcext:value-type="date">
            <text:p>Dec 22 20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h 25m</text:p>
          </table:table-cell>
          <table:table-cell table:style-name="ce10" office:value-type="float" office:value="17" calcext:value-type="float">
            <text:p>17</text:p>
          </table:table-cell>
          <table:table-cell table:style-name="ce9" office:value-type="string" calcext:value-type="string">
            <text:p><text:a xlink:href="https://x.com/i/spaces/1zqJVPkdnbpKB" xlink:type="simple">REPLAY</text:a></text:p>
          </table:table-cell>
          <table:table-cell table:style-name="ce9" office:value-type="string" calcext:value-type="string">
            <text:p><text:a xlink:href="https://x.com/i/spaces/1zqJVPkdnbpKB" xlink:type="simple">https://x.com/i/spaces/1zqJVPkdnbpK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GmklgzAVxy/como-entrevistar-a-los-miembros-de-equipos-de-colecciones-nuevas" xlink:type="simple">¿cómo entrevistar a los miembros de equipos de colecciones nuevas?
 - Ended: Dec 16 2022 - Speakers: 6 - Duration: 2h 11m
</text:a></text:p>
          </table:table-cell>
          <table:table-cell table:style-name="ce4" office:value-type="string" calcext:value-type="string">
            <text:p>¿cómo entrevistar a los miembros de equipos de colecciones nuevas?</text:p>
          </table:table-cell>
          <table:table-cell table:style-name="ce5" office:value-type="date" office:date-value="2022-12-16" calcext:value-type="date">
            <text:p>Dec 16 20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h 11m</text:p>
          </table:table-cell>
          <table:table-cell table:style-name="ce10" office:value-type="float" office:value="35" calcext:value-type="float">
            <text:p>35</text:p>
          </table:table-cell>
          <table:table-cell table:style-name="ce9" office:value-type="string" calcext:value-type="string">
            <text:p><text:a xlink:href="https://x.com/i/spaces/1mrGmklgzAVxy" xlink:type="simple">REPLAY</text:a></text:p>
          </table:table-cell>
          <table:table-cell table:style-name="ce9" office:value-type="string" calcext:value-type="string">
            <text:p><text:a xlink:href="https://x.com/i/spaces/1mrGmklgzAVxy" xlink:type="simple">https://x.com/i/spaces/1mrGmklgzAVx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kKzXlpbqgJv/at-mxweb3-sesion-2-lluvia-de-ideas" xlink:type="simple">@mxweb3 sesión 2 - lluvia de ideas
 - Ended: Dec 15 2022 - Speakers: 7 - Duration: 2h 11m</text:a></text:p>
          </table:table-cell>
          <table:table-cell table:style-name="ce9" office:value-type="string" calcext:value-type="string">
            <text:p><text:a xlink:href="https://x.com/mxweb3" xlink:type="simple">@mxweb3 sesión 2 - lluvia de ideas</text:a></text:p>
          </table:table-cell>
          <table:table-cell table:style-name="ce5" office:value-type="date" office:date-value="2022-12-15" calcext:value-type="date">
            <text:p>Dec 15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h 11m</text:p>
          </table:table-cell>
          <table:table-cell table:style-name="ce10" office:value-type="float" office:value="40" calcext:value-type="float">
            <text:p>40</text:p>
          </table:table-cell>
          <table:table-cell table:style-name="ce9" office:value-type="string" calcext:value-type="string">
            <text:p><text:a xlink:href="https://x.com/i/spaces/1ZkKzXlpbqgJv" xlink:type="simple">REPLAY</text:a></text:p>
          </table:table-cell>
          <table:table-cell table:style-name="ce9" office:value-type="string" calcext:value-type="string">
            <text:p><text:a xlink:href="https://x.com/i/spaces/1ZkKzXlpbqgJv" xlink:type="simple">https://x.com/i/spaces/1ZkKzXlpbqgJ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RKjZoZvpaKw/brainstorming-comunidad-at-mxweb3" xlink:type="simple">Brainstorming comunidad @mxweb3
 - Ended: Dec 9 2022 - Duration: 1h 02m</text:a></text:p>
          </table:table-cell>
          <table:table-cell table:style-name="ce9" office:value-type="string" calcext:value-type="string">
            <text:p><text:a xlink:href="https://x.com/mxweb3" xlink:type="simple">Brainstorming comunidad 
@mxweb3</text:a></text:p>
          </table:table-cell>
          <table:table-cell table:style-name="ce5" office:value-type="date" office:date-value="2022-12-09" calcext:value-type="date">
            <text:p>Dec 9 202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h 02m</text:p>
          </table:table-cell>
          <table:table-cell table:style-name="ce10" office:value-type="float" office:value="14" calcext:value-type="float">
            <text:p>14</text:p>
          </table:table-cell>
          <table:table-cell table:style-name="ce9" office:value-type="string" calcext:value-type="string">
            <text:p><text:a xlink:href="https://x.com/i/spaces/1BRKjZoZvpaKw" xlink:type="simple">REPLAY</text:a></text:p>
          </table:table-cell>
          <table:table-cell table:style-name="ce9" office:value-type="string" calcext:value-type="string">
            <text:p><text:a xlink:href="https://x.com/i/spaces/1BRKjZoZvpaKw" xlink:type="simple">https://x.com/i/spaces/1BRKjZoZvpa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oJMZgAeBwxQ/el-economista-y-el-ingeniero-ep02" xlink:type="simple">El economista y el ingeniero Ep02
 - Ended: Nov 15 2022 - Speakers: 11 - Duration: 1h 46m
</text:a></text:p>
          </table:table-cell>
          <table:table-cell table:style-name="ce4" office:value-type="string" calcext:value-type="string">
            <text:p>El economista y el ingeniero Ep02</text:p>
          </table:table-cell>
          <table:table-cell table:style-name="ce5" office:value-type="date" office:date-value="2022-11-15" calcext:value-type="date">
            <text:p>Nov 15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46m</text:p>
          </table:table-cell>
          <table:table-cell table:style-name="ce10" office:value-type="float" office:value="79" calcext:value-type="float">
            <text:p>79</text:p>
          </table:table-cell>
          <table:table-cell table:style-name="ce9" office:value-type="string" calcext:value-type="string">
            <text:p><text:a xlink:href="https://x.com/i/spaces/1yoJMZgAeBwxQ" xlink:type="simple">REPLAY</text:a></text:p>
          </table:table-cell>
          <table:table-cell table:style-name="ce9" office:value-type="string" calcext:value-type="string">
            <text:p><text:a xlink:href="https://x.com/i/spaces/1yoJMZgAeBwxQ" xlink:type="simple">https://x.com/i/spaces/1yoJMZgAeBwxQ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pKddyNoPLKW/cafe-tacuba-acustico-live" xlink:type="simple">Café Tacuba Acústico Live
 - Ended: Nov 13 2022 - Duration: 21m</text:a></text:p>
          </table:table-cell>
          <table:table-cell table:style-name="ce4" office:value-type="string" calcext:value-type="string">
            <text:p>Café Tacuba Acústico Live</text:p>
          </table:table-cell>
          <table:table-cell table:style-name="ce5" office:value-type="date" office:date-value="2022-11-13" calcext:value-type="date">
            <text:p>Nov 13 202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21m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x.com/i/spaces/1ypKddyNoPLKW" xlink:type="simple">REPLAY</text:a></text:p>
          </table:table-cell>
          <table:table-cell table:style-name="ce9" office:value-type="string" calcext:value-type="string">
            <text:p><text:a xlink:href="https://x.com/i/spaces/1ypKddyNoPLKW" xlink:type="simple">https://x.com/i/spaces/1ypKddyNoPL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RJjPMOlZeKw/ama-sub80k-y-xrc20" xlink:type="simple">AMA #Sub80k y XRC20
 - Ended: Dec 30 2023 - Speakers: 12 - Duration: 1h 59m
</text:a></text:p>
          </table:table-cell>
          <table:table-cell table:style-name="ce4" office:value-type="string" calcext:value-type="string">
            <text:p>AMA #Sub80k y XRC20</text:p>
          </table:table-cell>
          <table:table-cell table:style-name="ce5" office:value-type="date" office:date-value="2023-12-30" calcext:value-type="date">
            <text:p>Dec 30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h 59m</text:p>
          </table:table-cell>
          <table:table-cell table:style-name="ce10" office:value-type="float" office:value="293" calcext:value-type="float">
            <text:p>293</text:p>
          </table:table-cell>
          <table:table-cell table:style-name="ce9" office:value-type="string" calcext:value-type="string">
            <text:p><text:a xlink:href="https://x.com/i/spaces/1BRJjPMOlZeKw" xlink:type="simple">REPLAY</text:a></text:p>
          </table:table-cell>
          <table:table-cell table:style-name="ce9" office:value-type="string" calcext:value-type="string">
            <text:p><text:a xlink:href="https://x.com/i/spaces/1BRJjPMOlZeKw" xlink:type="simple">https://x.com/i/spaces/1BRJjPMOlZe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qKVPozepnJB/el-economista-y-el-ingeniero-ep04" xlink:type="simple">El economista y el ingeniero Ep04
 - Ended: Nov 22 2022 - Speakers: 11 - Duration: 1h 51m
</text:a></text:p>
          </table:table-cell>
          <table:table-cell table:style-name="ce4" office:value-type="string" calcext:value-type="string">
            <text:p>El economista y el ingeniero Ep04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51m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string" calcext:value-type="string">
            <text:p><text:a xlink:href="https://x.com/i/spaces/1zqKVPozepnJB" xlink:type="simple">REPLAY</text:a></text:p>
          </table:table-cell>
          <table:table-cell table:style-name="ce9" office:value-type="string" calcext:value-type="string">
            <text:p><text:a xlink:href="https://x.com/i/spaces/1zqKVPozepnJB" xlink:type="simple">https://x.com/i/spaces/1zqKVPozepn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GnpjXwjBxO/la-abogada-el-economista-y-el-ingeniero-nfts-at-cervezaindio" xlink:type="simple">La abogada, el economista y el ingeniero - NFTs @cervezaindio
 - Ended: Dec 15 2022 - Speakers: 6 - Duration: 1h 37m</text:a></text:p>
          </table:table-cell>
          <table:table-cell table:style-name="ce9" office:value-type="string" calcext:value-type="string">
            <text:p><text:a xlink:href="https://x.com/cervezaindio" xlink:type="simple">La abogada, el economista y el ingeniero - NFTs 
@cervezaindio</text:a></text:p>
          </table:table-cell>
          <table:table-cell table:style-name="ce5" office:value-type="date" office:date-value="2022-12-15" calcext:value-type="date">
            <text:p>Dec 15 20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37m</text:p>
          </table:table-cell>
          <table:table-cell table:style-name="ce10" office:value-type="float" office:value="48" calcext:value-type="float">
            <text:p>48</text:p>
          </table:table-cell>
          <table:table-cell table:style-name="ce9" office:value-type="string" calcext:value-type="string">
            <text:p><text:a xlink:href="https://x.com/i/spaces/1MnGnpjXwjBxO" xlink:type="simple">REPLAY</text:a></text:p>
          </table:table-cell>
          <table:table-cell table:style-name="ce9" office:value-type="string" calcext:value-type="string">
            <text:p><text:a xlink:href="https://x.com/i/spaces/1MnGnpjXwjBxO" xlink:type="simple">https://x.com/i/spaces/1MnGnpjXwjBxO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nYOjvaxN/shill-x-space-proyectos-mexicanos-en-gitcoin" xlink:type="simple">Shill X Space - Proyectos Mexicanos en Gitcoin
 - Ended: Jan 2 2024 - Speakers: 17 - Duration: 2h 12m
</text:a></text:p>
          </table:table-cell>
          <table:table-cell table:style-name="ce4" office:value-type="string" calcext:value-type="string">
            <text:p>Shill X Space - Proyectos Mexicanos en Gitcoin</text:p>
          </table:table-cell>
          <table:table-cell table:style-name="ce5" office:value-type="date" office:date-value="2024-01-02" calcext:value-type="date">
            <text:p>Jan 2 20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h 12m</text:p>
          </table:table-cell>
          <table:table-cell table:style-name="ce10" office:value-type="float" office:value="248" calcext:value-type="float">
            <text:p>248</text:p>
          </table:table-cell>
          <table:table-cell table:style-name="ce9" office:value-type="string" calcext:value-type="string">
            <text:p><text:a xlink:href="https://x.com/i/spaces/1LyxBnYOjvaxN" xlink:type="simple">REPLAY</text:a></text:p>
          </table:table-cell>
          <table:table-cell table:style-name="ce9" office:value-type="string" calcext:value-type="string">
            <text:p><text:a xlink:href="https://x.com/i/spaces/1LyxBnYOjvaxN" xlink:type="simple">https://x.com/i/spaces/1LyxBnYOjvax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RJjZPNmzLJw/open-mic-69-segundos-para-shillear-lo-que-sea" xlink:type="simple">Open Mic - 69 segundos para shillear lo que sea
 - Ended: Jul 25 2023 - Speakers: 19 - Duration: 59m
</text:a></text:p>
          </table:table-cell>
          <table:table-cell table:style-name="ce4" office:value-type="string" calcext:value-type="string">
            <text:p>Open Mic - 69 segundos para shillear lo que sea</text:p>
          </table:table-cell>
          <table:table-cell table:style-name="ce5" office:value-type="date" office:date-value="2023-07-25" calcext:value-type="date">
            <text:p>Jul 25 202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59m</text:p>
          </table:table-cell>
          <table:table-cell table:style-name="ce10" office:value-type="float" office:value="90" calcext:value-type="float">
            <text:p>90</text:p>
          </table:table-cell>
          <table:table-cell table:style-name="ce9" office:value-type="string" calcext:value-type="string">
            <text:p><text:a xlink:href="https://x.com/i/spaces/1BRJjZPNmzLJw" xlink:type="simple">REPLAY</text:a></text:p>
          </table:table-cell>
          <table:table-cell table:style-name="ce9" office:value-type="string" calcext:value-type="string">
            <text:p><text:a xlink:href="https://x.com/i/spaces/1BRJjZPNmzLJw" xlink:type="simple">https://x.com/i/spaces/1BRJjZPNmzLJ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RKjZwRRLBKw/la-abogada-y-el-ingeniero-apoyo-legal-de-x-a-sus-usuarios" xlink:type="simple">La Abogada y el Ingeniero - Apoyo legal de X a sus usuarios
 - Ended: Aug 10 2023 - Speakers: 10 - Duration: 1h 43m
</text:a></text:p>
          </table:table-cell>
          <table:table-cell table:style-name="ce4" office:value-type="string" calcext:value-type="string">
            <text:p>La Abogada y el Ingeniero - Apoyo legal de X a sus usuarios</text:p>
          </table:table-cell>
          <table:table-cell table:style-name="ce5" office:value-type="date" office:date-value="2023-08-10" calcext:value-type="date">
            <text:p>Aug 10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h 43m</text:p>
          </table:table-cell>
          <table:table-cell table:style-name="ce10" office:value-type="float" office:value="54" calcext:value-type="float">
            <text:p>54</text:p>
          </table:table-cell>
          <table:table-cell table:style-name="ce9" office:value-type="string" calcext:value-type="string">
            <text:p><text:a xlink:href="https://x.com/i/spaces/1BRKjZwRRLBKw" xlink:type="simple">REPLAY</text:a></text:p>
          </table:table-cell>
          <table:table-cell table:style-name="ce9" office:value-type="string" calcext:value-type="string">
            <text:p><text:a xlink:href="https://x.com/i/spaces/1BRKjZwRRLBKw" xlink:type="simple">https://x.com/i/spaces/1BRKjZwRRLB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dGYraLaLZJX/women-of-web3-at-sandym-c-at-anananfts-rifa-nfts" xlink:type="simple">Women of Web3 @sandym_c @anananfts - Rifa NFTs
 - Ended: Oct 17 2023 - Speakers: 7 - Duration: 1h 33m</text:a></text:p>
          </table:table-cell>
          <table:table-cell table:style-name="ce9" office:value-type="string" calcext:value-type="string">
            <text:p><text:a xlink:href="https://x.com/sandym_c" xlink:type="simple">Women of Web3 
@sandym_c 
@anananfts - Rifa NFTs</text:a></text:p>
          </table:table-cell>
          <table:table-cell table:style-name="ce5" office:value-type="date" office:date-value="2023-10-17" calcext:value-type="date">
            <text:p>Oct 17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33m</text:p>
          </table:table-cell>
          <table:table-cell table:style-name="ce10" office:value-type="float" office:value="173" calcext:value-type="float">
            <text:p>173</text:p>
          </table:table-cell>
          <table:table-cell table:style-name="ce9" office:value-type="string" calcext:value-type="string">
            <text:p><text:a xlink:href="https://x.com/i/spaces/1BdGYraLaLZJX" xlink:type="simple">REPLAY</text:a></text:p>
          </table:table-cell>
          <table:table-cell table:style-name="ce9" office:value-type="string" calcext:value-type="string">
            <text:p><text:a xlink:href="https://x.com/i/spaces/1BdGYraLaLZJX" xlink:type="simple">https://x.com/i/spaces/1BdGYraLaLZJ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dGYwLzqkYxX/degeniverse-en-espanol-con-at-meximalist-at-chulybert-y-at-degenservice" xlink:type="simple">Degeniverse en Español con @Meximalist @Chulybert y @DegenService
 - Ended: Dec 10 2021 - Speakers: 9 - Duration: 1h 47m
</text:a></text:p>
          </table:table-cell>
          <table:table-cell table:style-name="ce9" office:value-type="string" calcext:value-type="string">
            <text:p><text:a xlink:href="https://x.com/Meximalist" xlink:type="simple">Degeniverse en Español con 
@Meximalist 
@Chulybert y 
@DegenService</text:a></text:p>
          </table:table-cell>
          <table:table-cell table:style-name="ce5" office:value-type="date" office:date-value="2021-12-10" calcext:value-type="date">
            <text:p>Dec 10 20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47m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string" calcext:value-type="string">
            <text:p>NADA</text:p>
          </table:table-cell>
          <table:table-cell table:style-name="ce6" table:number-columns-repeated="21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XGyvEpDOkJM/la-abogada-el-economista-y-el-ingeniero" xlink:type="simple">La Abogada, el Economista y el Ingeniero
 - Ended: Mar 30 2023 - Speakers: 7 - Duration: 1h 42m
</text:a></text:p>
          </table:table-cell>
          <table:table-cell table:style-name="ce4" office:value-type="string" calcext:value-type="string">
            <text:p>La Abogada, el Economista y el Ingeniero</text:p>
          </table:table-cell>
          <table:table-cell table:style-name="ce5" office:value-type="date" office:date-value="2023-03-30" calcext:value-type="date">
            <text:p>Mar 30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2m</text:p>
          </table:table-cell>
          <table:table-cell table:style-name="ce10" office:value-type="float" office:value="79" calcext:value-type="float">
            <text:p>79</text:p>
          </table:table-cell>
          <table:table-cell table:style-name="ce9" office:value-type="string" calcext:value-type="string">
            <text:p><text:a xlink:href="https://x.com/i/spaces/1DXGyvEpDOkJM" xlink:type="simple">REPLAY</text:a></text:p>
          </table:table-cell>
          <table:table-cell table:style-name="ce9" office:value-type="string" calcext:value-type="string">
            <text:p><text:a xlink:href="https://x.com/i/spaces/1DXGyvEpDOkJM" xlink:type="simple">https://x.com/i/spaces/1DXGyvEpDOkJM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XGyvrrPYvJM/la-abogada-el-economista-y-el-ingeniero" xlink:type="simple">La Abogada, el Economista y el Ingeniero
 - Ended: Feb 23 2023 - Speakers: 9 - Duration: 2h 00m
</text:a></text:p>
          </table:table-cell>
          <table:table-cell table:style-name="ce4" office:value-type="string" calcext:value-type="string">
            <text:p>La Abogada, el Economista y el Ingeniero</text:p>
          </table:table-cell>
          <table:table-cell table:style-name="ce5" office:value-type="date" office:date-value="2023-02-23" calcext:value-type="date">
            <text:p>Feb 23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00m</text:p>
          </table:table-cell>
          <table:table-cell table:style-name="ce10"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s://x.com/i/spaces/1DXGyvrrPYvJM" xlink:type="simple">REPLAY</text:a></text:p>
          </table:table-cell>
          <table:table-cell table:style-name="ce9" office:value-type="string" calcext:value-type="string">
            <text:p><text:a xlink:href="https://x.com/i/spaces/1DXGyvrrPYvJM" xlink:type="simple">https://x.com/i/spaces/1DXGyvrrPYvJM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XxyvYQALZKM/el-economista-y-el-ingeniero-sec-y-nftnyc" xlink:type="simple">El Economista y el Ingeniero - SEC y NFTNYC
 - Ended: Apr 18 2023 - Speakers: 16 - Duration: 3h 11m
</text:a></text:p>
          </table:table-cell>
          <table:table-cell table:style-name="ce4" office:value-type="string" calcext:value-type="string">
            <text:p>El Economista y el Ingeniero - SEC y NFTNYC</text:p>
          </table:table-cell>
          <table:table-cell table:style-name="ce5" office:value-type="date" office:date-value="2023-04-18" calcext:value-type="date">
            <text:p>Apr 18 202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3h 11m</text:p>
          </table:table-cell>
          <table:table-cell table:style-name="ce10" office:value-type="float" office:value="141" calcext:value-type="float">
            <text:p>141</text:p>
          </table:table-cell>
          <table:table-cell table:style-name="ce9" office:value-type="string" calcext:value-type="string">
            <text:p><text:a xlink:href="https://x.com/i/spaces/1DXxyvYQALZKM" xlink:type="simple">REPLAY</text:a></text:p>
          </table:table-cell>
          <table:table-cell table:style-name="ce9" office:value-type="string" calcext:value-type="string">
            <text:p><text:a xlink:href="https://x.com/i/spaces/1DXxyvYQALZKM" xlink:type="simple">https://x.com/i/spaces/1DXxyvYQALZKM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XxyvaPklbKM/la-abogada-el-economista-y-el-ingeniero-eventos-web3-en-mexico" xlink:type="simple">La Abogada, el Economista y el Ingeniero - Eventos Web3 en México
 - Ended: Apr 27 2023 - Speakers: 10 - Duration: 2h 15m
</text:a></text:p>
          </table:table-cell>
          <table:table-cell table:style-name="ce4" office:value-type="string" calcext:value-type="string">
            <text:p>La Abogada, el Economista y el Ingeniero - Eventos Web3 en México</text:p>
          </table:table-cell>
          <table:table-cell table:style-name="ce5" office:value-type="date" office:date-value="2023-04-27" calcext:value-type="date">
            <text:p>Apr 27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15m</text:p>
          </table:table-cell>
          <table:table-cell table:style-name="ce10" office:value-type="float" office:value="91" calcext:value-type="float">
            <text:p>91</text:p>
          </table:table-cell>
          <table:table-cell table:style-name="ce9" office:value-type="string" calcext:value-type="string">
            <text:p><text:a xlink:href="https://x.com/i/spaces/1DXxyvaPklbKM" xlink:type="simple">REPLAY</text:a></text:p>
          </table:table-cell>
          <table:table-cell table:style-name="ce9" office:value-type="string" calcext:value-type="string">
            <text:p><text:a xlink:href="https://x.com/i/spaces/1DXxyvaPklbKM" xlink:type="simple">https://x.com/i/spaces/1DXxyvaPklbKM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GBnYRYEkGN/como-lidiar-con-amenazas-violencia-y-el-doxxeo-en-la-web3" xlink:type="simple">¿Cómo lidiar con amenazas, violencia y el doxxeo en la Web3?
 - Ended: Jan 4 2024 - Speakers: 18 - Duration: 2h 34m
</text:a></text:p>
          </table:table-cell>
          <table:table-cell table:style-name="ce4" office:value-type="string" calcext:value-type="string">
            <text:p>¿Cómo lidiar con amenazas, violencia y el doxxeo en la Web3?</text:p>
          </table:table-cell>
          <table:table-cell table:style-name="ce5" office:value-type="date" office:date-value="2024-01-04" calcext:value-type="date">
            <text:p>Jan 4 20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h 34m</text:p>
          </table:table-cell>
          <table:table-cell table:style-name="ce10" office:value-type="float" office:value="530" calcext:value-type="float">
            <text:p>530</text:p>
          </table:table-cell>
          <table:table-cell table:style-name="ce9" office:value-type="string" calcext:value-type="string">
            <text:p><text:a xlink:href="https://x.com/i/spaces/1LyGBnYRYEkGN" xlink:type="simple">REPLAY</text:a></text:p>
          </table:table-cell>
          <table:table-cell table:style-name="ce9" office:value-type="string" calcext:value-type="string">
            <text:p><text:a xlink:href="https://x.com/i/spaces/1LyGBnYRYEkGN" xlink:type="simple">https://x.com/i/spaces/1LyGBnYRYEkG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GnpbWkBdxO/el-economista-y-el-ingeniero" xlink:type="simple">El economista y el ingeniero
 - Ended: Nov 10 2022 - Speakers: 16 - Duration: 1h 36m
</text:a></text:p>
          </table:table-cell>
          <table:table-cell table:style-name="ce4" office:value-type="string" calcext:value-type="string">
            <text:p>El economista y el ingeniero</text:p>
          </table:table-cell>
          <table:table-cell table:style-name="ce5" office:value-type="date" office:date-value="2022-11-10" calcext:value-type="date">
            <text:p>Nov 10 202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h 36m</text:p>
          </table:table-cell>
          <table:table-cell table:style-name="ce10" office:value-type="float" office:value="103" calcext:value-type="float">
            <text:p>103</text:p>
          </table:table-cell>
          <table:table-cell table:style-name="ce9" office:value-type="string" calcext:value-type="string">
            <text:p><text:a xlink:href="https://x.com/i/spaces/1MnGnpbWkBdxO" xlink:type="simple">REPLAY</text:a></text:p>
          </table:table-cell>
          <table:table-cell table:style-name="ce9" office:value-type="string" calcext:value-type="string">
            <text:p><text:a xlink:href="https://x.com/i/spaces/1MnGnpbWkBdxO" xlink:type="simple">https://x.com/i/spaces/1MnGnpbWkBdxO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qLjmOoJN/founders-y-proyectos-que-vinieron-a-mty" xlink:type="simple">Founders y proyectos que vinieron a Mty
 - Ended: May 25 2023 - Speakers: 2 - Duration: 3h 21m
</text:a></text:p>
          </table:table-cell>
          <table:table-cell table:style-name="ce4" office:value-type="string" calcext:value-type="string">
            <text:p>Founders y proyectos que vinieron a Mty</text:p>
          </table:table-cell>
          <table:table-cell table:style-name="ce5" office:value-type="date" office:date-value="2023-05-25" calcext:value-type="date">
            <text:p>May 25 20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h 21m</text:p>
          </table:table-cell>
          <table:table-cell table:style-name="ce10" office:value-type="float" office:value="230" calcext:value-type="float">
            <text:p>230</text:p>
          </table:table-cell>
          <table:table-cell table:style-name="ce9" office:value-type="string" calcext:value-type="string">
            <text:p><text:a xlink:href="https://x.com/i/spaces/1LyxBqLjmOoJN" xlink:type="simple">REPLAY</text:a></text:p>
          </table:table-cell>
          <table:table-cell table:style-name="ce9" office:value-type="string" calcext:value-type="string">
            <text:p><text:a xlink:href="https://x.com/i/spaces/1LyxBqLjmOoJN" xlink:type="simple">https://x.com/i/spaces/1LyxBqLjmOo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qZRoZEJN/la-abogada-el-economista-y-el-ingeniero-ep08-chatgpt" xlink:type="simple">La abogada, el economista y el ingeniero Ep08 #ChatGPT
 - Ended: Dec 6 2022 - Speakers: 7 - Duration: 1h 41m</text:a></text:p>
          </table:table-cell>
          <table:table-cell table:style-name="ce4" office:value-type="string" calcext:value-type="string">
            <text:p>La abogada, el economista y el ingeniero Ep08 #ChatGPT</text:p>
          </table:table-cell>
          <table:table-cell table:style-name="ce5" office:value-type="date" office:date-value="2022-12-06" calcext:value-type="date">
            <text:p>Dec 6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1m</text:p>
          </table:table-cell>
          <table:table-cell table:style-name="ce10" office:value-type="float" office:value="73" calcext:value-type="float">
            <text:p>73</text:p>
          </table:table-cell>
          <table:table-cell table:style-name="ce9" office:value-type="string" calcext:value-type="string">
            <text:p><text:a xlink:href="https://x.com/i/spaces/1LyxBqZRoZEJN" xlink:type="simple">REPLAY</text:a></text:p>
          </table:table-cell>
          <table:table-cell table:style-name="ce9" office:value-type="string" calcext:value-type="string">
            <text:p><text:a xlink:href="https://x.com/i/spaces/1LyxBqZRoZEJN" xlink:type="simple">https://x.com/i/spaces/1LyxBqZRoZE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qbEyDOJN/criptomaza-2023-de-at-exponencialcc-13-15-enero" xlink:type="simple">CriptoMaza 2023 de @ExponencialCC 13-15 Enero
 - Ended: Jan 10 2023 - Speakers: 9 - Duration: 55m</text:a></text:p>
          </table:table-cell>
          <table:table-cell table:style-name="ce9" office:value-type="string" calcext:value-type="string">
            <text:p><text:a xlink:href="https://x.com/ExponencialCC" xlink:type="simple">CriptoMaza 2023 de @ExponencialCC 13-15 Enero</text:a></text:p>
          </table:table-cell>
          <table:table-cell table:style-name="ce5" office:value-type="date" office:date-value="2023-01-10" calcext:value-type="date">
            <text:p>Jan 10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55m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string" calcext:value-type="string">
            <text:p><text:a xlink:href="https://x.com/i/spaces/1LyxBqbEyDOJN" xlink:type="simple">REPLAY</text:a></text:p>
          </table:table-cell>
          <table:table-cell table:style-name="ce9" office:value-type="string" calcext:value-type="string">
            <text:p><text:a xlink:href="https://x.com/i/spaces/1LyxBqbEyDOJN" xlink:type="simple">https://x.com/i/spaces/1LyxBqbEyDO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qbQPYLJN/el-economista-y-el-ingeniero-buenas-noticias-en-los-mercados" xlink:type="simple">El economista y el ingeniero - ¿Buenas noticias en los mercados?
 - Ended: Jan 10 2023 - Speakers: 10 - Duration: 1h 45m
</text:a></text:p>
          </table:table-cell>
          <table:table-cell table:style-name="ce4" office:value-type="string" calcext:value-type="string">
            <text:p>El economista y el ingeniero - ¿Buenas noticias en los mercados?</text:p>
          </table:table-cell>
          <table:table-cell table:style-name="ce5" office:value-type="date" office:date-value="2023-01-10" calcext:value-type="date">
            <text:p>Jan 10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h 45m</text:p>
          </table:table-cell>
          <table:table-cell table:style-name="ce10" office:value-type="float" office:value="120" calcext:value-type="float">
            <text:p>120</text:p>
          </table:table-cell>
          <table:table-cell table:style-name="ce9" office:value-type="string" calcext:value-type="string">
            <text:p><text:a xlink:href="https://x.com/i/spaces/1LyxBqbQPYLJN" xlink:type="simple">REPLAY</text:a></text:p>
          </table:table-cell>
          <table:table-cell table:style-name="ce9" office:value-type="string" calcext:value-type="string">
            <text:p><text:a xlink:href="https://x.com/i/spaces/1LyxBqbQPYLJN" xlink:type="simple">https://x.com/i/spaces/1LyxBqbQPYL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qbpnkLJN/la-abogada-el-economista-y-el-ingeniero-leyes-fintech" xlink:type="simple">La abogada, el economista y el ingeniero - Leyes Fintech
 - Ended: Jan 5 2023 - Speakers: 10 - Duration: 1h 39m</text:a></text:p>
          </table:table-cell>
          <table:table-cell table:style-name="ce4" office:value-type="string" calcext:value-type="string">
            <text:p>La abogada, el economista y el ingeniero - Leyes Fintech</text:p>
          </table:table-cell>
          <table:table-cell table:style-name="ce5" office:value-type="date" office:date-value="2023-01-05" calcext:value-type="date">
            <text:p>Jan 5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h 39m</text:p>
          </table:table-cell>
          <table:table-cell table:style-name="ce10" office:value-type="float" office:value="77" calcext:value-type="float">
            <text:p>77</text:p>
          </table:table-cell>
          <table:table-cell table:style-name="ce9" office:value-type="string" calcext:value-type="string">
            <text:p><text:a xlink:href="https://x.com/i/spaces/1LyxBqbpnkLJN" xlink:type="simple">REPLAY</text:a></text:p>
          </table:table-cell>
          <table:table-cell table:style-name="ce9" office:value-type="string" calcext:value-type="string">
            <text:p><text:a xlink:href="https://x.com/i/spaces/1LyxBqbpnkLJN" xlink:type="simple">https://x.com/i/spaces/1LyxBqbpnkL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yxBqvevkpJN/blockchain-land-en-monterrey-del-5-al-7-de-octubre-en-cintermex" xlink:type="simple">Blockchain Land en Monterrey del 5 al 7 de Octubre en Cintermex
 - Ended: Sep 30 2022 - Speakers: 12 - Duration: 1h 48m
</text:a></text:p>
          </table:table-cell>
          <table:table-cell table:style-name="ce4" office:value-type="string" calcext:value-type="string">
            <text:p>Blockchain Land en Monterrey del 5 al 7 de Octubre en Cintermex</text:p>
          </table:table-cell>
          <table:table-cell table:style-name="ce5" office:value-type="date" office:date-value="2022-09-30" calcext:value-type="date">
            <text:p>Sep 30 202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h 48m</text:p>
          </table:table-cell>
          <table:table-cell table:style-name="ce10" office:value-type="float" office:value="117" calcext:value-type="float">
            <text:p>117</text:p>
          </table:table-cell>
          <table:table-cell table:style-name="ce9" office:value-type="string" calcext:value-type="string">
            <text:p><text:a xlink:href="https://x.com/i/spaces/1LyxBqvevkpJN" xlink:type="simple">REPLAY</text:a></text:p>
          </table:table-cell>
          <table:table-cell table:style-name="ce9" office:value-type="string" calcext:value-type="string">
            <text:p><text:a xlink:href="https://x.com/i/spaces/1LyxBqvevkpJN" xlink:type="simple">https://x.com/i/spaces/1LyxBqvevkp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BRJjPMOlZeKw/ama-sub80k-y-xrc20" xlink:type="simple">AMA #Sub80k y XRC20
 - Ended: Dec 30 2023 - Speakers: 12 - Duration: 1h 59m
</text:a></text:p>
          </table:table-cell>
          <table:table-cell table:style-name="ce4" office:value-type="string" calcext:value-type="string">
            <text:p>AMA #Sub80k y XRC20</text:p>
          </table:table-cell>
          <table:table-cell table:style-name="ce5" office:value-type="date" office:date-value="2023-12-30" calcext:value-type="date">
            <text:p>Dec 30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h 59m</text:p>
          </table:table-cell>
          <table:table-cell table:style-name="ce10" office:value-type="float" office:value="293" calcext:value-type="float">
            <text:p>293</text:p>
          </table:table-cell>
          <table:table-cell table:style-name="ce9" office:value-type="string" calcext:value-type="string">
            <text:p><text:a xlink:href="https://x.com/i/spaces/1BRJjPMOlZeKw" xlink:type="simple">REPLAY</text:a></text:p>
          </table:table-cell>
          <table:table-cell table:style-name="ce9" office:value-type="string" calcext:value-type="string">
            <text:p><text:a xlink:href="https://x.com/i/spaces/1BRJjPMOlZeKw" xlink:type="simple">https://x.com/i/spaces/1BRJjPMOlZe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GmyDAnaMGy/banda-web3-shitcoin-season" xlink:type="simple">Banda Web3 - Shitcoin Season
 - Ended: Dec 21 2023 - Speakers: 5 - Duration: 1h 03m
</text:a></text:p>
          </table:table-cell>
          <table:table-cell table:style-name="ce4" office:value-type="string" calcext:value-type="string">
            <text:p>Banda Web3 - Shitcoin Season</text:p>
          </table:table-cell>
          <table:table-cell table:style-name="ce5" office:value-type="date" office:date-value="2023-12-21" calcext:value-type="date">
            <text:p>Dec 21 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03m</text:p>
          </table:table-cell>
          <table:table-cell table:style-name="ce10" office:value-type="float" office:value="88" calcext:value-type="float">
            <text:p>88</text:p>
          </table:table-cell>
          <table:table-cell table:style-name="ce9" office:value-type="string" calcext:value-type="string">
            <text:p><text:a xlink:href="https://x.com/i/spaces/1mrGmyDAnaMGy" xlink:type="simple">REPLAY</text:a></text:p>
          </table:table-cell>
          <table:table-cell table:style-name="ce9" office:value-type="string" calcext:value-type="string">
            <text:p><text:a xlink:href="https://x.com/i/spaces/1mrGmyDAnaMGy" xlink:type="simple">https://x.com/i/spaces/1mrGmyDAnaMG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xmkAMnqZGy/la-criptoartista-el-economista-y-el-ingeniero-bitcoinnftsmetaverse" xlink:type="simple">La Criptoartista, el Economista y el Ingeniero -Bitcoin/Metaverse
 - Ended: Feb 7 2023 - Speakers: 8 - Duration: 1h 51m
</text:a></text:p>
          </table:table-cell>
          <table:table-cell table:style-name="ce4" office:value-type="string" calcext:value-type="string">
            <text:p>La Criptoartista, el Economista y el Ingeniero -Bitcoin/Metaverse</text:p>
          </table:table-cell>
          <table:table-cell table:style-name="ce5" office:value-type="date" office:date-value="2023-02-07" calcext:value-type="date">
            <text:p>Feb 7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1m</text:p>
          </table:table-cell>
          <table:table-cell table:style-name="ce10" office:value-type="float" office:value="123" calcext:value-type="float">
            <text:p>123</text:p>
          </table:table-cell>
          <table:table-cell table:style-name="ce11" office:value-type="string" calcext:value-type="string">
            <text:p>NADA</text:p>
          </table:table-cell>
          <table:table-cell table:style-name="ce6" table:number-columns-repeated="21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jBpelPJB/banda-web3-grants-de-at-meta-pool-xrc20-sub80k" xlink:type="simple">Banda Web3 - Grants de @Meta_Pool, XRC20 $SUB80K
 - Ended: Jan 25 2024 - Speakers: 5 - Duration: 1h 55m
</text:a></text:p>
          </table:table-cell>
          <table:table-cell table:style-name="ce9" office:value-type="string" calcext:value-type="string">
            <text:p><text:a xlink:href="https://x.com/Meta_Pool" xlink:type="simple">Banda Web3 - Grants de 
@Meta_Pool, XRC20 $SUB80K</text:a></text:p>
          </table:table-cell>
          <table:table-cell table:style-name="ce5" office:value-type="date" office:date-value="2024-01-25" calcext:value-type="date">
            <text:p>Jan 25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55m</text:p>
          </table:table-cell>
          <table:table-cell table:style-name="ce10" office:value-type="float" office:value="244" calcext:value-type="float">
            <text:p>244</text:p>
          </table:table-cell>
          <table:table-cell table:style-name="ce9" office:value-type="string" calcext:value-type="string">
            <text:p><text:a xlink:href="https://x.com/i/spaces/1vOxwjBpelPJB" xlink:type="simple">REPLAY</text:a></text:p>
          </table:table-cell>
          <table:table-cell table:style-name="ce9" office:value-type="string" calcext:value-type="string">
            <text:p><text:a xlink:href="https://x.com/i/spaces/1mrGmyDAnaMGy" xlink:type="simple">https://x.com/i/spaces/1mrGmyDAnaMG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qKVPozepnJB/el-economista-y-el-ingeniero-ep04" xlink:type="simple">El economista y el ingeniero Ep04
 - Ended: Nov 22 2022 - Speakers: 11 - Duration: 1h 51m
</text:a></text:p>
          </table:table-cell>
          <table:table-cell table:style-name="ce4" office:value-type="string" calcext:value-type="string">
            <text:p>El economista y el ingeniero Ep04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51m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string" calcext:value-type="string">
            <text:p><text:a xlink:href="https://x.com/i/spaces/1zqKVPozepnJB" xlink:type="simple">REPLAY</text:a></text:p>
          </table:table-cell>
          <table:table-cell table:style-name="ce9" office:value-type="string" calcext:value-type="string">
            <text:p><text:a xlink:href="https://x.com/i/spaces/1zqKVPozepnJB" xlink:type="simple">https://x.com/i/spaces/1zqKVPozepn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qKVPeMvRlJB/la-sacerdotisa-y-el-ingeniero-vara-criptomexico-polkadot-decoded" xlink:type="simple">La Sacerdotisa y el Ingeniero - Vara / CriptoMéxico / Polkadot Decoded
 - Ended: Jun 20 2023 - Speakers: 18 - Duration: 2h 27m
</text:a></text:p>
          </table:table-cell>
          <table:table-cell table:style-name="ce4" office:value-type="string" calcext:value-type="string">
            <text:p>La Sacerdotisa y el Ingeniero - Vara / CriptoMéxico / Polkadot Decoded</text:p>
          </table:table-cell>
          <table:table-cell table:style-name="ce5" office:value-type="date" office:date-value="2023-06-20" calcext:value-type="date">
            <text:p>Jun 20 20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h 27m</text:p>
          </table:table-cell>
          <table:table-cell table:style-name="ce10" office:value-type="float" office:value="150" calcext:value-type="float">
            <text:p>150</text:p>
          </table:table-cell>
          <table:table-cell table:style-name="ce9" office:value-type="string" calcext:value-type="string">
            <text:p><text:a xlink:href="https://x.com/i/spaces/1zqKVPeMvRlJB" xlink:type="simple">REPLAY</text:a></text:p>
          </table:table-cell>
          <table:table-cell table:style-name="ce9" office:value-type="string" calcext:value-type="string">
            <text:p><text:a xlink:href="https://x.com/i/spaces/1zqKVPeMvRlJB" xlink:type="simple">https://x.com/i/spaces/1zqKVPeMvRl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pKddvvzMgKW/ama-del-developer-bootcamp-con-algorand-foundation" xlink:type="simple">AMA del Developer Bootcamp con Algorand Foundation
 - Ended: May 17 2023 - Speakers: 3 - Duration: 1h 18m
</text:a></text:p>
          </table:table-cell>
          <table:table-cell table:style-name="ce4" office:value-type="string" calcext:value-type="string">
            <text:p>AMA del Developer Bootcamp con Algorand Foundation</text:p>
          </table:table-cell>
          <table:table-cell table:style-name="ce5" office:value-type="date" office:date-value="2023-05-17" calcext:value-type="date">
            <text:p>May 17 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18m</text:p>
          </table:table-cell>
          <table:table-cell table:style-name="ce10" office:value-type="float" office:value="77" calcext:value-type="float">
            <text:p>77</text:p>
          </table:table-cell>
          <table:table-cell table:style-name="ce9" office:value-type="string" calcext:value-type="string">
            <text:p><text:a xlink:href="https://x.com/i/spaces/1ypKddvvzMgKW" xlink:type="simple">REPLAY</text:a></text:p>
          </table:table-cell>
          <table:table-cell table:style-name="ce9" office:value-type="string" calcext:value-type="string">
            <text:p><text:a xlink:href="https://x.com/i/spaces/1ypKddvvzMgKW" xlink:type="simple">https://x.com/i/spaces/1ypKddvvzMg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pKddMkbAvKW/la-abogada-el-economista-y-el-ingeniero-the-rug-pull-report-2022" xlink:type="simple">La abogada, el economista y el ingeniero - The Rug Pull Report 2022
 - Ended: Dec 22 2022 - Speakers: 7 - Duration: 1h 55m
</text:a></text:p>
          </table:table-cell>
          <table:table-cell table:style-name="ce4" office:value-type="string" calcext:value-type="string">
            <text:p>La abogada, el economista y el ingeniero - The Rug Pull Report 2022</text:p>
          </table:table-cell>
          <table:table-cell table:style-name="ce5" office:value-type="date" office:date-value="2022-12-22" calcext:value-type="date">
            <text:p>Dec 22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55m</text:p>
          </table:table-cell>
          <table:table-cell table:style-name="ce10" office:value-type="float" office:value="68" calcext:value-type="float">
            <text:p>68</text:p>
          </table:table-cell>
          <table:table-cell table:style-name="ce9" office:value-type="string" calcext:value-type="string">
            <text:p><text:a xlink:href="https://x.com/i/spaces/1ypKddMkbAvKW" xlink:type="simple">REPLAY</text:a></text:p>
          </table:table-cell>
          <table:table-cell table:style-name="ce9" office:value-type="string" calcext:value-type="string">
            <text:p><text:a xlink:href="https://x.com/i/spaces/1ypKddMkbAvKW" xlink:type="simple">https://x.com/i/spaces/1ypKddMkbAv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oKMWajmPOJQ/platicando-sobre-propiedad-intelectual-de-nfts-espanol" xlink:type="simple">Platicando sobre propiedad intelectual de  (Español)
 - Ended: Jun 16 2022 - Speakers: 13 - Duration: 2h 48m
</text:a></text:p>
          </table:table-cell>
          <table:table-cell table:style-name="ce4" office:value-type="string" calcext:value-type="string">
            <text:p>Platicando sobre propiedad intelectual de (Español)</text:p>
          </table:table-cell>
          <table:table-cell table:style-name="ce5" office:value-type="date" office:date-value="2022-06-16" calcext:value-type="date">
            <text:p>Jun 16 20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h 48m</text:p>
          </table:table-cell>
          <table:table-cell table:style-name="ce10" office:value-type="float" office:value="213" calcext:value-type="float">
            <text:p>213</text:p>
          </table:table-cell>
          <table:table-cell table:style-name="ce11" office:value-type="string" calcext:value-type="string">
            <text:p>NADA</text:p>
          </table:table-cell>
          <table:table-cell table:style-name="ce6" table:number-columns-repeated="21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KOygNzPyJR/ama-at-openshowmx-aleks-syntek-at-syntekoficial-habla-de-web3" xlink:type="simple">AMA @openshowmx | Aleks Syntek @syntekoficial habla de Web3
 - Ended: Nov 2 2023 - Speakers: 19 - Duration: 3h 57m
</text:a></text:p>
          </table:table-cell>
          <table:table-cell table:style-name="ce9" office:value-type="string" calcext:value-type="string">
            <text:p><text:a xlink:href="https://x.com/openshowmx" xlink:type="simple">AMA 
@openshowmx Aleks Syntek 
@syntekoficial habla de Web3</text:a></text:p>
          </table:table-cell>
          <table:table-cell table:style-name="ce5" office:value-type="date" office:date-value="2023-11-02" calcext:value-type="date">
            <text:p>Nov 2 202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3h 57m</text:p>
          </table:table-cell>
          <table:table-cell table:style-name="ce10" office:value-type="float" office:value="872" calcext:value-type="float">
            <text:p>872</text:p>
          </table:table-cell>
          <table:table-cell table:style-name="ce9" office:value-type="string" calcext:value-type="string">
            <text:p><text:a xlink:href="https://x.com/i/spaces/1ynKOygNzPyJR" xlink:type="simple">REPLAY</text:a></text:p>
          </table:table-cell>
          <table:table-cell table:style-name="ce9" office:value-type="string" calcext:value-type="string">
            <text:p><text:a xlink:href="https://x.com/i/spaces/1ynKOygNzPyJR" xlink:type="simple">https://x.com/i/spaces/1ynKOygNzPyJR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JOaWDlYZKR/el-dj-el-economista-y-el-ingeniero-at-brozrdz" xlink:type="simple">El DJ, el Economista y el Ingeniero - @brozrdz
 - Ended: Feb 28 2023 - Speakers: 30 - Duration: 4h 14m
</text:a></text:p>
          </table:table-cell>
          <table:table-cell table:style-name="ce4" office:value-type="string" calcext:value-type="string">
            <text:p>El DJ, el Economista y el Ingeniero - @brozrdz</text:p>
          </table:table-cell>
          <table:table-cell table:style-name="ce5" office:value-type="date" office:date-value="2023-02-28" calcext:value-type="date">
            <text:p>Feb 28 20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h 14m</text:p>
          </table:table-cell>
          <table:table-cell table:style-name="ce10" office:value-type="float" office:value="312" calcext:value-type="float">
            <text:p>312</text:p>
          </table:table-cell>
          <table:table-cell table:style-name="ce9" office:value-type="string" calcext:value-type="string">
            <text:p><text:a xlink:href="https://x.com/i/spaces/1ynJOaWDlYZKR" xlink:type="simple">REPLAY</text:a></text:p>
          </table:table-cell>
          <table:table-cell table:style-name="ce9" office:value-type="string" calcext:value-type="string">
            <text:p><text:a xlink:href="https://x.com/i/spaces/1ynJOaWDlYZKR" xlink:type="simple">https://x.com/i/spaces/1ynJOaWDlYZKR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JOaROEbWKR/el-economista-y-el-ingeniero-shitcoins-ponzis" xlink:type="simple">El Economista y el Ingeniero - ¿Shitcoins = Ponzis?
 - Ended: May 16 2023 - Speakers: 22 - Duration: 3h 20m
</text:a></text:p>
          </table:table-cell>
          <table:table-cell table:style-name="ce4" office:value-type="string" calcext:value-type="string">
            <text:p>El Economista y el Ingeniero - ¿Shitcoins = Ponzis?</text:p>
          </table:table-cell>
          <table:table-cell table:style-name="ce7" office:value-type="date" office:date-value="2023-05-16" calcext:value-type="date">
            <text:p>May 16 20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3h 20m</text:p>
          </table:table-cell>
          <table:table-cell table:style-name="ce10" office:value-type="float" office:value="374" calcext:value-type="float">
            <text:p>374</text:p>
          </table:table-cell>
          <table:table-cell table:style-name="ce9" office:value-type="string" calcext:value-type="string">
            <text:p><text:a xlink:href="https://x.com/i/spaces/1ynJOaROEbWKR" xlink:type="simple">REPLAY</text:a></text:p>
          </table:table-cell>
          <table:table-cell table:style-name="ce9" office:value-type="string" calcext:value-type="string">
            <text:p><text:a xlink:href="https://x.com/i/spaces/1ynJOaROEbWKR" xlink:type="simple">https://x.com/i/spaces/1ynJOaROEbWKR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GaNNAZqNJj/la-curadora-la-sacerdotisa-y-el-ingeniero-eventos-en-cdmx" xlink:type="simple">La Curadora, la Sacerdotisa y el Ingeniero - Eventos en CDMX
 - Ended: Jul 18 2023 - Speakers: 10 - Duration: 2h 30m
</text:a></text:p>
          </table:table-cell>
          <table:table-cell table:style-name="ce4" office:value-type="string" calcext:value-type="string">
            <text:p>La Curadora, la Sacerdotisa y el Ingeniero - Eventos en CDMX</text:p>
          </table:table-cell>
          <table:table-cell table:style-name="ce5" office:value-type="date" office:date-value="2023-07-18" calcext:value-type="date">
            <text:p>Jul 18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30m</text:p>
          </table:table-cell>
          <table:table-cell table:style-name="ce10" office:value-type="float" office:value="118" calcext:value-type="float">
            <text:p>118</text:p>
          </table:table-cell>
          <table:table-cell table:style-name="ce9" office:value-type="string" calcext:value-type="string">
            <text:p><text:a xlink:href="https://x.com/i/spaces/1yNGaNNAZqNJj" xlink:type="simple">REPLAY</text:a></text:p>
          </table:table-cell>
          <table:table-cell table:style-name="ce9" office:value-type="string" calcext:value-type="string">
            <text:p><text:a xlink:href="https://x.com/i/spaces/1yNGaNNAZqNJj" xlink:type="simple">https://x.com/i/spaces/1yNGaNNAZqN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GaNMeWYVJj/previo-al-evento-en-monterrey-de-at-marcusdantusnft" xlink:type="simple">Previo al evento en Monterrey de @MarcusDantusNFT
 - Ended: Nov 22 2022 - Speakers: 11 - Duration: 1h 20m
</text:a></text:p>
          </table:table-cell>
          <table:table-cell table:style-name="ce4" office:value-type="string" calcext:value-type="string">
            <text:p>Previo al evento en Monterrey de @MarcusDantusNFT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20m</text:p>
          </table:table-cell>
          <table:table-cell table:style-name="ce10" office:value-type="float" office:value="71" calcext:value-type="float">
            <text:p>71</text:p>
          </table:table-cell>
          <table:table-cell table:style-name="ce9" office:value-type="string" calcext:value-type="string">
            <text:p><text:a xlink:href="https://x.com/i/spaces/1yNGaNMeWYVJj" xlink:type="simple">REPLAY</text:a></text:p>
          </table:table-cell>
          <table:table-cell table:style-name="ce9" office:value-type="string" calcext:value-type="string">
            <text:p><text:a xlink:href="https://x.com/i/spaces/1yNGaNMeWYVJj" xlink:type="simple">https://x.com/i/spaces/1yNGaNMeWYV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GaNEgjVNJj/el-economista-y-el-ingeniero-ep03" xlink:type="simple">El economista y el ingeniero Ep03
 - Ended: Nov 17 2022 - Speakers: 7 - Duration: 1h 30m
</text:a></text:p>
          </table:table-cell>
          <table:table-cell table:style-name="ce4" office:value-type="string" calcext:value-type="string">
            <text:p>El economista y el ingeniero Ep03</text:p>
          </table:table-cell>
          <table:table-cell table:style-name="ce5" office:value-type="date" office:date-value="2022-11-17" calcext:value-type="date">
            <text:p>Nov 17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30m</text:p>
          </table:table-cell>
          <table:table-cell table:style-name="ce10" office:value-type="float" office:value="62" calcext:value-type="float">
            <text:p>62</text:p>
          </table:table-cell>
          <table:table-cell table:style-name="ce9" office:value-type="string" calcext:value-type="string">
            <text:p><text:a xlink:href="https://x.com/i/spaces/1yNGaNEgjVNJj" xlink:type="simple">REPLAY</text:a></text:p>
          </table:table-cell>
          <table:table-cell table:style-name="ce9" office:value-type="string" calcext:value-type="string">
            <text:p><text:a xlink:href="https://x.com/i/spaces/1yNGaNEgjVNJj" xlink:type="simple">https://x.com/i/spaces/1yNGaNEgjVN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yjNZyPGB/nft-arte-y-artistas-de-piezas-1-1-episodio-05-con-at-meximalist" xlink:type="simple">NFT Arte y artistas de piezas 1-1. Episodio 05 con @meximalist
 - Ended: Jul 29 2022 - Speakers: 7 - Duration: 2h 37m
</text:a></text:p>
          </table:table-cell>
          <table:table-cell table:style-name="ce4" office:value-type="string" calcext:value-type="string">
            <text:p>NFT Arte y artistas de piezas 1-1. Episodio 05 con @meximalist</text:p>
          </table:table-cell>
          <table:table-cell table:style-name="ce5" office:value-type="date" office:date-value="2022-07-29" calcext:value-type="date">
            <text:p>Jul 29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h 37m</text:p>
          </table:table-cell>
          <table:table-cell table:style-name="ce10" office:value-type="float" office:value="73" calcext:value-type="float">
            <text:p>73</text:p>
          </table:table-cell>
          <table:table-cell table:style-name="ce9" office:value-type="string" calcext:value-type="string">
            <text:p><text:a xlink:href="https://x.com/i/spaces/1vOxwyjNZyPGB" xlink:type="simple">REPLAY</text:a></text:p>
          </table:table-cell>
          <table:table-cell table:style-name="ce9" office:value-type="string" calcext:value-type="string">
            <text:p><text:a xlink:href="https://x.com/i/spaces/1vOxwyjNZyPGB" xlink:type="simple">https://x.com/i/spaces/1vOxwyjNZyPG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jwYpEmJB/conoce-las-iniciativas-de-at-nohbek-oficial-y-sus-fundadoras" xlink:type="simple">Conoce las iniciativas de @Nohbek_oficial y sus fundadoras
 - Ended: Nov 14 2023 - Speakers: 10 - Duration: 2h 06m
</text:a></text:p>
          </table:table-cell>
          <table:table-cell table:style-name="ce4" office:value-type="string" calcext:value-type="string">
            <text:p>Conoce las iniciativas de @Nohbek_oficial y sus fundadoras</text:p>
          </table:table-cell>
          <table:table-cell table:style-name="ce5" office:value-type="date" office:date-value="2023-11-14" calcext:value-type="date">
            <text:p>Nov 14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06m</text:p>
          </table:table-cell>
          <table:table-cell table:style-name="ce10" office:value-type="float" office:value="146" calcext:value-type="float">
            <text:p>146</text:p>
          </table:table-cell>
          <table:table-cell table:style-name="ce9" office:value-type="string" calcext:value-type="string">
            <text:p><text:a xlink:href="https://x.com/i/spaces/1vOxwjwYpEmJB" xlink:type="simple">REPLAY</text:a></text:p>
          </table:table-cell>
          <table:table-cell table:style-name="ce9" office:value-type="string" calcext:value-type="string">
            <text:p><text:a xlink:href="https://x.com/i/spaces/1vOxwjwYpEmJB" xlink:type="simple">https://x.com/i/spaces/1vOxwjwYpEm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jQjqZEJB/banda-web3-nouns-prop-house-y-nouns-dao-amigos" xlink:type="simple">Banda Web3 - Nouns, Prop House y Nouns DAO Amigos
 - Ended: Jan 11 2024 - Speakers: 16 - Duration: 2h 11m
</text:a></text:p>
          </table:table-cell>
          <table:table-cell table:style-name="ce4" office:value-type="string" calcext:value-type="string">
            <text:p>Banda Web3 - Nouns, Prop House y Nouns DAO Amigos</text:p>
          </table:table-cell>
          <table:table-cell table:style-name="ce5" office:value-type="date" office:date-value="2024-01-11" calcext:value-type="date">
            <text:p>Jan 11 20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11m</text:p>
          </table:table-cell>
          <table:table-cell table:style-name="ce10" office:value-type="float" office:value="222" calcext:value-type="float">
            <text:p>222</text:p>
          </table:table-cell>
          <table:table-cell table:style-name="ce9" office:value-type="string" calcext:value-type="string">
            <text:p><text:a xlink:href="https://x.com/i/spaces/1vOxwjQjqZEJB" xlink:type="simple">REPLAY</text:a></text:p>
          </table:table-cell>
          <table:table-cell table:style-name="ce9" office:value-type="string" calcext:value-type="string">
            <text:p><text:a xlink:href="https://x.com/i/spaces/1vOxwjQjqZEJB" xlink:type="simple">https://x.com/i/spaces/1vOxwjQjqZE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AGRAQDMnDKl/el-primer-examen-on-chain-del-mundo-defi" xlink:type="simple">El primer examen On Chain del mundo - DEFI
 - Ended: Sep 19 2023 - Speakers: 7 - Duration: 1h 56m</text:a></text:p>
          </table:table-cell>
          <table:table-cell table:style-name="ce4" office:value-type="string" calcext:value-type="string">
            <text:p>El primer examen On Chain del mundo - DEFI</text:p>
          </table:table-cell>
          <table:table-cell table:style-name="ce5" office:value-type="date" office:date-value="2023-09-19" calcext:value-type="date">
            <text:p>Sep 19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56m</text:p>
          </table:table-cell>
          <table:table-cell table:style-name="ce10" office:value-type="float" office:value="108" calcext:value-type="float">
            <text:p>108</text:p>
          </table:table-cell>
          <table:table-cell table:style-name="ce9" office:value-type="string" calcext:value-type="string">
            <text:p><text:a xlink:href="https://x.com/i/spaces/1vAGRAQDMnDKl" xlink:type="simple">REPLAY</text:a></text:p>
          </table:table-cell>
          <table:table-cell table:style-name="ce9" office:value-type="string" calcext:value-type="string">
            <text:p><text:a xlink:href="https://x.com/i/spaces/1vAGRAQDMnDKl" xlink:type="simple">https://x.com/i/spaces/1vAGRAQDMnDK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rmxPkPmRnMJN/el-contador-el-economista-y-el-ingeniero-fed-chair-powell" xlink:type="simple">El Contador, el Economista y el Ingeniero - Fed Chair Powell
 - Ended: Mar 7 2023 - Speakers: 6 - Duration: 1h 05m
</text:a></text:p>
          </table:table-cell>
          <table:table-cell table:style-name="ce4" office:value-type="string" calcext:value-type="string">
            <text:p>El Contador, el Economista y el Ingeniero - Fed Chair Powell</text:p>
          </table:table-cell>
          <table:table-cell table:style-name="ce5" office:value-type="date" office:date-value="2023-03-07" calcext:value-type="date">
            <text:p>Mar 7 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05m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<text:a xlink:href="https://x.com/i/spaces/1rmxPkPmRnMJN" xlink:type="simple">REPLAY</text:a></text:p>
          </table:table-cell>
          <table:table-cell table:style-name="ce9" office:value-type="string" calcext:value-type="string">
            <text:p><text:a xlink:href="https://x.com/i/spaces/1rmxPkPmRnMJN" xlink:type="simple">https://x.com/i/spaces/1rmxPkPmRnM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eaKbrXLknaKX/la-abogada-el-economista-y-el-ingeniero" xlink:type="simple">La abogada, el economista y el ingeniero
 - Ended: Jan 19 2023 - Speakers: 8 - Duration: 1h 53m
</text:a></text:p>
          </table:table-cell>
          <table:table-cell table:style-name="ce4" office:value-type="string" calcext:value-type="string">
            <text:p>La abogada, el economista y el ingeniero</text:p>
          </table:table-cell>
          <table:table-cell table:style-name="ce5" office:value-type="date" office:date-value="2023-01-19" calcext:value-type="date">
            <text:p>Jan 19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3m</text:p>
          </table:table-cell>
          <table:table-cell table:style-name="ce10" office:value-type="float" office:value="88" calcext:value-type="float">
            <text:p>88</text:p>
          </table:table-cell>
          <table:table-cell table:style-name="ce9" office:value-type="string" calcext:value-type="string">
            <text:p><text:a xlink:href="https://x.com/i/spaces/1eaKbrXLknaKX" xlink:type="simple">REPLAY</text:a></text:p>
          </table:table-cell>
          <table:table-cell table:style-name="ce9" office:value-type="string" calcext:value-type="string">
            <text:p><text:a xlink:href="https://x.com/i/spaces/1eaKbrXLknaKX" xlink:type="simple">https://x.com/i/spaces/1eaKbrXLkna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KDoRmoPvxV/la-abogada-el-economista-y-el-ingeniero-faltan-bancos-por-caer" xlink:type="simple">La Abogada, el Economista y el Ingeniero - ¿Faltan bancos por caer?
 - Ended: Mar 14 2023 - Speakers: 12 - Duration: 2h 12m
Financial servicesBusiness news</text:a></text:p>
          </table:table-cell>
          <table:table-cell table:style-name="ce4" office:value-type="string" calcext:value-type="string">
            <text:p>La Abogada, el Economista y el Ingeniero - ¿Faltan bancos por caer?</text:p>
          </table:table-cell>
          <table:table-cell table:style-name="ce5" office:value-type="date" office:date-value="2023-03-14" calcext:value-type="date">
            <text:p>Mar 14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h 12m</text:p>
          </table:table-cell>
          <table:table-cell table:style-name="ce10" office:value-type="float" office:value="229" calcext:value-type="float">
            <text:p>229</text:p>
          </table:table-cell>
          <table:table-cell table:style-name="ce9" office:value-type="string" calcext:value-type="string">
            <text:p><text:a xlink:href="https://x.com/i/spaces/1YqKDoRmoPvxV" xlink:type="simple">REPLAY</text:a></text:p>
          </table:table-cell>
          <table:table-cell table:style-name="ce9" office:value-type="string" calcext:value-type="string">
            <text:p><text:a xlink:href="https://x.com/i/spaces/1YqKDoRmoPvxV" xlink:type="simple">https://x.com/i/spaces/1YqKDoRmoPvx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KDobEraDxV/la-abogada-el-economista-y-el-ingeniero-ley-creadores-de-contenido" xlink:type="simple">La abogada, el economista y el ingeniero - Ley creadores de contenido
 - Ended: Jan 12 2023 - Speakers: 7 - Duration: 1h 35m
</text:a></text:p>
          </table:table-cell>
          <table:table-cell table:style-name="ce4" office:value-type="string" calcext:value-type="string">
            <text:p>La abogada, el economista y el ingeniero - Ley creadores de contenido</text:p>
          </table:table-cell>
          <table:table-cell table:style-name="ce5" office:value-type="date" office:date-value="2023-01-12" calcext:value-type="date">
            <text:p>Jan 12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35m</text:p>
          </table:table-cell>
          <table:table-cell table:style-name="ce10" office:value-type="float" office:value="87" calcext:value-type="float">
            <text:p>87</text:p>
          </table:table-cell>
          <table:table-cell table:style-name="ce9" office:value-type="string" calcext:value-type="string">
            <text:p><text:a xlink:href="https://x.com/i/spaces/1YqKDobEraDxV" xlink:type="simple">REPLAY</text:a></text:p>
          </table:table-cell>
          <table:table-cell table:style-name="ce9" office:value-type="string" calcext:value-type="string">
            <text:p><text:a xlink:href="https://x.com/i/spaces/1YqKDobEraDxV" xlink:type="simple">https://x.com/i/spaces/1YqKDobEraDx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KDqaeMONGV/entrevista-con-el-equipo-de-at-ivoryinvestors" xlink:type="simple">Entrevista con el equipo de @IvoryInvestors
 - Ended: Dec 18 2021 - Speakers: 6 - Duration: 59m</text:a></text:p>
          </table:table-cell>
          <table:table-cell table:style-name="ce4" office:value-type="string" calcext:value-type="string">
            <text:p>Entrevista con el equipo de @IvoryInvestors</text:p>
          </table:table-cell>
          <table:table-cell table:style-name="ce5" office:value-type="date" office:date-value="2021-12-18" calcext:value-type="date">
            <text:p>Dec 18 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59m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NADA</text:p>
          </table:table-cell>
          <table:table-cell table:style-name="ce6" table:number-columns-repeated="21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xoDbbAmvKv/banda-web3-salud-mental-con-at-motusdao" xlink:type="simple">Banda Web3 - Salud Mental con @MotusDao
 - Ended: Dec 19 2023 - Speakers: 9 - Duration: 2h 23m
</text:a></text:p>
          </table:table-cell>
          <table:table-cell table:style-name="ce4" office:value-type="string" calcext:value-type="string">
            <text:p>Banda Web3 - Salud Mental con @MotusDao</text:p>
          </table:table-cell>
          <table:table-cell table:style-name="ce5" office:value-type="date" office:date-value="2023-12-19" calcext:value-type="date">
            <text:p>Dec 19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23m</text:p>
          </table:table-cell>
          <table:table-cell table:style-name="ce10" office:value-type="float" office:value="240" calcext:value-type="float">
            <text:p>240</text:p>
          </table:table-cell>
          <table:table-cell table:style-name="ce9" office:value-type="string" calcext:value-type="string">
            <text:p><text:a xlink:href="https://x.com/i/spaces/1YqxoDbbAmvKv" xlink:type="simple">REPLAY</text:a></text:p>
          </table:table-cell>
          <table:table-cell table:style-name="ce9" office:value-type="string" calcext:value-type="string">
            <text:p><text:a xlink:href="https://x.com/i/spaces/1YqxoDbbAmvKv" xlink:type="simple">https://x.com/i/spaces/1YqxoDbbAmvK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qxoppqvEQKv/el-spaces-que-necesitabamos-ep04-coleccion-at-masmonos-con-at-meximalist" xlink:type="simple">El Spaces que necesitábamos Ep04 Colección @masmonos con @meximalist
 - Ended: Jul 7 2022 - Speakers: 16 - Duration: 2h 47m
</text:a></text:p>
          </table:table-cell>
          <table:table-cell table:style-name="ce4" office:value-type="string" calcext:value-type="string">
            <text:p>El Spaces que necesitábamos Ep04 Colección @masmonos con @meximalist</text:p>
          </table:table-cell>
          <table:table-cell table:style-name="ce5" office:value-type="date" office:date-value="2022-07-07" calcext:value-type="date">
            <text:p>Jul 7 202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47m</text:p>
          </table:table-cell>
          <table:table-cell table:style-name="ce10" office:value-type="float" office:value="153" calcext:value-type="float">
            <text:p>153</text:p>
          </table:table-cell>
          <table:table-cell table:style-name="ce9" office:value-type="string" calcext:value-type="string">
            <text:p><text:a xlink:href="https://x.com/i/spaces/1YqxoppqvEQKv" xlink:type="simple">REPLAY</text:a></text:p>
          </table:table-cell>
          <table:table-cell table:style-name="ce9" office:value-type="string" calcext:value-type="string">
            <text:p><text:a xlink:href="https://x.com/i/spaces/1YqxoppqvEQKv" xlink:type="simple">https://x.com/i/spaces/1YqxoppqvEQK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kKzXNybMZJv/la-abogada-el-economista-y-el-ingeniero-leyes-en-europa" xlink:type="simple">La Abogada, el Economista y el Ingeniero - Leyes en Europa
 - Ended: Apr 20 2023 - Speakers: 8 - Duration: 2h 21m
</text:a></text:p>
          </table:table-cell>
          <table:table-cell table:style-name="ce4" office:value-type="string" calcext:value-type="string">
            <text:p>La Abogada, el Economista y el Ingeniero - Leyes en Europa</text:p>
          </table:table-cell>
          <table:table-cell table:style-name="ce5" office:value-type="date" office:date-value="2023-04-20" calcext:value-type="date">
            <text:p>Apr 20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h 21m</text:p>
          </table:table-cell>
          <table:table-cell table:style-name="ce10" office:value-type="float" office:value="124" calcext:value-type="float">
            <text:p>124</text:p>
          </table:table-cell>
          <table:table-cell table:style-name="ce9" office:value-type="string" calcext:value-type="string">
            <text:p><text:a xlink:href="https://x.com/i/spaces/1ZkKzXNybMZJv" xlink:type="simple">REPLAY</text:a></text:p>
          </table:table-cell>
          <table:table-cell table:style-name="ce9" office:value-type="string" calcext:value-type="string">
            <text:p><text:a xlink:href="https://x.com/i/spaces/1ZkKzXNybMZJv" xlink:type="simple">https://x.com/i/spaces/1ZkKzXNybMZJ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kKzXQVvjNJv/la-abogada-el-economista-y-el-ingeniero-ep-05" xlink:type="simple">La abogada, el economista y el ingeniero Ep 05
 - Ended: Nov 24 2022 - Speakers: 6 - Duration: 1h 34m
</text:a></text:p>
          </table:table-cell>
          <table:table-cell table:style-name="ce4" office:value-type="string" calcext:value-type="string">
            <text:p>La abogada, el economista y el ingeniero Ep 05</text:p>
          </table:table-cell>
          <table:table-cell table:style-name="ce5" office:value-type="date" office:date-value="2022-11-24" calcext:value-type="date">
            <text:p>Nov 24 20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34m</text:p>
          </table:table-cell>
          <table:table-cell table:style-name="ce10" office:value-type="float" office:value="40" calcext:value-type="float">
            <text:p>40</text:p>
          </table:table-cell>
          <table:table-cell table:style-name="ce9" office:value-type="string" calcext:value-type="string">
            <text:p><text:a xlink:href="https://x.com/i/spaces/1ZkKzXQVvjNJv" xlink:type="simple">REPLAY</text:a></text:p>
          </table:table-cell>
          <table:table-cell table:style-name="ce9" office:value-type="string" calcext:value-type="string">
            <text:p><text:a xlink:href="https://x.com/i/spaces/1ZkKzXQVvjNJv" xlink:type="simple">https://x.com/i/spaces/1ZkKzXQVvjNJ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kKzjBykOWKv/at-meta-pool-gobernanza-on-chain-y-grants" xlink:type="simple">@Meta_Pool - Gobernanza on-chain y Grants
 - Ended: Nov 16 2023 - Speakers: 4 - Duration: 1h 51m
</text:a></text:p>
          </table:table-cell>
          <table:table-cell table:style-name="ce4" office:value-type="string" calcext:value-type="string">
            <text:p>@Meta_Pool - Gobernanza on-chain y Grants</text:p>
          </table:table-cell>
          <table:table-cell table:style-name="ce5" office:value-type="date" office:date-value="2023-11-16" calcext:value-type="date">
            <text:p>Nov 16 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51m</text:p>
          </table:table-cell>
          <table:table-cell table:style-name="ce10" office:value-type="float" office:value="147" calcext:value-type="float">
            <text:p>147</text:p>
          </table:table-cell>
          <table:table-cell table:style-name="ce9" office:value-type="string" calcext:value-type="string">
            <text:p><text:a xlink:href="https://x.com/i/spaces/1ZkKzjBykOWKv" xlink:type="simple">REPLAY</text:a></text:p>
          </table:table-cell>
          <table:table-cell table:style-name="ce9" office:value-type="string" calcext:value-type="string">
            <text:p><text:a xlink:href="https://x.com/i/spaces/1ZkKzjBykOWKv" xlink:type="simple">https://x.com/i/spaces/1ZkKzjBykOWKv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RJZMXMbqmGB/la-abogada-el-economista-y-el-ingeniero-historia-del-dinero" xlink:type="simple">La Abogada, el Economista y el Ingeniero - Historia del Dinero
 - Ended: Feb 16 2023 - Speakers: 6 - Duration: 1h 41m</text:a></text:p>
          </table:table-cell>
          <table:table-cell table:style-name="ce4" office:value-type="string" calcext:value-type="string">
            <text:p>La Abogada, el Economista y el Ingeniero - Historia del Dinero</text:p>
          </table:table-cell>
          <table:table-cell table:style-name="ce5" office:value-type="date" office:date-value="2023-02-16" calcext:value-type="date">
            <text:p>Feb 16 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41m</text:p>
          </table:table-cell>
          <table:table-cell table:style-name="ce10" office:value-type="float" office:value="75" calcext:value-type="float">
            <text:p>75</text:p>
          </table:table-cell>
          <table:table-cell table:style-name="ce9" office:value-type="string" calcext:value-type="string">
            <text:p><text:a xlink:href="https://x.com/i/spaces/1dRJZMXMbqmGB" xlink:type="simple">REPLAY</text:a></text:p>
          </table:table-cell>
          <table:table-cell table:style-name="ce9" office:value-type="string" calcext:value-type="string">
            <text:p><text:a xlink:href="https://x.com/i/spaces/1dRJZMXMbqmGB" xlink:type="simple">https://x.com/i/spaces/1dRJZMXMbqmG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RKZMQPwZzxB/la-sacerdotisa-el-economista-y-el-inge-rug-show-mx" xlink:type="simple">La Sacerdotisa, el Economista y el Inge - Rug Show Mx
 - Ended: Jun 6 2023 - Speakers: 2 - Duration: 2h 58m
</text:a></text:p>
          </table:table-cell>
          <table:table-cell table:style-name="ce4" office:value-type="string" calcext:value-type="string">
            <text:p>La Sacerdotisa, el Economista y el Inge - Rug Show Mx</text:p>
          </table:table-cell>
          <table:table-cell table:style-name="ce5" office:value-type="date" office:date-value="2023-06-06" calcext:value-type="date">
            <text:p>Jun 6 20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h 58m</text:p>
          </table:table-cell>
          <table:table-cell table:style-name="ce10" office:value-type="float" office:value="203" calcext:value-type="float">
            <text:p>203</text:p>
          </table:table-cell>
          <table:table-cell table:style-name="ce9" office:value-type="string" calcext:value-type="string">
            <text:p><text:a xlink:href="https://x.com/i/spaces/1dRKZMQPwZzxB" xlink:type="simple">REPLAY</text:a></text:p>
          </table:table-cell>
          <table:table-cell table:style-name="ce9" office:value-type="string" calcext:value-type="string">
            <text:p><text:a xlink:href="https://x.com/i/spaces/1dRKZMQPwZzxB" xlink:type="simple">https://x.com/i/spaces/1dRKZMQPwZzx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jGXNkBjkvxZ/banda-web3-icp-hub-latam-fomentando-la-educacion-con-icp" xlink:type="simple">Banda Web3 - ICP Hub Latam, fomentando la educación con ICP
 - Ended: Jan 23 2024 - Speakers: 2 - Duration: 08m
</text:a></text:p>
          </table:table-cell>
          <table:table-cell table:style-name="ce4" office:value-type="string" calcext:value-type="string">
            <text:p>Banda Web3 - ICP Hub Latam, fomentando la educación con ICP</text:p>
          </table:table-cell>
          <table:table-cell table:style-name="ce5" office:value-type="date" office:date-value="2024-01-23" calcext:value-type="date">
            <text:p>Jan 23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8m</text:p>
          </table:table-cell>
          <table:table-cell table:style-name="ce10" office:value-type="float" office:value="33" calcext:value-type="float">
            <text:p>33</text:p>
          </table:table-cell>
          <table:table-cell table:style-name="ce9" office:value-type="string" calcext:value-type="string">
            <text:p><text:a xlink:href="https://x.com/i/spaces/1djGXNkBjkvxZ" xlink:type="simple">REPLAY</text:a></text:p>
          </table:table-cell>
          <table:table-cell table:style-name="ce9" office:value-type="string" calcext:value-type="string">
            <text:p><text:a xlink:href="https://x.com/i/spaces/1djGXNkBjkvxZ" xlink:type="simple">https://x.com/i/spaces/1djGXNkBjkvxZ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djGXldQjDOGZ/el-economista-el-looser-y-el-ingeniero-noticias-y-pre-nftnyc" xlink:type="simple">El Economista, el Looser y el Ingeniero - Noticias y Pre NFTNYC
 - Ended: Apr 11 2023 - Speakers: 13 - Duration: 2h 26m
</text:a></text:p>
          </table:table-cell>
          <table:table-cell table:style-name="ce4" office:value-type="string" calcext:value-type="string">
            <text:p>El Economista, el Looser y el Ingeniero - Noticias y Pre NFTNYC</text:p>
          </table:table-cell>
          <table:table-cell table:style-name="ce5" office:value-type="date" office:date-value="2023-04-11" calcext:value-type="date">
            <text:p>Apr 11 20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h 26m</text:p>
          </table:table-cell>
          <table:table-cell table:style-name="ce10" office:value-type="float" office:value="161" calcext:value-type="float">
            <text:p>161</text:p>
          </table:table-cell>
          <table:table-cell table:style-name="ce9" office:value-type="string" calcext:value-type="string">
            <text:p><text:a xlink:href="https://x.com/i/spaces/1djGXldQjDOGZ" xlink:type="simple">REPLAY</text:a></text:p>
          </table:table-cell>
          <table:table-cell table:style-name="ce9" office:value-type="string" calcext:value-type="string">
            <text:p><text:a xlink:href="https://x.com/i/spaces/1djGXldQjDOGZ" xlink:type="simple">https://x.com/i/spaces/1djGXldQjDOGZ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eaKbgDgNQvGX/banda-web3-ataque-a-ledger" xlink:type="simple">Banda Web3 - Ataque a LEDGER 😭
 - Ended: Dec 14 2023 - Speakers: 13 - Duration: 1h 23m
</text:a></text:p>
          </table:table-cell>
          <table:table-cell table:style-name="ce4" office:value-type="string" calcext:value-type="string">
            <text:p>Banda Web3 - Ataque a LEDGER 😭</text:p>
          </table:table-cell>
          <table:table-cell table:style-name="ce5" office:value-type="date" office:date-value="2023-12-14" calcext:value-type="date">
            <text:p>Dec 14 20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1h 23m</text:p>
          </table:table-cell>
          <table:table-cell table:style-name="ce10" office:value-type="float" office:value="168" calcext:value-type="float">
            <text:p>168</text:p>
          </table:table-cell>
          <table:table-cell table:style-name="ce9" office:value-type="string" calcext:value-type="string">
            <text:p><text:a xlink:href="https://x.com/i/spaces/1eaKbgDgNQvGX" xlink:type="simple">REPLAY</text:a></text:p>
          </table:table-cell>
          <table:table-cell table:style-name="ce9" office:value-type="string" calcext:value-type="string">
            <text:p><text:a xlink:href="https://x.com/i/spaces/1eaKbgDgNQvGX" xlink:type="simple">https://x.com/i/spaces/1eaKbgDgNQvG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eaKbgDoNQvGX/banda-web3-chismesito-con-at-anaqueenmaker" xlink:type="simple">Banda Web3 - Chismesito con @anaqueenmaker
 - Ended: Dec 5 2023 - Speakers: 5 - Duration: 1h 52m
</text:a></text:p>
          </table:table-cell>
          <table:table-cell table:style-name="ce4" office:value-type="string" calcext:value-type="string">
            <text:p>Banda Web3 - Chismesito con @anaqueenmaker</text:p>
          </table:table-cell>
          <table:table-cell table:style-name="ce5" office:value-type="date" office:date-value="2023-12-05" calcext:value-type="date">
            <text:p>Dec 5 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52m</text:p>
          </table:table-cell>
          <table:table-cell table:style-name="ce10" office:value-type="float" office:value="161" calcext:value-type="float">
            <text:p>161</text:p>
          </table:table-cell>
          <table:table-cell table:style-name="ce9" office:value-type="string" calcext:value-type="string">
            <text:p><text:a xlink:href="https://x.com/i/spaces/1eaKbgDoNQvGX" xlink:type="simple">REPLAY</text:a></text:p>
          </table:table-cell>
          <table:table-cell table:style-name="ce9" office:value-type="string" calcext:value-type="string">
            <text:p><text:a xlink:href="https://x.com/i/spaces/1eaKbgDoNQvGX" xlink:type="simple">https://x.com/i/spaces/1eaKbgDoNQvG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eaKbgodvlrGX/eventos-en-mty-puentes-quemados-at-gitcoin-shill-space" xlink:type="simple">Eventos en Mty, puentes quemados, @Gitcoin Shill Space
 - Ended: Nov 21 2023 - Speakers: 19 - Duration: 3h 30m
</text:a></text:p>
          </table:table-cell>
          <table:table-cell table:style-name="ce4" office:value-type="string" calcext:value-type="string">
            <text:p>Eventos en Mty, puentes quemados, @Gitcoin Shill Space</text:p>
          </table:table-cell>
          <table:table-cell table:style-name="ce5" office:value-type="date" office:date-value="2023-11-21" calcext:value-type="date">
            <text:p>Nov 21 202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3h 30m</text:p>
          </table:table-cell>
          <table:table-cell table:style-name="ce10" office:value-type="float" office:value="360" calcext:value-type="float">
            <text:p>360</text:p>
          </table:table-cell>
          <table:table-cell table:style-name="ce9" office:value-type="string" calcext:value-type="string">
            <text:p><text:a xlink:href="https://x.com/i/spaces/1eaKbgodvlrGX" xlink:type="simple">REPLAY</text:a></text:p>
          </table:table-cell>
          <table:table-cell table:style-name="ce9" office:value-type="string" calcext:value-type="string">
            <text:p><text:a xlink:href="https://x.com/i/spaces/1eaKbgodvlrGX" xlink:type="simple">https://x.com/i/spaces/1eaKbgodvlrG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eaKbrXLknaKX/la-abogada-el-economista-y-el-ingeniero" xlink:type="simple">La abogada, el economista y el ingeniero
 - Ended: Jan 19 2023 - Speakers: 8 - Duration: 1h 53m
</text:a></text:p>
          </table:table-cell>
          <table:table-cell table:style-name="ce4" office:value-type="string" calcext:value-type="string">
            <text:p>La abogada, el economista y el ingeniero</text:p>
          </table:table-cell>
          <table:table-cell table:style-name="ce5" office:value-type="date" office:date-value="2023-01-19" calcext:value-type="date">
            <text:p>Jan 19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3m</text:p>
          </table:table-cell>
          <table:table-cell table:style-name="ce10" office:value-type="float" office:value="88" calcext:value-type="float">
            <text:p>88</text:p>
          </table:table-cell>
          <table:table-cell table:style-name="ce9" office:value-type="string" calcext:value-type="string">
            <text:p><text:a xlink:href="https://x.com/i/spaces/1eaKbrXLknaKX" xlink:type="simple">REPLAY</text:a></text:p>
          </table:table-cell>
          <table:table-cell table:style-name="ce9" office:value-type="string" calcext:value-type="string">
            <text:p><text:a xlink:href="https://x.com/i/spaces/1eaKbrXLknaKX" xlink:type="simple">https://x.com/i/spaces/1eaKbrXLkna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gqGvQmZBDgKB/proyectos-de-la-comunidad-at-mxweb3-y-tertulia-jam-de-at-happ3nxyz" xlink:type="simple">Proyectos de la comunidad @mxweb3 y Tertulia Jam de @Happ3nxyz
 - Ended: Nov 28 2023 - Speakers: 9 - Duration: 2h 10m
</text:a></text:p>
          </table:table-cell>
          <table:table-cell table:style-name="ce4" office:value-type="string" calcext:value-type="string">
            <text:p>Proyectos de la comunidad @mxweb3 y Tertulia Jam de @Happ3nxyz</text:p>
          </table:table-cell>
          <table:table-cell table:style-name="ce5" office:value-type="date" office:date-value="2023-11-28" calcext:value-type="date">
            <text:p>Nov 28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10m</text:p>
          </table:table-cell>
          <table:table-cell table:style-name="ce10" office:value-type="float" office:value="175" calcext:value-type="float">
            <text:p>175</text:p>
          </table:table-cell>
          <table:table-cell table:style-name="ce9" office:value-type="string" calcext:value-type="string">
            <text:p><text:a xlink:href="https://x.com/i/spaces/1gqGvQmZBDgKB" xlink:type="simple">REPLAY</text:a></text:p>
          </table:table-cell>
          <table:table-cell table:style-name="ce9" office:value-type="string" calcext:value-type="string">
            <text:p><text:a xlink:href="https://x.com/i/spaces/1gqGvQmZBDgKB" xlink:type="simple">https://x.com/i/spaces/1gqGvQmZBDgK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gqGvQzEDQeKB/banda-web3-estado-del-mercado-con-at-granmetanoia-y-at-delarg0" xlink:type="simple">Banda Web3 - Estado del mercado con @granmetanoia y @deLarg0
 - Ended: Dec 12 2023 - Speakers: 7 - Duration: 1h 43m
</text:a></text:p>
          </table:table-cell>
          <table:table-cell table:style-name="ce4" office:value-type="string" calcext:value-type="string">
            <text:p>Banda Web3 - Estado del mercado con @granmetanoia y @deLarg0</text:p>
          </table:table-cell>
          <table:table-cell table:style-name="ce5" office:value-type="date" office:date-value="2023-12-12" calcext:value-type="date">
            <text:p>Dec 12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3m</text:p>
          </table:table-cell>
          <table:table-cell table:style-name="ce10" office:value-type="float" office:value="169" calcext:value-type="float">
            <text:p>169</text:p>
          </table:table-cell>
          <table:table-cell table:style-name="ce9" office:value-type="string" calcext:value-type="string">
            <text:p><text:a xlink:href="https://x.com/i/spaces/1gqGvQzEDQeKB" xlink:type="simple">REPLAY</text:a></text:p>
          </table:table-cell>
          <table:table-cell table:style-name="ce9" office:value-type="string" calcext:value-type="string">
            <text:p><text:a xlink:href="https://x.com/i/spaces/1gqGvQzEDQeKB" xlink:type="simple">https://x.com/i/spaces/1gqGvQzEDQeK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gqxvQkyovRJB/women-of-web3-nyc-recap-con-at-anananfts-at-neefter" xlink:type="simple">Women of Web3 NYC Recap con @Anana @Neefter_
 - Ended: Sep 28 2023 - Speakers: 9 - Duration: 1h 50m
</text:a></text:p>
          </table:table-cell>
          <table:table-cell table:style-name="ce4" office:value-type="string" calcext:value-type="string">
            <text:p>Women of Web3 NYC Recap con @Anana @Neefter_</text:p>
          </table:table-cell>
          <table:table-cell table:style-name="ce5" office:value-type="date" office:date-value="2023-09-28" calcext:value-type="date">
            <text:p>Sep 28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50m</text:p>
          </table:table-cell>
          <table:table-cell table:style-name="ce10" office:value-type="float" office:value="90" calcext:value-type="float">
            <text:p>90</text:p>
          </table:table-cell>
          <table:table-cell table:style-name="ce9" office:value-type="string" calcext:value-type="string">
            <text:p><text:a xlink:href="https://x.com/i/spaces/1gqxvQkyovRJB" xlink:type="simple">REPLAY</text:a></text:p>
          </table:table-cell>
          <table:table-cell table:style-name="ce9" office:value-type="string" calcext:value-type="string">
            <text:p><text:a xlink:href="https://x.com/i/spaces/1gqxvQkyovRJB" xlink:type="simple">https://x.com/i/spaces/1gqxvQkyovR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gqxvyEEadeJB/la-sacerdotisa-el-economista-y-el-inge-criptolatinfestcetesnet" xlink:type="simple">La Sacerdotisa, el Economista y el Inge - CriptoLatinFest/Cetes/$NET
 - Ended: Jun 13 2023 - Speakers: 8 - Duration: 2h 18m
</text:a></text:p>
          </table:table-cell>
          <table:table-cell table:style-name="ce4" office:value-type="string" calcext:value-type="string">
            <text:p>La Sacerdotisa, el Economista y el Inge - CriptoLatinFest/Cetes/$NET</text:p>
          </table:table-cell>
          <table:table-cell table:style-name="ce5" office:value-type="date" office:date-value="2023-06-13" calcext:value-type="date">
            <text:p>Jun 13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h 18m</text:p>
          </table:table-cell>
          <table:table-cell table:style-name="ce10" office:value-type="float" office:value="139" calcext:value-type="float">
            <text:p>139</text:p>
          </table:table-cell>
          <table:table-cell table:style-name="ce9" office:value-type="string" calcext:value-type="string">
            <text:p><text:a xlink:href="https://x.com/i/spaces/1gqxvyEEadeJB" xlink:type="simple">REPLAY</text:a></text:p>
          </table:table-cell>
          <table:table-cell table:style-name="ce9" office:value-type="string" calcext:value-type="string">
            <text:p><text:a xlink:href="https://x.com/i/spaces/1gqxvyEEadeJB" xlink:type="simple">https://x.com/i/spaces/1gqxvyEEade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gqxvyjdAZaJB/gitcoin-grants-18-at-refimexico-at-antisat-eth-at-carnescrypto" xlink:type="simple">Gitcoin Grants #18 @refimexico @antisat_eth @carnescrypto
 - Ended: Aug 24 2023 - Speakers: 5 - Duration: 1h 10m
</text:a></text:p>
          </table:table-cell>
          <table:table-cell table:style-name="ce4" office:value-type="string" calcext:value-type="string">
            <text:p>Gitcoin Grants #18 @refimexico @antisat_eth @carnescrypto</text:p>
          </table:table-cell>
          <table:table-cell table:style-name="ce5" office:value-type="date" office:date-value="2023-08-24" calcext:value-type="date">
            <text:p>Aug 24 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10m</text:p>
          </table:table-cell>
          <table:table-cell table:style-name="ce10" office:value-type="float" office:value="63" calcext:value-type="float">
            <text:p>63</text:p>
          </table:table-cell>
          <table:table-cell table:style-name="ce9" office:value-type="string" calcext:value-type="string">
            <text:p><text:a xlink:href="https://x.com/i/spaces/1gqxvyjdAZaJB" xlink:type="simple">REPLAY</text:a></text:p>
          </table:table-cell>
          <table:table-cell table:style-name="ce9" office:value-type="string" calcext:value-type="string">
            <text:p><text:a xlink:href="https://x.com/i/spaces/1gqxvyjdAZaJB" xlink:type="simple">https://x.com/i/spaces/1gqxvyjdAZa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gqxvyqAmBlJB/la-contadora-el-economista-y-el-ingeniero-regulacion-cripto" xlink:type="simple">La Contadora, el Economista y el Ingeniero - Regulación Cripto
 - Ended: Feb 21 2023 - Speakers: 3 - Duration: 1h 45m
</text:a></text:p>
          </table:table-cell>
          <table:table-cell table:style-name="ce4" office:value-type="string" calcext:value-type="string">
            <text:p>La Contadora, el Economista y el Ingeniero - Regulación Cripto</text:p>
          </table:table-cell>
          <table:table-cell table:style-name="ce5" office:value-type="date" office:date-value="2023-02-21" calcext:value-type="date">
            <text:p>Feb 21 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45m</text:p>
          </table:table-cell>
          <table:table-cell table:style-name="ce10" office:value-type="float" office:value="72" calcext:value-type="float">
            <text:p>72</text:p>
          </table:table-cell>
          <table:table-cell table:style-name="ce9" office:value-type="string" calcext:value-type="string">
            <text:p><text:a xlink:href="https://x.com/i/spaces/1gqxvyqAmBlJB" xlink:type="simple">REPLAY</text:a></text:p>
          </table:table-cell>
          <table:table-cell table:style-name="ce9" office:value-type="string" calcext:value-type="string">
            <text:p><text:a xlink:href="https://x.com/i/spaces/1gqxvyqAmBlJB" xlink:type="simple">https://x.com/i/spaces/1gqxvyqAmBl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jMJgLQqAVqxL/la-abogada-el-economista-y-el-ingeniero-codigo-civil-sec-swift" xlink:type="simple">La Abogada, el Economista y el Ingeniero - Código Civil, SEC, SWIFT
 - Ended: Jun 8 2023 - Speakers: 4 - Duration: 1h 34m
</text:a></text:p>
          </table:table-cell>
          <table:table-cell table:style-name="ce4" office:value-type="string" calcext:value-type="string">
            <text:p>La Abogada, el Economista y el Ingeniero - Código Civil, SEC, SWIFT</text:p>
          </table:table-cell>
          <table:table-cell table:style-name="ce5" office:value-type="date" office:date-value="2023-06-08" calcext:value-type="date">
            <text:p>Jun 8 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34m</text:p>
          </table:table-cell>
          <table:table-cell table:style-name="ce10" office:value-type="float" office:value="82" calcext:value-type="float">
            <text:p>82</text:p>
          </table:table-cell>
          <table:table-cell table:style-name="ce9" office:value-type="string" calcext:value-type="string">
            <text:p><text:a xlink:href="https://x.com/i/spaces/1jMJgLQqAVqxL" xlink:type="simple">REPLAY</text:a></text:p>
          </table:table-cell>
          <table:table-cell table:style-name="ce9" office:value-type="string" calcext:value-type="string">
            <text:p><text:a xlink:href="https://x.com/i/spaces/1jMJgLQqAVqxL" xlink:type="simple">https://x.com/i/spaces/1jMJgLQqAVqx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jMKgmVZAOeJL/to-the-moon-at-thesuperama-live-mint" xlink:type="simple">To The Moon - @TheSuperama Live Mint
 - Ended: Nov 3 2023 - Speakers: 8 - Duration: 1h 42m
</text:a></text:p>
          </table:table-cell>
          <table:table-cell table:style-name="ce4" office:value-type="string" calcext:value-type="string">
            <text:p>To The Moon - @TheSuperama Live Mint</text:p>
          </table:table-cell>
          <table:table-cell table:style-name="ce5" office:value-type="date" office:date-value="2023-11-03" calcext:value-type="date">
            <text:p>Nov 3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42m</text:p>
          </table:table-cell>
          <table:table-cell table:style-name="ce10" office:value-type="float" office:value="129" calcext:value-type="float">
            <text:p>129</text:p>
          </table:table-cell>
          <table:table-cell table:style-name="ce9" office:value-type="string" calcext:value-type="string">
            <text:p><text:a xlink:href="https://x.com/i/spaces/1jMKgmVZAOeJL" xlink:type="simple">REPLAY</text:a></text:p>
          </table:table-cell>
          <table:table-cell table:style-name="ce9" office:value-type="string" calcext:value-type="string">
            <text:p><text:a xlink:href="https://x.com/i/spaces/1jMKgmVZAOeJL" xlink:type="simple">https://x.com/i/spaces/1jMKgmVZAOeJ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kvJpvweVXbKE/banda-web3-caso-at-0xgonzalo-con-at-solencontraluz" xlink:type="simple">Banda Web3 - Caso @0xgonzalo_ con @solencontraluz
 - Ended: Dec 26 2023 - Speakers: 12 - Duration: 2h 30m
</text:a></text:p>
          </table:table-cell>
          <table:table-cell table:style-name="ce4" office:value-type="string" calcext:value-type="string">
            <text:p>Banda Web3 - Caso @0xgonzalo_ con @solencontraluz</text:p>
          </table:table-cell>
          <table:table-cell table:style-name="ce5" office:value-type="date" office:date-value="2023-12-26" calcext:value-type="date">
            <text:p>Dec 26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h 30m</text:p>
          </table:table-cell>
          <table:table-cell table:style-name="ce10" office:value-type="float" office:value="260" calcext:value-type="float">
            <text:p>260</text:p>
          </table:table-cell>
          <table:table-cell table:style-name="ce9" office:value-type="string" calcext:value-type="string">
            <text:p><text:a xlink:href="https://x.com/i/spaces/1kvJpvweVXbKE" xlink:type="simple">REPLAY</text:a></text:p>
          </table:table-cell>
          <table:table-cell table:style-name="ce9" office:value-type="string" calcext:value-type="string">
            <text:p><text:a xlink:href="https://x.com/i/spaces/1kvJpvweVXbKE" xlink:type="simple">https://x.com/i/spaces/1kvJpvweVXbKE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DGLnBkagkxm/megaspace-muj3res-se-van-a-la-onu" xlink:type="simple">MegaSpace - MUJ3RES SE VAN A LA ONU
 - Ended: Sep 12 2023 - Speakers: 17 - Duration: 2h 28m
</text:a></text:p>
          </table:table-cell>
          <table:table-cell table:style-name="ce4" office:value-type="string" calcext:value-type="string">
            <text:p>MegaSpace - MUJ3RES SE VAN A LA ONU</text:p>
          </table:table-cell>
          <table:table-cell table:style-name="ce5" office:value-type="date" office:date-value="2023-09-12" calcext:value-type="date">
            <text:p>Sep 12 202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h 28m</text:p>
          </table:table-cell>
          <table:table-cell table:style-name="ce10" office:value-type="float" office:value="217" calcext:value-type="float">
            <text:p>217</text:p>
          </table:table-cell>
          <table:table-cell table:style-name="ce9" office:value-type="string" calcext:value-type="string">
            <text:p><text:a xlink:href="https://x.com/i/spaces/1lDGLnBkagkxm" xlink:type="simple">REPLAY</text:a></text:p>
          </table:table-cell>
          <table:table-cell table:style-name="ce9" office:value-type="string" calcext:value-type="string">
            <text:p><text:a xlink:href="https://x.com/i/spaces/1lDGLnBkagkxm" xlink:type="simple">https://x.com/i/spaces/1lDGLnBkagkxm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DxLPDoLzyxm/emprendimiento-web3-con-zona-tres-at-lazonatres" xlink:type="simple">Emprendimiento Web3 con Zona Tres @lazonatres
 - Ended: Nov 30 2023 - Speakers: 12 - Duration: 2h 19m
</text:a></text:p>
          </table:table-cell>
          <table:table-cell table:style-name="ce4" office:value-type="string" calcext:value-type="string">
            <text:p>Emprendimiento Web3 con Zona Tres @lazonatres</text:p>
          </table:table-cell>
          <table:table-cell table:style-name="ce5" office:value-type="date" office:date-value="2023-11-30" calcext:value-type="date">
            <text:p>Nov 30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h 19m</text:p>
          </table:table-cell>
          <table:table-cell table:style-name="ce10" office:value-type="float" office:value="187" calcext:value-type="float">
            <text:p>187</text:p>
          </table:table-cell>
          <table:table-cell table:style-name="ce9" office:value-type="string" calcext:value-type="string">
            <text:p><text:a xlink:href="https://x.com/i/spaces/1lDxLPDoLzyxm" xlink:type="simple">REPLAY</text:a></text:p>
          </table:table-cell>
          <table:table-cell table:style-name="ce9" office:value-type="string" calcext:value-type="string">
            <text:p><text:a xlink:href="https://x.com/i/spaces/1lDxLPDoLzyxm" xlink:type="simple">https://x.com/i/spaces/1lDxLPDoLzyxm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DxLPWXllwxm/nfts-de-artistas-latinos-y-creditos-de-carbon-con-at-fivparis-at-aseseco" xlink:type="simple">NFTs de artistas latinos y créditos de carbón con @FivParis @AsesEco
 - Ended: Nov 7 2023 - Speakers: 11 - Duration: 1h 56m</text:a></text:p>
          </table:table-cell>
          <table:table-cell table:style-name="ce4" office:value-type="string" calcext:value-type="string">
            <text:p>NFTs de artistas latinos y créditos de carbón con @FivParis @AsesEco</text:p>
          </table:table-cell>
          <table:table-cell table:style-name="ce5" office:value-type="date" office:date-value="2023-11-07" calcext:value-type="date">
            <text:p>Nov 7 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56m</text:p>
          </table:table-cell>
          <table:table-cell table:style-name="ce10" office:value-type="float" office:value="337" calcext:value-type="float">
            <text:p>337</text:p>
          </table:table-cell>
          <table:table-cell table:style-name="ce9" office:value-type="string" calcext:value-type="string">
            <text:p><text:a xlink:href="https://x.com/i/spaces/1lDxLPWXllwxm" xlink:type="simple">REPLAY</text:a></text:p>
          </table:table-cell>
          <table:table-cell table:style-name="ce9" office:value-type="string" calcext:value-type="string">
            <text:p><text:a xlink:href="https://x.com/i/spaces/1lDxLPWXllwxm" xlink:type="simple">https://x.com/i/spaces/1lDxLPWXllwxm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PKqBOPjqEGb/mujeres-en-web3-charla-en-las-naciones-unidas-gracias-at-sandym-c" xlink:type="simple">Mujeres en Web3 - Charla en las Naciones Unidas - Gracias @sandym_c
 - Ended: Aug 8 2023 - Speakers: 15 - Duration: 2h 00m</text:a></text:p>
          </table:table-cell>
          <table:table-cell table:style-name="ce4" office:value-type="string" calcext:value-type="string">
            <text:p>Mujeres en Web3 - Charla en las Naciones Unidas - Gracias @sandym_c</text:p>
          </table:table-cell>
          <table:table-cell table:style-name="ce5" office:value-type="date" office:date-value="2023-08-08" calcext:value-type="date">
            <text:p>Aug 8 202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h 00m</text:p>
          </table:table-cell>
          <table:table-cell table:style-name="ce10" office:value-type="float" office:value="198" calcext:value-type="float">
            <text:p>198</text:p>
          </table:table-cell>
          <table:table-cell table:style-name="ce9" office:value-type="string" calcext:value-type="string">
            <text:p><text:a xlink:href="https://x.com/i/spaces/1lPKqBOPjqEGb" xlink:type="simple">REPLAY</text:a></text:p>
          </table:table-cell>
          <table:table-cell table:style-name="ce9" office:value-type="string" calcext:value-type="string">
            <text:p><text:a xlink:href="https://x.com/i/spaces/1lPKqBOPjqEGb" xlink:type="simple">https://x.com/i/spaces/1lPKqBOPjqEG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PKqBzvPXeGb/la-abogada-el-economista-y-el-ingeniero-2022-y-perspectivas-2023" xlink:type="simple">La abogada, el economista y el ingeniero - 2022 y Perspectivas 2023
 - Ended: Jan 3 2023 - Speakers: 9 - Duration: 1h 33m
</text:a></text:p>
          </table:table-cell>
          <table:table-cell table:style-name="ce4" office:value-type="string" calcext:value-type="string">
            <text:p>La abogada, el economista y el ingeniero - 2022 y Perspectivas 2023</text:p>
          </table:table-cell>
          <table:table-cell table:style-name="ce5" office:value-type="date" office:date-value="2023-01-03" calcext:value-type="date">
            <text:p>Jan 3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33m</text:p>
          </table:table-cell>
          <table:table-cell table:style-name="ce10" office:value-type="float" office:value="59" calcext:value-type="float">
            <text:p>59</text:p>
          </table:table-cell>
          <table:table-cell table:style-name="ce9" office:value-type="string" calcext:value-type="string">
            <text:p><text:a xlink:href="https://x.com/i/spaces/1lPKqBzvPXeGb" xlink:type="simple">REPLAY</text:a></text:p>
          </table:table-cell>
          <table:table-cell table:style-name="ce9" office:value-type="string" calcext:value-type="string">
            <text:p><text:a xlink:href="https://x.com/i/spaces/1lPKqBzvPXeGb" xlink:type="simple">https://x.com/i/spaces/1lPKqBzvPXeG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lPKqbaAQWbGb/acapulco-necesita-ayuda-gitcoin-ronda-19-y-acapulcoweb3" xlink:type="simple">Acapulco necesita ayuda. Gitcoin Ronda 19 y #AcapulcoWeb3
 - Ended: Oct 31 2023 - Speakers: 13 - Duration: 2h 09m
</text:a></text:p>
          </table:table-cell>
          <table:table-cell table:style-name="ce4" office:value-type="string" calcext:value-type="string">
            <text:p>Acapulco necesita ayuda. Gitcoin Ronda 19 y #AcapulcoWeb3</text:p>
          </table:table-cell>
          <table:table-cell table:style-name="ce5" office:value-type="date" office:date-value="2023-10-31" calcext:value-type="date">
            <text:p>Oct 31 20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h 09m</text:p>
          </table:table-cell>
          <table:table-cell table:style-name="ce10" office:value-type="float" office:value="198" calcext:value-type="float">
            <text:p>198</text:p>
          </table:table-cell>
          <table:table-cell table:style-name="ce9" office:value-type="string" calcext:value-type="string">
            <text:p><text:a xlink:href="https://x.com/i/spaces/1lPKqbaAQWbGb" xlink:type="simple">REPLAY</text:a></text:p>
          </table:table-cell>
          <table:table-cell table:style-name="ce9" office:value-type="string" calcext:value-type="string">
            <text:p><text:a xlink:href="https://x.com/i/spaces/1lPKqbaAQWbGb" xlink:type="simple">https://x.com/i/spaces/1lPKqbaAQWbG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xeROErMoKX/la-belga-y-el-ingeniero-apoyo-wiki-marcus-dantus-nft" xlink:type="simple">La Belga y el Ingeniero - Apoyo Wiki / Marcus Dantus NFT
 - Ended: May 2 2023 - Speakers: 11 - Duration: 1h 38m</text:a></text:p>
          </table:table-cell>
          <table:table-cell table:style-name="ce4" office:value-type="string" calcext:value-type="string">
            <text:p>La Belga y el Ingeniero - Apoyo Wiki / Marcus Dantus NFT</text:p>
          </table:table-cell>
          <table:table-cell table:style-name="ce7" office:value-type="date" office:date-value="2023-05-02" calcext:value-type="date">
            <text:p>May 2 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38m</text:p>
          </table:table-cell>
          <table:table-cell table:style-name="ce10" office:value-type="float" office:value="116" calcext:value-type="float">
            <text:p>116</text:p>
          </table:table-cell>
          <table:table-cell table:style-name="ce9" office:value-type="string" calcext:value-type="string">
            <text:p><text:a xlink:href="https://x.com/i/spaces/1mnxeROErMoKX" xlink:type="simple">REPLAY</text:a></text:p>
          </table:table-cell>
          <table:table-cell table:style-name="ce9" office:value-type="string" calcext:value-type="string">
            <text:p><text:a xlink:href="https://x.com/i/spaces/1mnxeROErMoKX" xlink:type="simple">https://x.com/i/spaces/1mnxeROErMo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xeRPLrXPKX/el-pescador-el-economista-y-el-ingeniero-ep06" xlink:type="simple">El pescador, el economista y el ingeniero Ep06
 - Ended: Nov 29 2022 - Speakers: 10 - Duration: 1h 15m</text:a></text:p>
          </table:table-cell>
          <table:table-cell table:style-name="ce4" office:value-type="string" calcext:value-type="string">
            <text:p>El pescador, el economista y el ingeniero Ep06</text:p>
          </table:table-cell>
          <table:table-cell table:style-name="ce5" office:value-type="date" office:date-value="2022-11-29" calcext:value-type="date">
            <text:p>Nov 29 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h 15m</text:p>
          </table:table-cell>
          <table:table-cell table:style-name="ce10" office:value-type="float" office:value="71" calcext:value-type="float">
            <text:p>71</text:p>
          </table:table-cell>
          <table:table-cell table:style-name="ce9" office:value-type="string" calcext:value-type="string">
            <text:p><text:a xlink:href="https://x.com/i/spaces/1mnxeRPLrXPKX" xlink:type="simple">REPLAY</text:a></text:p>
          </table:table-cell>
          <table:table-cell table:style-name="ce9" office:value-type="string" calcext:value-type="string">
            <text:p><text:a xlink:href="https://x.com/i/spaces/1mnxeRPLrXPKX" xlink:type="simple">https://x.com/i/spaces/1mnxeRPLrXP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xeRWomNaKX/el-economista-y-el-ingeniero" xlink:type="simple">El Economista y el Ingeniero
 - Ended: Feb 14 2023 - Speakers: 7 - Duration: 1h 45m</text:a></text:p>
          </table:table-cell>
          <table:table-cell table:style-name="ce4" office:value-type="string" calcext:value-type="string">
            <text:p>El Economista y el Ingeniero</text:p>
          </table:table-cell>
          <table:table-cell table:style-name="ce5" office:value-type="date" office:date-value="2023-02-14" calcext:value-type="date">
            <text:p>Feb 14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5m</text:p>
          </table:table-cell>
          <table:table-cell table:style-name="ce10" office:value-type="float" office:value="52" calcext:value-type="float">
            <text:p>52</text:p>
          </table:table-cell>
          <table:table-cell table:style-name="ce9" office:value-type="string" calcext:value-type="string">
            <text:p><text:a xlink:href="https://x.com/i/spaces/1mnxeRWomNaKX" xlink:type="simple">REPLAY</text:a></text:p>
          </table:table-cell>
          <table:table-cell table:style-name="ce9" office:value-type="string" calcext:value-type="string">
            <text:p><text:a xlink:href="https://x.com/i/spaces/1mnxeRWomNaKX" xlink:type="simple">https://x.com/i/spaces/1mnxeRWomNa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xeRdoypLKX/lu-jesus-y-mexi-threads-todo-lo-que-necesitas-saber" xlink:type="simple">Lu, Jesús y Mexi - Threads, todo lo que necesitas saber
 - Ended: Jul 6 2023 - Speakers: 8 - Duration: 42m</text:a></text:p>
          </table:table-cell>
          <table:table-cell table:style-name="ce4" office:value-type="string" calcext:value-type="string">
            <text:p>Lu, Jesús y Mexi - Threads, todo lo que necesitas saber</text:p>
          </table:table-cell>
          <table:table-cell table:style-name="ce5" office:value-type="date" office:date-value="2023-07-06" calcext:value-type="date">
            <text:p>Jul 6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42m</text:p>
          </table:table-cell>
          <table:table-cell table:style-name="ce10" office:value-type="float" office:value="112" calcext:value-type="float">
            <text:p>112</text:p>
          </table:table-cell>
          <table:table-cell table:style-name="ce9" office:value-type="string" calcext:value-type="string">
            <text:p><text:a xlink:href="https://x.com/i/spaces/1mnxeRdoypLKX" xlink:type="simple">REPLAY</text:a></text:p>
          </table:table-cell>
          <table:table-cell table:style-name="ce9" office:value-type="string" calcext:value-type="string">
            <text:p><text:a xlink:href="https://x.com/i/spaces/1mnxeRdoypLKX" xlink:type="simple">https://x.com/i/spaces/1mnxeRdoypL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xeRwZepQKX/el-economista-el-pescador-y-el-ingeniero-rugs-irl-y-rugs-en-web3" xlink:type="simple">El economista, el pescador y el ingeniero - Rugs IRL y Rugs en Web3
 - Ended: Dec 13 2022 - Speakers: 15 - Duration: 2h 35m</text:a></text:p>
          </table:table-cell>
          <table:table-cell table:style-name="ce4" office:value-type="string" calcext:value-type="string">
            <text:p>El economista, el pescador y el ingeniero - Rugs IRL y Rugs en Web3</text:p>
          </table:table-cell>
          <table:table-cell table:style-name="ce5" office:value-type="date" office:date-value="2022-12-13" calcext:value-type="date">
            <text:p>Dec 13 20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h 35m</text:p>
          </table:table-cell>
          <table:table-cell table:style-name="ce10" office:value-type="float" office:value="94" calcext:value-type="float">
            <text:p>94</text:p>
          </table:table-cell>
          <table:table-cell table:style-name="ce9" office:value-type="string" calcext:value-type="string">
            <text:p><text:a xlink:href="https://x.com/i/spaces/1mnxeRwZepQKX" xlink:type="simple">REPLAY</text:a></text:p>
          </table:table-cell>
          <table:table-cell table:style-name="ce9" office:value-type="string" calcext:value-type="string">
            <text:p><text:a xlink:href="https://x.com/i/spaces/1mnxeRwZepQKX" xlink:type="simple">https://x.com/i/spaces/1mnxeRwZepQ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xeRwdNLaKX/el-economista-el-ingeniero-y-el-dropout-tesla-en-nl-mx" xlink:type="simple">El economista, el ingeniero y el dropout - Tesla en NL, MX
 - Ended: Dec 20 2022 - Speakers: 21 - Duration: 2h 05m</text:a></text:p>
          </table:table-cell>
          <table:table-cell table:style-name="ce4" office:value-type="string" calcext:value-type="string">
            <text:p>El economista, el ingeniero y el dropout - Tesla en NL, MX</text:p>
          </table:table-cell>
          <table:table-cell table:style-name="ce5" office:value-type="date" office:date-value="2022-12-20" calcext:value-type="date">
            <text:p>Dec 20 20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h 05m</text:p>
          </table:table-cell>
          <table:table-cell table:style-name="ce10" office:value-type="float" office:value="137" calcext:value-type="float">
            <text:p>137</text:p>
          </table:table-cell>
          <table:table-cell table:style-name="ce9" office:value-type="string" calcext:value-type="string">
            <text:p><text:a xlink:href="https://x.com/i/spaces/1mnxeRwdNLaKX" xlink:type="simple">REPLAY</text:a></text:p>
          </table:table-cell>
          <table:table-cell table:style-name="ce9" office:value-type="string" calcext:value-type="string">
            <text:p><text:a xlink:href="https://x.com/i/spaces/1mnxeRwdNLaKX" xlink:type="simple">https://x.com/i/spaces/1mnxeRwdNLaK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xepBMbBoJX/pixhelp-de-at-unicefcolombia-arte-nft-que-ayuda" xlink:type="simple">PixHelp de @UNICEFColombia - Arte NFT que ayuda
 - Ended: Nov 9 2023 - Speakers: 8 - Duration: 1h 59m
</text:a></text:p>
          </table:table-cell>
          <table:table-cell table:style-name="ce4" office:value-type="string" calcext:value-type="string">
            <text:p>PixHelp de @UNICEFColombia - Arte NFT que ayuda</text:p>
          </table:table-cell>
          <table:table-cell table:style-name="ce5" office:value-type="date" office:date-value="2023-11-09" calcext:value-type="date">
            <text:p>Nov 9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9m</text:p>
          </table:table-cell>
          <table:table-cell table:style-name="ce10" office:value-type="float" office:value="180" calcext:value-type="float">
            <text:p>180</text:p>
          </table:table-cell>
          <table:table-cell table:style-name="ce9" office:value-type="string" calcext:value-type="string">
            <text:p><text:a xlink:href="https://x.com/i/spaces/1mnxepBMbBoJX" xlink:type="simple">REPLAY</text:a></text:p>
          </table:table-cell>
          <table:table-cell table:style-name="ce9" office:value-type="string" calcext:value-type="string">
            <text:p><text:a xlink:href="https://x.com/i/spaces/1mnxepBMbBoJX" xlink:type="simple">https://x.com/i/spaces/1mnxepBMbBoJX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GmkAbZYwxy/la-artista-el-pescador-y-el-ingeniero-como-entrevistar-proyectos" xlink:type="simple">La artista, el pescador y el ingeniero - cómo entrevistar proyectos?
 - Ended: Jan 31 2023 - Speakers: 17 - Duration: 3h 02m
</text:a></text:p>
          </table:table-cell>
          <table:table-cell table:style-name="ce4" office:value-type="string" calcext:value-type="string">
            <text:p>La artista, el pescador y el ingeniero - cómo entrevistar proyectos?</text:p>
          </table:table-cell>
          <table:table-cell table:style-name="ce5" office:value-type="date" office:date-value="2023-01-31" calcext:value-type="date">
            <text:p>Jan 31 202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3h 02m</text:p>
          </table:table-cell>
          <table:table-cell table:style-name="ce10" office:value-type="float" office:value="179" calcext:value-type="float">
            <text:p>179</text:p>
          </table:table-cell>
          <table:table-cell table:style-name="ce9" office:value-type="string" calcext:value-type="string">
            <text:p><text:a xlink:href="https://x.com/i/spaces/1mrGmkAbZYwxy" xlink:type="simple">REPLAY</text:a></text:p>
          </table:table-cell>
          <table:table-cell table:style-name="ce9" office:value-type="string" calcext:value-type="string">
            <text:p><text:a xlink:href="https://x.com/i/spaces/1mrGmkAbZYwxy" xlink:type="simple">https://x.com/i/spaces/1mrGmkAbZYwx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GmkgVrnLxy/la-abogada-el-economista-y-el-ingeniero-tesla-en-monterrey" xlink:type="simple">La Abogada, el Economista y el Ingeniero - #Tesla en Monterrey
 - Ended: Mar 2 2023 - Speakers: 25 - Duration: 2h 41m
</text:a></text:p>
          </table:table-cell>
          <table:table-cell table:style-name="ce4" office:value-type="string" calcext:value-type="string">
            <text:p>La Abogada, el Economista y el Ingeniero - #Tesla en Monterrey</text:p>
          </table:table-cell>
          <table:table-cell table:style-name="ce5" office:value-type="date" office:date-value="2023-03-02" calcext:value-type="date">
            <text:p>Mar 2 20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2h 41m</text:p>
          </table:table-cell>
          <table:table-cell table:style-name="ce10" office:value-type="float" office:value="224" calcext:value-type="float">
            <text:p>224</text:p>
          </table:table-cell>
          <table:table-cell table:style-name="ce9" office:value-type="string" calcext:value-type="string">
            <text:p><text:a xlink:href="https://x.com/i/spaces/1mrGmkgVrnLxy" xlink:type="simple">REPLAY</text:a></text:p>
          </table:table-cell>
          <table:table-cell table:style-name="ce9" office:value-type="string" calcext:value-type="string">
            <text:p><text:a xlink:href="https://x.com/i/spaces/1mrGmkgVrnLxy" xlink:type="simple">https://x.com/i/spaces/1mrGmkgVrnLx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GmyDAnaMGy/banda-web3-shitcoin-season" xlink:type="simple">Banda Web3 - Shitcoin Season
 - Ended: Dec 21 2023 - Speakers: 5 - Duration: 1h 03m
</text:a></text:p>
          </table:table-cell>
          <table:table-cell table:style-name="ce4" office:value-type="string" calcext:value-type="string">
            <text:p>Banda Web3 - Shitcoin Season</text:p>
          </table:table-cell>
          <table:table-cell table:style-name="ce5" office:value-type="date" office:date-value="2023-12-21" calcext:value-type="date">
            <text:p>Dec 21 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03m</text:p>
          </table:table-cell>
          <table:table-cell table:style-name="ce10" office:value-type="float" office:value="88" calcext:value-type="float">
            <text:p>88</text:p>
          </table:table-cell>
          <table:table-cell table:style-name="ce9" office:value-type="string" calcext:value-type="string">
            <text:p><text:a xlink:href="https://x.com/i/spaces/1mrGmyDAnaMGy" xlink:type="simple">REPLAY</text:a></text:p>
          </table:table-cell>
          <table:table-cell table:style-name="ce9" office:value-type="string" calcext:value-type="string">
            <text:p><text:a xlink:href="https://x.com/i/spaces/1mrGmyDAnaMGy" xlink:type="simple">https://x.com/i/spaces/1mrGmyDAnaMG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xmkAMnqZGy/la-criptoartista-el-economista-y-el-ingeniero-bitcoinnftsmetaverse" xlink:type="simple">La Criptoartista, el Economista y el Ingeniero -Bitcoin/Metaverse
 - Ended: Feb 7 2023 - Speakers: 8 - Duration: 1h 51m
</text:a></text:p>
          </table:table-cell>
          <table:table-cell table:style-name="ce4" office:value-type="string" calcext:value-type="string">
            <text:p>La Criptoartista, el Economista y el Ingeniero -Bitcoin/Metaverse</text:p>
          </table:table-cell>
          <table:table-cell table:style-name="ce5" office:value-type="date" office:date-value="2023-02-07" calcext:value-type="date">
            <text:p>Feb 7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1m</text:p>
          </table:table-cell>
          <table:table-cell table:style-name="ce10" office:value-type="float" office:value="123" calcext:value-type="float">
            <text:p>123</text:p>
          </table:table-cell>
          <table:table-cell table:style-name="ce11" office:value-type="string" calcext:value-type="string">
            <text:p>NADA</text:p>
          </table:table-cell>
          <table:table-cell table:style-name="ce6" table:number-columns-repeated="21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xmkPjVPgGy/cripto-latin-fest-inolvidable" xlink:type="simple">Cripto Latin Fest - Inolvidable
 - Ended: Aug 22 2023 - Speakers: 31 - Duration: 2h 30m
</text:a></text:p>
          </table:table-cell>
          <table:table-cell table:style-name="ce4" office:value-type="string" calcext:value-type="string">
            <text:p>Cripto Latin Fest - Inolvidable</text:p>
          </table:table-cell>
          <table:table-cell table:style-name="ce5" office:value-type="date" office:date-value="2023-08-22" calcext:value-type="date">
            <text:p>Aug 22 20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h 30m</text:p>
          </table:table-cell>
          <table:table-cell table:style-name="ce10" office:value-type="float" office:value="209" calcext:value-type="float">
            <text:p>209</text:p>
          </table:table-cell>
          <table:table-cell table:style-name="ce9" office:value-type="string" calcext:value-type="string">
            <text:p><text:a xlink:href="https://x.com/i/spaces/1mrxmkPjVPgGy" xlink:type="simple">REPLAY</text:a></text:p>
          </table:table-cell>
          <table:table-cell table:style-name="ce9" office:value-type="string" calcext:value-type="string">
            <text:p><text:a xlink:href="https://x.com/i/spaces/1mrxmkPjVPgGy" xlink:type="simple">https://x.com/i/spaces/1mrxmkPjVPgG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rxmypkpnZxy/recap-ethereum-mexico-y-foro-blockchain-qro" xlink:type="simple">Recap Ethereum México y Foro Blockchain Qro
 - Ended: Oct 26 2023 - Speakers: 15 - Duration: 2h 38m
</text:a></text:p>
          </table:table-cell>
          <table:table-cell table:style-name="ce4" office:value-type="string" calcext:value-type="string">
            <text:p>Recap Ethereum México y Foro Blockchain Qro</text:p>
          </table:table-cell>
          <table:table-cell table:style-name="ce5" office:value-type="date" office:date-value="2023-10-26" calcext:value-type="date">
            <text:p>Oct 26 202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h 38m</text:p>
          </table:table-cell>
          <table:table-cell table:style-name="ce10" office:value-type="float" office:value="304" calcext:value-type="float">
            <text:p>304</text:p>
          </table:table-cell>
          <table:table-cell table:style-name="ce9" office:value-type="string" calcext:value-type="string">
            <text:p><text:a xlink:href="https://x.com/i/spaces/1mrxmypkpnZxy" xlink:type="simple">REPLAY</text:a></text:p>
          </table:table-cell>
          <table:table-cell table:style-name="ce9" office:value-type="string" calcext:value-type="string">
            <text:p><text:a xlink:href="https://x.com/i/spaces/1mrxmypkpnZxy" xlink:type="simple">https://x.com/i/spaces/1mrxmypkpnZxy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nAKErDAqNRGL/el-economista-el-profesor-y-el-ingeniero-tokenizacion-de-activos" xlink:type="simple">El economista, el profesor y el ingeniero - Tokenización de activos
 - Ended: Jan 24 2023 - Speakers: 4 - Duration: 1h 21m
</text:a></text:p>
          </table:table-cell>
          <table:table-cell table:style-name="ce4" office:value-type="string" calcext:value-type="string">
            <text:p>El economista, el profesor y el ingeniero - Tokenización de activos</text:p>
          </table:table-cell>
          <table:table-cell table:style-name="ce5" office:value-type="date" office:date-value="2023-01-24" calcext:value-type="date">
            <text:p>Jan 24 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21m</text:p>
          </table:table-cell>
          <table:table-cell table:style-name="ce10" office:value-type="float" office:value="55" calcext:value-type="float">
            <text:p>55</text:p>
          </table:table-cell>
          <table:table-cell table:style-name="ce9" office:value-type="string" calcext:value-type="string">
            <text:p><text:a xlink:href="https://x.com/i/spaces/1nAKErDAqNRGL" xlink:type="simple">REPLAY</text:a></text:p>
          </table:table-cell>
          <table:table-cell table:style-name="ce9" office:value-type="string" calcext:value-type="string">
            <text:p><text:a xlink:href="https://x.com/i/spaces/1nAKErDAqNRGL" xlink:type="simple">https://x.com/i/spaces/1nAKErDAqNRG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nAKErQpZrOGL/el-profesor-el-economista-y-el-ingeniero-eventos-web3-hay-valor" xlink:type="simple">El Profesor, el Economista y el Ingeniero - Eventos Web3, hay valor?
 - Ended: Apr 25 2023 - Speakers: 21 - Duration: 3h 09m
</text:a></text:p>
          </table:table-cell>
          <table:table-cell table:style-name="ce4" office:value-type="string" calcext:value-type="string">
            <text:p>El Profesor, el Economista y el Ingeniero - Eventos Web3, hay valor?</text:p>
          </table:table-cell>
          <table:table-cell table:style-name="ce5" office:value-type="date" office:date-value="2023-04-25" calcext:value-type="date">
            <text:p>Apr 25 20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3h 09m</text:p>
          </table:table-cell>
          <table:table-cell table:style-name="ce10" office:value-type="float" office:value="200" calcext:value-type="float">
            <text:p>200</text:p>
          </table:table-cell>
          <table:table-cell table:style-name="ce9" office:value-type="string" calcext:value-type="string">
            <text:p><text:a xlink:href="https://x.com/i/spaces/1nAKErQpZrOGL" xlink:type="simple">REPLAY</text:a></text:p>
          </table:table-cell>
          <table:table-cell table:style-name="ce9" office:value-type="string" calcext:value-type="string">
            <text:p><text:a xlink:href="https://x.com/i/spaces/1nAKErQpZrOGL" xlink:type="simple">https://x.com/i/spaces/1nAKErQpZrOG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rmxPgjnVzdJN/bitcoin-bitcoin-bitcoin-espanol" xlink:type="simple">Bitcoin Bitcoin Bitcoin (español)
 - Ended: Dec 3 2021 - Speakers: 11 - Duration: 2h 32m
Technology</text:a></text:p>
          </table:table-cell>
          <table:table-cell table:style-name="ce4" office:value-type="string" calcext:value-type="string">
            <text:p>Bitcoin Bitcoin Bitcoin (español)</text:p>
          </table:table-cell>
          <table:table-cell table:style-name="ce5" office:value-type="date" office:date-value="2021-12-03" calcext:value-type="date">
            <text:p>Dec 3 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h 32m</text:p>
          </table:table-cell>
          <table:table-cell table:style-name="ce10" office:value-type="float" office:value="106" calcext:value-type="float">
            <text:p>106</text:p>
          </table:table-cell>
          <table:table-cell table:style-name="ce11" office:value-type="string" calcext:value-type="string">
            <text:p>NADA</text:p>
          </table:table-cell>
          <table:table-cell table:style-name="ce6" table:number-columns-repeated="21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rmxPkPmRnMJN/el-contador-el-economista-y-el-ingeniero-fed-chair-powell" xlink:type="simple">El Contador, el Economista y el Ingeniero - Fed Chair Powell
 - Ended: Mar 7 2023 - Speakers: 6 - Duration: 1h 05m
</text:a></text:p>
          </table:table-cell>
          <table:table-cell table:style-name="ce4" office:value-type="string" calcext:value-type="string">
            <text:p>El Contador, el Economista y el Ingeniero - Fed Chair Powell</text:p>
          </table:table-cell>
          <table:table-cell table:style-name="ce5" office:value-type="date" office:date-value="2023-03-07" calcext:value-type="date">
            <text:p>Mar 7 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05m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<text:a xlink:href="https://x.com/i/spaces/1rmxPkPmRnMJN" xlink:type="simple">REPLAY</text:a></text:p>
          </table:table-cell>
          <table:table-cell table:style-name="ce9" office:value-type="string" calcext:value-type="string">
            <text:p><text:a xlink:href="https://x.com/i/spaces/1rmxPkPmRnMJN" xlink:type="simple">https://x.com/i/spaces/1rmxPkPmRnMJN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AGRAQDMnDKl/el-primer-examen-on-chain-del-mundo-defi" xlink:type="simple">El primer examen On Chain del mundo - DEFI
 - Ended: Sep 19 2023 - Speakers: 7 - Duration: 1h 56m</text:a></text:p>
          </table:table-cell>
          <table:table-cell table:style-name="ce4" office:value-type="string" calcext:value-type="string">
            <text:p>El primer examen On Chain del mundo - DEFI</text:p>
          </table:table-cell>
          <table:table-cell table:style-name="ce5" office:value-type="date" office:date-value="2023-09-19" calcext:value-type="date">
            <text:p>Sep 19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56m</text:p>
          </table:table-cell>
          <table:table-cell table:style-name="ce10" office:value-type="float" office:value="108" calcext:value-type="float">
            <text:p>108</text:p>
          </table:table-cell>
          <table:table-cell table:style-name="ce9" office:value-type="string" calcext:value-type="string">
            <text:p><text:a xlink:href="https://x.com/i/spaces/1vAGRAQDMnDKl" xlink:type="simple">REPLAY</text:a></text:p>
          </table:table-cell>
          <table:table-cell table:style-name="ce9" office:value-type="string" calcext:value-type="string">
            <text:p><text:a xlink:href="https://x.com/i/spaces/1vAGRAQDMnDKl" xlink:type="simple">https://x.com/i/spaces/1vAGRAQDMnDK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MnGnpjXwjBxO/la-abogada-el-economista-y-el-ingeniero-nfts-at-cervezaindio" xlink:type="simple">La abogada, el economista y el ingeniero - NFTs @cervezaindio
 - Ended: Dec 15 2022 - Speakers: 6 - Duration: 1h 37m</text:a></text:p>
          </table:table-cell>
          <table:table-cell table:style-name="ce4" office:value-type="string" calcext:value-type="string">
            <text:p>La abogada, el economista y el ingeniero - NFTs @cervezaindio</text:p>
          </table:table-cell>
          <table:table-cell table:style-name="ce5" office:value-type="date" office:date-value="2022-12-15" calcext:value-type="date">
            <text:p>Dec 15 20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37m</text:p>
          </table:table-cell>
          <table:table-cell table:style-name="ce10" office:value-type="float" office:value="19" calcext:value-type="float">
            <text:p>19</text:p>
          </table:table-cell>
          <table:table-cell table:style-name="ce9" office:value-type="string" calcext:value-type="string">
            <text:p><text:a xlink:href="https://x.com/i/spaces/1vAGRAWorBaKl" xlink:type="simple">REPLAY</text:a></text:p>
          </table:table-cell>
          <table:table-cell table:style-name="ce9" office:value-type="string" calcext:value-type="string">
            <text:p><text:a xlink:href="https://x.com/i/spaces/1vAGRAWorBaKl" xlink:type="simple">https://x.com/i/spaces/1vAGRAWorBaK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AGRAqkrEaKl/la-maestra-el-economista-y-el-ingeniero-criptomexico-en-mty" xlink:type="simple">La Maestra, el Economista y el Ingeniero - CriptoMéxico en MTY
 - Ended: May 30 2023 - Speakers: 28 - Duration: 2h 36m
</text:a></text:p>
          </table:table-cell>
          <table:table-cell table:style-name="ce4" office:value-type="string" calcext:value-type="string">
            <text:p>La Maestra, el Economista y el Ingeniero - CriptoMéxico en MTY</text:p>
          </table:table-cell>
          <table:table-cell table:style-name="ce7" office:value-type="date" office:date-value="2023-05-30" calcext:value-type="date">
            <text:p>May 30 202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2h 36m</text:p>
          </table:table-cell>
          <table:table-cell table:style-name="ce10" office:value-type="float" office:value="231" calcext:value-type="float">
            <text:p>231</text:p>
          </table:table-cell>
          <table:table-cell table:style-name="ce9" office:value-type="string" calcext:value-type="string">
            <text:p><text:a xlink:href="https://x.com/i/spaces/1vAGRAqkrEaKl" xlink:type="simple">REPLAY</text:a></text:p>
          </table:table-cell>
          <table:table-cell table:style-name="ce9" office:value-type="string" calcext:value-type="string">
            <text:p><text:a xlink:href="https://x.com/i/spaces/1vAGRAqkrEaKl" xlink:type="simple">https://x.com/i/spaces/1vAGRAqkrEaK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AxRALjbLrJl/la-abogada-el-economista-y-el-ingeniero" xlink:type="simple">La abogada, el economista y el ingeniero
 - Ended: Jan 17 2023 - Speakers: 11 - Duration: 2h 00m
</text:a></text:p>
          </table:table-cell>
          <table:table-cell table:style-name="ce4" office:value-type="string" calcext:value-type="string">
            <text:p>La abogada, el economista y el ingeniero</text:p>
          </table:table-cell>
          <table:table-cell table:style-name="ce5" office:value-type="date" office:date-value="2023-01-17" calcext:value-type="date">
            <text:p>Jan 17 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h 00m</text:p>
          </table:table-cell>
          <table:table-cell table:style-name="ce10" office:value-type="float" office:value="118" calcext:value-type="float">
            <text:p>118</text:p>
          </table:table-cell>
          <table:table-cell table:style-name="ce9" office:value-type="string" calcext:value-type="string">
            <text:p><text:a xlink:href="https://x.com/i/spaces/1vAxRALjbLrJl" xlink:type="simple">REPLAY</text:a></text:p>
          </table:table-cell>
          <table:table-cell table:style-name="ce9" office:value-type="string" calcext:value-type="string">
            <text:p><text:a xlink:href="https://x.com/i/spaces/1vAxRALjbLrJl" xlink:type="simple">https://x.com/i/spaces/1vAxRALjbLrJ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AxRAQmPovJl/los-ethereans-la-sacerdotisa-y-el-ingeniero-phygital" xlink:type="simple">Los Ethereans, la Sacerdotisa y el Ingeniero - Phygital
 - Ended: Sep 5 2023 - Speakers: 9 - Duration: 2h 24m
</text:a></text:p>
          </table:table-cell>
          <table:table-cell table:style-name="ce4" office:value-type="string" calcext:value-type="string">
            <text:p>Los Ethereans, la Sacerdotisa y el Ingeniero - Phygital</text:p>
          </table:table-cell>
          <table:table-cell table:style-name="ce5" office:value-type="date" office:date-value="2023-09-05" calcext:value-type="date">
            <text:p>Sep 5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24m</text:p>
          </table:table-cell>
          <table:table-cell table:style-name="ce10" office:value-type="float" office:value="118" calcext:value-type="float">
            <text:p>118</text:p>
          </table:table-cell>
          <table:table-cell table:style-name="ce9" office:value-type="string" calcext:value-type="string">
            <text:p><text:a xlink:href="https://x.com/i/spaces/1vAxRAQmPovJl" xlink:type="simple">REPLAY</text:a></text:p>
          </table:table-cell>
          <table:table-cell table:style-name="ce9" office:value-type="string" calcext:value-type="string">
            <text:p><text:a xlink:href="https://x.com/i/spaces/1vAxRAQmPovJl" xlink:type="simple">https://x.com/i/spaces/1vAxRAQmPovJ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AxRAXdWggJl/la-abogada-el-economista-y-el-ingeniero-dominios-ens-y-otros" xlink:type="simple">La abogada, el economista y el ingeniero - dominios ens y otros
 - Ended: Feb 2 2023 - Speakers: 16 - Duration: 2h 03m
</text:a></text:p>
          </table:table-cell>
          <table:table-cell table:style-name="ce4" office:value-type="string" calcext:value-type="string">
            <text:p>La abogada, el economista y el ingeniero - dominios ens y otros</text:p>
          </table:table-cell>
          <table:table-cell table:style-name="ce5" office:value-type="date" office:date-value="2023-02-02" calcext:value-type="date">
            <text:p>Feb 2 202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03m</text:p>
          </table:table-cell>
          <table:table-cell table:style-name="ce10" office:value-type="float" office:value="131" calcext:value-type="float">
            <text:p>131</text:p>
          </table:table-cell>
          <table:table-cell table:style-name="ce9" office:value-type="string" calcext:value-type="string">
            <text:p><text:a xlink:href="https://x.com/i/spaces/1vAxRAXdWggJl" xlink:type="simple">REPLAY</text:a></text:p>
          </table:table-cell>
          <table:table-cell table:style-name="ce9" office:value-type="string" calcext:value-type="string">
            <text:p><text:a xlink:href="https://x.com/i/spaces/1vAxRAXdWggJl" xlink:type="simple">https://x.com/i/spaces/1vAxRAXdWggJ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AxRvleVvYxl/el-economista-y-el-ingeniero-argentina-y-milei" xlink:type="simple">El Economista y el Ingeniero - Argentina y Milei
 - Ended: Nov 23 2023 - Speakers: 9 - Duration: 1h 21m
</text:a></text:p>
          </table:table-cell>
          <table:table-cell table:style-name="ce4" office:value-type="string" calcext:value-type="string">
            <text:p>El Economista y el Ingeniero - Argentina y Milei</text:p>
          </table:table-cell>
          <table:table-cell table:style-name="ce5" office:value-type="date" office:date-value="2023-11-23" calcext:value-type="date">
            <text:p>Nov 23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21m</text:p>
          </table:table-cell>
          <table:table-cell table:style-name="ce10" office:value-type="float" office:value="125" calcext:value-type="float">
            <text:p>125</text:p>
          </table:table-cell>
          <table:table-cell table:style-name="ce9" office:value-type="string" calcext:value-type="string">
            <text:p><text:a xlink:href="https://x.com/i/spaces/1vAxRvleVvYxl" xlink:type="simple">REPLAY</text:a></text:p>
          </table:table-cell>
          <table:table-cell table:style-name="ce9" office:value-type="string" calcext:value-type="string">
            <text:p><text:a xlink:href="https://x.com/i/spaces/1vAxRvleVvYxl" xlink:type="simple">https://x.com/i/spaces/1vAxRvleVvYxl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GwMyeBwbxB/la-sacerdotisa-la-honguitos-y-el-ingeniero-codigos-de-conducta" xlink:type="simple">La sacerdotisa, la honguitos y el ingeniero - Códigos de conducta
 - Ended: Jul 4 2023 - Speakers: 24 - Duration: 2h 59m
</text:a></text:p>
          </table:table-cell>
          <table:table-cell table:style-name="ce4" office:value-type="string" calcext:value-type="string">
            <text:p>La sacerdotisa, la honguitos y el ingeniero - Códigos de conducta</text:p>
          </table:table-cell>
          <table:table-cell table:style-name="ce5" office:value-type="date" office:date-value="2023-07-04" calcext:value-type="date">
            <text:p>Jul 4 20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h 59m</text:p>
          </table:table-cell>
          <table:table-cell table:style-name="ce10" office:value-type="float" office:value="154" calcext:value-type="float">
            <text:p>154</text:p>
          </table:table-cell>
          <table:table-cell table:style-name="ce9" office:value-type="string" calcext:value-type="string">
            <text:p><text:a xlink:href="https://x.com/i/spaces/1vOGwMyeBwbxB" xlink:type="simple">REPLAY</text:a></text:p>
          </table:table-cell>
          <table:table-cell table:style-name="ce9" office:value-type="string" calcext:value-type="string">
            <text:p><text:a xlink:href="https://x.com/i/spaces/1vOGwMyeBwbxB" xlink:type="simple">https://x.com/i/spaces/1vOGwMyeBwbx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GwjQDnMgKB/subasta-de-wl-sub80k-con-mexi-y-sub80k" xlink:type="simple">Subasta de WL #Sub80k con $MEXI y $Sub80k
 - Ended: Dec 31 2023 - Speakers: 2 - Duration: 2h 17m
</text:a></text:p>
          </table:table-cell>
          <table:table-cell table:style-name="ce4" office:value-type="string" calcext:value-type="string">
            <text:p>Subasta de WL #Sub80k con $MEXI y $Sub80k</text:p>
          </table:table-cell>
          <table:table-cell table:style-name="ce5" office:value-type="date" office:date-value="2023-12-31" calcext:value-type="date">
            <text:p>Dec 31 20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h 17m</text:p>
          </table:table-cell>
          <table:table-cell table:style-name="ce10" office:value-type="float" office:value="106" calcext:value-type="float">
            <text:p>106</text:p>
          </table:table-cell>
          <table:table-cell table:style-name="ce9" office:value-type="string" calcext:value-type="string">
            <text:p><text:a xlink:href="https://x.com/i/spaces/1vOGwjQDnMgKB" xlink:type="simple">REPLAY</text:a></text:p>
          </table:table-cell>
          <table:table-cell table:style-name="ce9" office:value-type="string" calcext:value-type="string">
            <text:p><text:a xlink:href="https://x.com/i/spaces/1vOGwjQDnMgKB" xlink:type="simple">https://x.com/i/spaces/1vOGwjQDnMgK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jBpelPJB/banda-web3-grants-de-at-meta-pool-xrc20-sub80k" xlink:type="simple">Banda Web3 - Grants de @Meta_Pool, XRC20 $SUB80K
 - Ended: Jan 25 2024 - Speakers: 5 - Duration: 1h 55m
</text:a></text:p>
          </table:table-cell>
          <table:table-cell table:style-name="ce4" office:value-type="string" calcext:value-type="string">
            <text:p>Banda Web3 - Grants de @Meta_Pool, XRC20 $SUB80K</text:p>
          </table:table-cell>
          <table:table-cell table:style-name="ce5" office:value-type="date" office:date-value="2024-01-25" calcext:value-type="date">
            <text:p>Jan 25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55m</text:p>
          </table:table-cell>
          <table:table-cell table:style-name="ce10" office:value-type="float" office:value="244" calcext:value-type="float">
            <text:p>244</text:p>
          </table:table-cell>
          <table:table-cell table:style-name="ce9" office:value-type="string" calcext:value-type="string">
            <text:p><text:a xlink:href="https://x.com/i/spaces/1vOxwjBpelPJB" xlink:type="simple">REPLAY</text:a></text:p>
          </table:table-cell>
          <table:table-cell table:style-name="ce9" office:value-type="string" calcext:value-type="string">
            <text:p><text:a xlink:href="https://x.com/i/spaces/1vOxwjBpelPJB" xlink:type="simple">https://x.com/i/spaces/1vOxwjBpelP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jQjqZEJB/banda-web3-nouns-prop-house-y-nouns-dao-amigos" xlink:type="simple">Banda Web3 - Nouns, Prop House y Nouns DAO Amigos
 - Ended: Jan 11 2024 - Speakers: 16 - Duration: 2h 11m
</text:a></text:p>
          </table:table-cell>
          <table:table-cell table:style-name="ce4" office:value-type="string" calcext:value-type="string">
            <text:p>Banda Web3 - Nouns, Prop House y Nouns DAO Amigos</text:p>
          </table:table-cell>
          <table:table-cell table:style-name="ce5" office:value-type="date" office:date-value="2024-01-11" calcext:value-type="date">
            <text:p>Jan 11 20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11m</text:p>
          </table:table-cell>
          <table:table-cell table:style-name="ce10" office:value-type="float" office:value="222" calcext:value-type="float">
            <text:p>222</text:p>
          </table:table-cell>
          <table:table-cell table:style-name="ce9" office:value-type="string" calcext:value-type="string">
            <text:p><text:a xlink:href="https://x.com/i/spaces/1vOxwjQjqZEJB" xlink:type="simple">REPLAY</text:a></text:p>
          </table:table-cell>
          <table:table-cell table:style-name="ce9" office:value-type="string" calcext:value-type="string">
            <text:p><text:a xlink:href="https://x.com/i/spaces/1vOxwjQjqZEJB" xlink:type="simple">https://x.com/i/spaces/1vOxwjQjqZE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jwYpEmJB/conoce-las-iniciativas-de-at-nohbek-oficial-y-sus-fundadoras" xlink:type="simple">Conoce las iniciativas de @Nohbek_oficial y sus fundadoras
 - Ended: Nov 14 2023 - Speakers: 10 - Duration: 2h 06m
</text:a></text:p>
          </table:table-cell>
          <table:table-cell table:style-name="ce4" office:value-type="string" calcext:value-type="string">
            <text:p>Conoce las iniciativas de @Nohbek_oficial y sus fundadoras</text:p>
          </table:table-cell>
          <table:table-cell table:style-name="ce5" office:value-type="date" office:date-value="2023-11-14" calcext:value-type="date">
            <text:p>Nov 14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06m</text:p>
          </table:table-cell>
          <table:table-cell table:style-name="ce10" office:value-type="float" office:value="146" calcext:value-type="float">
            <text:p>146</text:p>
          </table:table-cell>
          <table:table-cell table:style-name="ce9" office:value-type="string" calcext:value-type="string">
            <text:p><text:a xlink:href="https://x.com/i/spaces/1vOxwjwYpEmJB" xlink:type="simple">REPLAY</text:a></text:p>
          </table:table-cell>
          <table:table-cell table:style-name="ce9" office:value-type="string" calcext:value-type="string">
            <text:p><text:a xlink:href="https://x.com/i/spaces/1vOxwjwYpEmJB" xlink:type="simple">https://x.com/i/spaces/1vOxwjwYpEm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vOxwyjNZyPGB/nft-arte-y-artistas-de-piezas-1-1-episodio-05-con-at-meximalist" xlink:type="simple">NFT Arte y artistas de piezas 1-1. Episodio 05 con @meximalist
 - Ended: Jul 29 2022 - Speakers: 7 - Duration: 2h 37m
</text:a></text:p>
          </table:table-cell>
          <table:table-cell table:style-name="ce4" office:value-type="string" calcext:value-type="string">
            <text:p>NFT Arte y artistas de piezas 1-1. Episodio 05 con @meximalist</text:p>
          </table:table-cell>
          <table:table-cell table:style-name="ce5" office:value-type="date" office:date-value="2022-07-29" calcext:value-type="date">
            <text:p>Jul 29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h 37m</text:p>
          </table:table-cell>
          <table:table-cell table:style-name="ce10" office:value-type="float" office:value="73" calcext:value-type="float">
            <text:p>73</text:p>
          </table:table-cell>
          <table:table-cell table:style-name="ce9" office:value-type="string" calcext:value-type="string">
            <text:p><text:a xlink:href="https://x.com/i/spaces/1vOxwyjNZyPGB" xlink:type="simple">REPLAY</text:a></text:p>
          </table:table-cell>
          <table:table-cell table:style-name="ce9" office:value-type="string" calcext:value-type="string">
            <text:p><text:a xlink:href="https://x.com/i/spaces/1vOxwyjNZyPGB" xlink:type="simple">https://x.com/i/spaces/1vOxwyjNZyPG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GaNEgjVNJj/el-economista-y-el-ingeniero-ep03" xlink:type="simple">El economista y el ingeniero Ep03
 - Ended: Nov 17 2022 - Speakers: 7 - Duration: 1h 30m
</text:a></text:p>
          </table:table-cell>
          <table:table-cell table:style-name="ce4" office:value-type="string" calcext:value-type="string">
            <text:p>El economista y el ingeniero Ep03</text:p>
          </table:table-cell>
          <table:table-cell table:style-name="ce5" office:value-type="date" office:date-value="2022-11-17" calcext:value-type="date">
            <text:p>Nov 17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30m</text:p>
          </table:table-cell>
          <table:table-cell table:style-name="ce10" office:value-type="float" office:value="62" calcext:value-type="float">
            <text:p>62</text:p>
          </table:table-cell>
          <table:table-cell table:style-name="ce9" office:value-type="string" calcext:value-type="string">
            <text:p><text:a xlink:href="https://x.com/i/spaces/1yNGaNEgjVNJj" xlink:type="simple">REPLAY</text:a></text:p>
          </table:table-cell>
          <table:table-cell table:style-name="ce9" office:value-type="string" calcext:value-type="string">
            <text:p><text:a xlink:href="https://x.com/i/spaces/1yNGaNEgjVNJj" xlink:type="simple">https://x.com/i/spaces/1yNGaNEgjVN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GaNMeWYVJj/previo-al-evento-en-monterrey-de-at-marcusdantusnft" xlink:type="simple">Previo al evento en Monterrey de @MarcusDantusNFT
 - Ended: Nov 22 2022 - Speakers: 11 - Duration: 1h 20m
</text:a></text:p>
          </table:table-cell>
          <table:table-cell table:style-name="ce4" office:value-type="string" calcext:value-type="string">
            <text:p>Previo al evento en Monterrey de @MarcusDantusNFT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20m</text:p>
          </table:table-cell>
          <table:table-cell table:style-name="ce10" office:value-type="float" office:value="71" calcext:value-type="float">
            <text:p>71</text:p>
          </table:table-cell>
          <table:table-cell table:style-name="ce9" office:value-type="string" calcext:value-type="string">
            <text:p><text:a xlink:href="https://x.com/i/spaces/1yNGaNMeWYVJj" xlink:type="simple">REPLAY</text:a></text:p>
          </table:table-cell>
          <table:table-cell table:style-name="ce9" office:value-type="string" calcext:value-type="string">
            <text:p><text:a xlink:href="https://x.com/i/spaces/1yNGaNMeWYVJj" xlink:type="simple">https://x.com/i/spaces/1yNGaNMeWYV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GaNNAZqNJj/la-curadora-la-sacerdotisa-y-el-ingeniero-eventos-en-cdmx" xlink:type="simple">La Curadora, la Sacerdotisa y el Ingeniero - Eventos en CDMX
 - Ended: Jul 18 2023 - Speakers: 10 - Duration: 2h 30m
</text:a></text:p>
          </table:table-cell>
          <table:table-cell table:style-name="ce4" office:value-type="string" calcext:value-type="string">
            <text:p>La Curadora, la Sacerdotisa y el Ingeniero - Eventos en CDMX</text:p>
          </table:table-cell>
          <table:table-cell table:style-name="ce5" office:value-type="date" office:date-value="2023-07-18" calcext:value-type="date">
            <text:p>Jul 18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30m</text:p>
          </table:table-cell>
          <table:table-cell table:style-name="ce10" office:value-type="float" office:value="118" calcext:value-type="float">
            <text:p>118</text:p>
          </table:table-cell>
          <table:table-cell table:style-name="ce9" office:value-type="string" calcext:value-type="string">
            <text:p><text:a xlink:href="https://x.com/i/spaces/1yNGaNNAZqNJj" xlink:type="simple">REPLAY</text:a></text:p>
          </table:table-cell>
          <table:table-cell table:style-name="ce9" office:value-type="string" calcext:value-type="string">
            <text:p><text:a xlink:href="https://x.com/i/spaces/1yNGaNNAZqNJj" xlink:type="simple">https://x.com/i/spaces/1yNGaNNAZqNJj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JOaROEbWKR/el-economista-y-el-ingeniero-shitcoins-ponzis" xlink:type="simple">El Economista y el Ingeniero - ¿Shitcoins = Ponzis?
 - Ended: May 16 2023 - Speakers: 22 - Duration: 3h 20m
</text:a></text:p>
          </table:table-cell>
          <table:table-cell table:style-name="ce4" office:value-type="string" calcext:value-type="string">
            <text:p>El Economista y el Ingeniero - ¿Shitcoins = Ponzis?</text:p>
          </table:table-cell>
          <table:table-cell table:style-name="ce7" office:value-type="date" office:date-value="2023-05-16" calcext:value-type="date">
            <text:p>May 16 20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3h 20m</text:p>
          </table:table-cell>
          <table:table-cell table:style-name="ce10" office:value-type="float" office:value="374" calcext:value-type="float">
            <text:p>374</text:p>
          </table:table-cell>
          <table:table-cell table:style-name="ce9" office:value-type="string" calcext:value-type="string">
            <text:p><text:a xlink:href="https://x.com/i/spaces/1ynJOaROEbWKR" xlink:type="simple">REPLAY</text:a></text:p>
          </table:table-cell>
          <table:table-cell table:style-name="ce9" office:value-type="string" calcext:value-type="string">
            <text:p><text:a xlink:href="https://x.com/i/spaces/1ynJOaROEbWKR" xlink:type="simple">https://x.com/i/spaces/1ynJOaROEbWKR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JOaWDlYZKR/el-dj-el-economista-y-el-ingeniero-at-brozrdz" xlink:type="simple">El DJ, el Economista y el Ingeniero - @brozrdz
 - Ended: Feb 28 2023 - Speakers: 30 - Duration: 4h 14m
</text:a></text:p>
          </table:table-cell>
          <table:table-cell table:style-name="ce4" office:value-type="string" calcext:value-type="string">
            <text:p>El DJ, el Economista y el Ingeniero - @brozrdz</text:p>
          </table:table-cell>
          <table:table-cell table:style-name="ce5" office:value-type="date" office:date-value="2023-02-28" calcext:value-type="date">
            <text:p>Feb 28 20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h 14m</text:p>
          </table:table-cell>
          <table:table-cell table:style-name="ce10" office:value-type="float" office:value="312" calcext:value-type="float">
            <text:p>312</text:p>
          </table:table-cell>
          <table:table-cell table:style-name="ce9" office:value-type="string" calcext:value-type="string">
            <text:p><text:a xlink:href="https://x.com/i/spaces/1ynJOaWDlYZKR" xlink:type="simple">REPLAY</text:a></text:p>
          </table:table-cell>
          <table:table-cell table:style-name="ce9" office:value-type="string" calcext:value-type="string">
            <text:p><text:a xlink:href="https://x.com/i/spaces/1ynJOaWDlYZKR" xlink:type="simple">https://x.com/i/spaces/1ynJOaWDlYZKR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nKOygNzPyJR/ama-at-openshowmx-aleks-syntek-at-syntekoficial-habla-de-web3" xlink:type="simple">AMA @openshowmx | Aleks Syntek @syntekoficial habla de Web3
 - Ended: Nov 2 2023 - Speakers: 19 - Duration: 3h 57m
</text:a></text:p>
          </table:table-cell>
          <table:table-cell table:style-name="ce4" office:value-type="string" calcext:value-type="string">
            <text:p>AMA @openshowmx | Aleks Syntek @syntekoficial habla de Web3</text:p>
          </table:table-cell>
          <table:table-cell table:style-name="ce5" office:value-type="date" office:date-value="2023-11-02" calcext:value-type="date">
            <text:p>Nov 2 202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3h 57m</text:p>
          </table:table-cell>
          <table:table-cell table:style-name="ce10" office:value-type="float" office:value="872" calcext:value-type="float">
            <text:p>872</text:p>
          </table:table-cell>
          <table:table-cell table:style-name="ce9" office:value-type="string" calcext:value-type="string">
            <text:p><text:a xlink:href="https://x.com/i/spaces/1ynKOygNzPyJR" xlink:type="simple">REPLAY</text:a></text:p>
          </table:table-cell>
          <table:table-cell table:style-name="ce9" office:value-type="string" calcext:value-type="string">
            <text:p><text:a xlink:href="https://x.com/i/spaces/1ynKOygNzPyJR" xlink:type="simple">https://x.com/i/spaces/1ynKOygNzPyJR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oKMWajmPOJQ/platicando-sobre-propiedad-intelectual-de-nfts-espanol" xlink:type="simple">Platicando sobre propiedad intelectual de  (Español)
 - Ended: Jun 16 2022 - Speakers: 13 - Duration: 2h 48m
</text:a></text:p>
          </table:table-cell>
          <table:table-cell table:style-name="ce4" office:value-type="string" calcext:value-type="string">
            <text:p>Platicando sobre propiedad intelectual de <text:s/>(Español)</text:p>
          </table:table-cell>
          <table:table-cell table:style-name="ce5" office:value-type="date" office:date-value="2022-06-16" calcext:value-type="date">
            <text:p>Jun 16 20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h 48m</text:p>
          </table:table-cell>
          <table:table-cell table:style-name="ce10" office:value-type="float" office:value="213" calcext:value-type="float">
            <text:p>213</text:p>
          </table:table-cell>
          <table:table-cell table:style-name="ce11" office:value-type="string" calcext:value-type="string">
            <text:p>NADA</text:p>
          </table:table-cell>
          <table:table-cell table:style-name="ce6" table:number-columns-repeated="21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pKddMkbAvKW/la-abogada-el-economista-y-el-ingeniero-the-rug-pull-report-2022" xlink:type="simple">La abogada, el economista y el ingeniero - The Rug Pull Report 2022
 - Ended: Dec 22 2022 - Speakers: 7 - Duration: 1h 55m
</text:a></text:p>
          </table:table-cell>
          <table:table-cell table:style-name="ce4" office:value-type="string" calcext:value-type="string">
            <text:p>La abogada, el economista y el ingeniero - The Rug Pull Report 2022</text:p>
          </table:table-cell>
          <table:table-cell table:style-name="ce5" office:value-type="date" office:date-value="2022-12-22" calcext:value-type="date">
            <text:p>Dec 22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55m</text:p>
          </table:table-cell>
          <table:table-cell table:style-name="ce10" office:value-type="float" office:value="68" calcext:value-type="float">
            <text:p>68</text:p>
          </table:table-cell>
          <table:table-cell table:style-name="ce9" office:value-type="string" calcext:value-type="string">
            <text:p><text:a xlink:href="https://x.com/i/spaces/1ypKddMkbAvKW" xlink:type="simple">REPLAY</text:a></text:p>
          </table:table-cell>
          <table:table-cell table:style-name="ce9" office:value-type="string" calcext:value-type="string">
            <text:p><text:a xlink:href="https://x.com/i/spaces/1ypKddMkbAvKW" xlink:type="simple">https://x.com/i/spaces/1ypKddMkbAv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ypKddvvzMgKW/ama-del-developer-bootcamp-con-algorand-foundation" xlink:type="simple">AMA del Developer Bootcamp con Algorand Foundation
 - Ended: May 17 2023 - Speakers: 3 - Duration: 1h 18m
</text:a></text:p>
          </table:table-cell>
          <table:table-cell table:style-name="ce4" office:value-type="string" calcext:value-type="string">
            <text:p>AMA del Developer Bootcamp con Algorand Foundation</text:p>
          </table:table-cell>
          <table:table-cell table:style-name="ce7" office:value-type="date" office:date-value="2023-05-17" calcext:value-type="date">
            <text:p>May 17 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18m</text:p>
          </table:table-cell>
          <table:table-cell table:style-name="ce10" office:value-type="float" office:value="77" calcext:value-type="float">
            <text:p>77</text:p>
          </table:table-cell>
          <table:table-cell table:style-name="ce9" office:value-type="string" calcext:value-type="string">
            <text:p><text:a xlink:href="https://x.com/i/spaces/1ypKddvvzMgKW" xlink:type="simple">REPLAY</text:a></text:p>
          </table:table-cell>
          <table:table-cell table:style-name="ce9" office:value-type="string" calcext:value-type="string">
            <text:p><text:a xlink:href="https://x.com/i/spaces/1ypKddvvzMgKW" xlink:type="simple">https://x.com/i/spaces/1ypKddvvzMgKW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qKVPeMvRlJB/la-sacerdotisa-y-el-ingeniero-vara-criptomexico-polkadot-decoded" xlink:type="simple">La Sacerdotisa y el Ingeniero - Vara / CriptoMéxico / Polkadot Decoded
 - Ended: Jun 20 2023 - Speakers: 18 - Duration: 2h 27m
</text:a></text:p>
          </table:table-cell>
          <table:table-cell table:style-name="ce4" office:value-type="string" calcext:value-type="string">
            <text:p>La Sacerdotisa y el Ingeniero - Vara / CriptoMéxico / Polkadot Decoded</text:p>
          </table:table-cell>
          <table:table-cell table:style-name="ce5" office:value-type="date" office:date-value="2023-06-20" calcext:value-type="date">
            <text:p>Jun 20 20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h 27m</text:p>
          </table:table-cell>
          <table:table-cell table:style-name="ce10" office:value-type="float" office:value="150" calcext:value-type="float">
            <text:p>150</text:p>
          </table:table-cell>
          <table:table-cell table:style-name="ce9" office:value-type="string" calcext:value-type="string">
            <text:p><text:a xlink:href="https://x.com/i/spaces/1zqKVPeMvRlJB" xlink:type="simple">REPLAY</text:a></text:p>
          </table:table-cell>
          <table:table-cell table:style-name="ce9" office:value-type="string" calcext:value-type="string">
            <text:p><text:a xlink:href="https://x.com/i/spaces/1zqKVPeMvRlJB" xlink:type="simple">https://x.com/i/spaces/1zqKVPeMvRlJB</text:a></text:p>
          </table:table-cell>
          <table:table-cell table:style-name="ce6" table:number-columns-repeated="20"/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<text:a xlink:href="https://spacesdashboard.com/space/1zqKVPozepnJB/el-economista-y-el-ingeniero-ep04" xlink:type="simple">El economista y el ingeniero Ep04
 - Ended: Nov 22 2022 - Speakers: 11 - Duration: 1h 51m
</text:a></text:p>
          </table:table-cell>
          <table:table-cell table:style-name="ce4" office:value-type="string" calcext:value-type="string">
            <text:p>El economista y el ingeniero Ep04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51m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string" calcext:value-type="string">
            <text:p><text:a xlink:href="https://x.com/i/spaces/1zqKVPozepnJB" xlink:type="simple">REPLAY</text:a></text:p>
          </table:table-cell>
          <table:table-cell table:style-name="ce9" office:value-type="string" calcext:value-type="string">
            <text:p><text:a xlink:href="https://x.com/i/spaces/1zqKVPozepnJB" xlink:type="simple">https://x.com/i/spaces/1zqKVPozepnJB</text:a></text:p>
          </table:table-cell>
          <table:table-cell table:style-name="ce6" table:number-columns-repeated="20"/>
          <table:table-cell table:number-columns-repeated="995"/>
        </table:table-row>
        <table:table-row table:style-name="ro1" table:number-rows-repeated="866">
          <table:table-cell table:style-name="ce6" table:number-columns-repeated="29"/>
          <table:table-cell table:number-columns-repeated="995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_Summary" table:style-name="ta3">
        <table:table-column table:style-name="co17" table:default-cell-style-name="Default"/>
        <table:table-column table:style-name="co10" table:number-columns-repeated="1023" table:default-cell-style-name="Default"/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Ended</text:p>
          </table:table-cell>
          <table:table-cell table:style-name="ce4" office:value-type="string" calcext:value-type="string">
            <text:p>Speakers</text:p>
          </table:table-cell>
          <table:table-cell table:style-name="ce4"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DJ, el Economista y el Ingeniero - @brozrdz</text:p>
          </table:table-cell>
          <table:table-cell table:style-name="ce5" office:value-type="date" office:date-value="2023-02-28" calcext:value-type="date">
            <text:p>Feb 28 20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h 14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 y el Ingeniero - ¿Shitcoins = Ponzis?</text:p>
          </table:table-cell>
          <table:table-cell table:style-name="ce7" office:value-type="date" office:date-value="2023-05-16" calcext:value-type="date">
            <text:p>May 16 20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3h 2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Curadora, la Sacerdotisa y el Ingeniero - Eventos en CDMX</text:p>
          </table:table-cell>
          <table:table-cell table:style-name="ce5" office:value-type="date" office:date-value="2023-07-18" calcext:value-type="date">
            <text:p>Jul 18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3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vio al evento en Monterrey de @MarcusDantusNFT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2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 y el ingeniero Ep03</text:p>
          </table:table-cell>
          <table:table-cell table:style-name="ce5" office:value-type="date" office:date-value="2022-11-17" calcext:value-type="date">
            <text:p>Nov 17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3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FT Arte y artistas de piezas 1-1. Episodio 05 con @meximalist</text:p>
          </table:table-cell>
          <table:table-cell table:style-name="ce5" office:value-type="date" office:date-value="2022-07-29" calcext:value-type="date">
            <text:p>Jul 29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h 37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noce las iniciativas de @Nohbek_oficial y sus fundadoras</text:p>
          </table:table-cell>
          <table:table-cell table:style-name="ce5" office:value-type="date" office:date-value="2023-11-14" calcext:value-type="date">
            <text:p>Nov 14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06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Nouns, Prop House y Nouns DAO Amigos</text:p>
          </table:table-cell>
          <table:table-cell table:style-name="ce5" office:value-type="date" office:date-value="2024-01-11" calcext:value-type="date">
            <text:p>Jan 11 20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1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primer examen On Chain del mundo - DEFI</text:p>
          </table:table-cell>
          <table:table-cell table:style-name="ce5" office:value-type="date" office:date-value="2023-09-19" calcext:value-type="date">
            <text:p>Sep 19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56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Contador, el Economista y el Ingeniero - Fed Chair Powell</text:p>
          </table:table-cell>
          <table:table-cell table:style-name="ce5" office:value-type="date" office:date-value="2023-03-07" calcext:value-type="date">
            <text:p>Mar 7 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0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</text:p>
          </table:table-cell>
          <table:table-cell table:style-name="ce5" office:value-type="date" office:date-value="2023-01-19" calcext:value-type="date">
            <text:p>Jan 19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3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¿Faltan bancos por caer?</text:p>
          </table:table-cell>
          <table:table-cell table:style-name="ce5" office:value-type="date" office:date-value="2023-03-14" calcext:value-type="date">
            <text:p>Mar 14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h 12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Ley creadores de contenido</text:p>
          </table:table-cell>
          <table:table-cell table:style-name="ce5" office:value-type="date" office:date-value="2023-01-12" calcext:value-type="date">
            <text:p>Jan 12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3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ntrevista con el equipo de @IvoryInvestors</text:p>
          </table:table-cell>
          <table:table-cell table:style-name="ce5" office:value-type="date" office:date-value="2021-12-18" calcext:value-type="date">
            <text:p>Dec 18 20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59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Salud Mental con @MotusDao</text:p>
          </table:table-cell>
          <table:table-cell table:style-name="ce5" office:value-type="date" office:date-value="2023-12-19" calcext:value-type="date">
            <text:p>Dec 19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23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Spaces que necesitábamos Ep04 Colección @masmonos con @meximalist</text:p>
          </table:table-cell>
          <table:table-cell table:style-name="ce5" office:value-type="date" office:date-value="2022-07-07" calcext:value-type="date">
            <text:p>Jul 7 202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47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Leyes en Europa</text:p>
          </table:table-cell>
          <table:table-cell table:style-name="ce5" office:value-type="date" office:date-value="2023-04-20" calcext:value-type="date">
            <text:p>Apr 20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h 2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Ep 05</text:p>
          </table:table-cell>
          <table:table-cell table:style-name="ce5" office:value-type="date" office:date-value="2022-11-24" calcext:value-type="date">
            <text:p>Nov 24 20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34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@Meta_Pool - Gobernanza on-chain y Grants</text:p>
          </table:table-cell>
          <table:table-cell table:style-name="ce5" office:value-type="date" office:date-value="2023-11-16" calcext:value-type="date">
            <text:p>Nov 16 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5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Historia del Dinero</text:p>
          </table:table-cell>
          <table:table-cell table:style-name="ce5" office:value-type="date" office:date-value="2023-02-16" calcext:value-type="date">
            <text:p>Feb 16 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4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Sacerdotisa, el Economista y el Inge - Rug Show Mx</text:p>
          </table:table-cell>
          <table:table-cell table:style-name="ce5" office:value-type="date" office:date-value="2023-06-06" calcext:value-type="date">
            <text:p>Jun 6 20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h 5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ICP Hub Latam, fomentando la educación con ICP</text:p>
          </table:table-cell>
          <table:table-cell table:style-name="ce5" office:value-type="date" office:date-value="2024-01-23" calcext:value-type="date">
            <text:p>Jan 23 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, el Looser y el Ingeniero - Noticias y Pre NFTNYC</text:p>
          </table:table-cell>
          <table:table-cell table:style-name="ce5" office:value-type="date" office:date-value="2023-04-11" calcext:value-type="date">
            <text:p>Apr 11 20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h 26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Ataque a LEDGER 😭</text:p>
          </table:table-cell>
          <table:table-cell table:style-name="ce5" office:value-type="date" office:date-value="2023-12-14" calcext:value-type="date">
            <text:p>Dec 14 20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1h 23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Chismesito con @anaqueenmaker</text:p>
          </table:table-cell>
          <table:table-cell table:style-name="ce5" office:value-type="date" office:date-value="2023-12-05" calcext:value-type="date">
            <text:p>Dec 5 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52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ventos en Mty, puentes quemados, @Gitcoin Shill Space</text:p>
          </table:table-cell>
          <table:table-cell table:style-name="ce5" office:value-type="date" office:date-value="2023-11-21" calcext:value-type="date">
            <text:p>Nov 21 202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3h 3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oyectos de la comunidad @mxweb3 y Tertulia Jam de @Happ3nxyz</text:p>
          </table:table-cell>
          <table:table-cell table:style-name="ce5" office:value-type="date" office:date-value="2023-11-28" calcext:value-type="date">
            <text:p>Nov 28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1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Estado del mercado con @granmetanoia y @deLarg0</text:p>
          </table:table-cell>
          <table:table-cell table:style-name="ce5" office:value-type="date" office:date-value="2023-12-12" calcext:value-type="date">
            <text:p>Dec 12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3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omen of Web3 NYC Recap con @Anana @Neefter_</text:p>
          </table:table-cell>
          <table:table-cell table:style-name="ce5" office:value-type="date" office:date-value="2023-09-28" calcext:value-type="date">
            <text:p>Sep 28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5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Sacerdotisa, el Economista y el Inge - CriptoLatinFest/Cetes/$NET</text:p>
          </table:table-cell>
          <table:table-cell table:style-name="ce5" office:value-type="date" office:date-value="2023-06-13" calcext:value-type="date">
            <text:p>Jun 13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h 1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itcoin Grants #18 @refimexico @antisat_eth @carnescrypto</text:p>
          </table:table-cell>
          <table:table-cell table:style-name="ce5" office:value-type="date" office:date-value="2023-08-24" calcext:value-type="date">
            <text:p>Aug 24 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1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Contadora, el Economista y el Ingeniero - Regulación Cripto</text:p>
          </table:table-cell>
          <table:table-cell table:style-name="ce5" office:value-type="date" office:date-value="2023-02-21" calcext:value-type="date">
            <text:p>Feb 21 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4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Código Civil, SEC, SWIFT</text:p>
          </table:table-cell>
          <table:table-cell table:style-name="ce5" office:value-type="date" office:date-value="2023-06-08" calcext:value-type="date">
            <text:p>Jun 8 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34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 The Moon - @TheSuperama Live Mint</text:p>
          </table:table-cell>
          <table:table-cell table:style-name="ce5" office:value-type="date" office:date-value="2023-11-03" calcext:value-type="date">
            <text:p>Nov 3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42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Caso @0xgonzalo_ con @solencontraluz</text:p>
          </table:table-cell>
          <table:table-cell table:style-name="ce5" office:value-type="date" office:date-value="2023-12-26" calcext:value-type="date">
            <text:p>Dec 26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h 3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egaSpace - MUJ3RES SE VAN A LA ONU</text:p>
          </table:table-cell>
          <table:table-cell table:style-name="ce5" office:value-type="date" office:date-value="2023-09-12" calcext:value-type="date">
            <text:p>Sep 12 202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h 2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mprendimiento Web3 con Zona Tres @lazonatres</text:p>
          </table:table-cell>
          <table:table-cell table:style-name="ce5" office:value-type="date" office:date-value="2023-11-30" calcext:value-type="date">
            <text:p>Nov 30 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h 19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FTs de artistas latinos y créditos de carbón con @FivParis @AsesEco</text:p>
          </table:table-cell>
          <table:table-cell table:style-name="ce5" office:value-type="date" office:date-value="2023-11-07" calcext:value-type="date">
            <text:p>Nov 7 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56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ujeres en Web3 - Charla en las Naciones Unidas - Gracias @sandym_c</text:p>
          </table:table-cell>
          <table:table-cell table:style-name="ce5" office:value-type="date" office:date-value="2023-08-08" calcext:value-type="date">
            <text:p>Aug 8 202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h 0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2022 y Perspectivas 2023</text:p>
          </table:table-cell>
          <table:table-cell table:style-name="ce5" office:value-type="date" office:date-value="2023-01-03" calcext:value-type="date">
            <text:p>Jan 3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33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capulco necesita ayuda. Gitcoin Ronda 19 y #AcapulcoWeb3</text:p>
          </table:table-cell>
          <table:table-cell table:style-name="ce5" office:value-type="date" office:date-value="2023-10-31" calcext:value-type="date">
            <text:p>Oct 31 20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h 09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Belga y el Ingeniero - Apoyo Wiki / Marcus Dantus NFT</text:p>
          </table:table-cell>
          <table:table-cell table:style-name="ce7" office:value-type="date" office:date-value="2023-05-02" calcext:value-type="date">
            <text:p>May 2 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3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pescador, el economista y el ingeniero Ep06</text:p>
          </table:table-cell>
          <table:table-cell table:style-name="ce5" office:value-type="date" office:date-value="2022-11-29" calcext:value-type="date">
            <text:p>Nov 29 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h 1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 y el Ingeniero</text:p>
          </table:table-cell>
          <table:table-cell table:style-name="ce5" office:value-type="date" office:date-value="2023-02-14" calcext:value-type="date">
            <text:p>Feb 14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4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u, Jesús y Mexi - Threads, todo lo que necesitas saber</text:p>
          </table:table-cell>
          <table:table-cell table:style-name="ce5" office:value-type="date" office:date-value="2023-07-06" calcext:value-type="date">
            <text:p>Jul 6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42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, el pescador y el ingeniero - Rugs IRL y Rugs en Web3</text:p>
          </table:table-cell>
          <table:table-cell table:style-name="ce5" office:value-type="date" office:date-value="2022-12-13" calcext:value-type="date">
            <text:p>Dec 13 20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h 3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, el ingeniero y el dropout - Tesla en NL, MX</text:p>
          </table:table-cell>
          <table:table-cell table:style-name="ce5" office:value-type="date" office:date-value="2022-12-20" calcext:value-type="date">
            <text:p>Dec 20 20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h 0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ixHelp de @UNICEFColombia - Arte NFT que ayuda</text:p>
          </table:table-cell>
          <table:table-cell table:style-name="ce5" office:value-type="date" office:date-value="2023-11-09" calcext:value-type="date">
            <text:p>Nov 9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9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rtista, el pescador y el ingeniero - cómo entrevistar proyectos?</text:p>
          </table:table-cell>
          <table:table-cell table:style-name="ce5" office:value-type="date" office:date-value="2023-01-31" calcext:value-type="date">
            <text:p>Jan 31 202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3h 02m</text:p>
          </table:table-cell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_Summary2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20" table:default-cell-style-name="Default"/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Ended</text:p>
          </table:table-cell>
          <table:table-cell table:style-name="ce4" office:value-type="string" calcext:value-type="string">
            <text:p>Speakers</text:p>
          </table:table-cell>
          <table:table-cell table:style-name="ce4"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#Tesla en Monterrey</text:p>
          </table:table-cell>
          <table:table-cell table:style-name="ce5" office:value-type="date" office:date-value="2023-03-02" calcext:value-type="date">
            <text:p>Mar 2 20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2h 4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Shitcoin Season</text:p>
          </table:table-cell>
          <table:table-cell table:style-name="ce5" office:value-type="date" office:date-value="2023-12-21" calcext:value-type="date">
            <text:p>Dec 21 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03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Criptoartista, el Economista y el Ingeniero -Bitcoin/Metaverse</text:p>
          </table:table-cell>
          <table:table-cell table:style-name="ce5" office:value-type="date" office:date-value="2023-02-07" calcext:value-type="date">
            <text:p>Feb 7 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h 5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ipto Latin Fest - Inolvidable</text:p>
          </table:table-cell>
          <table:table-cell table:style-name="ce5" office:value-type="date" office:date-value="2023-08-22" calcext:value-type="date">
            <text:p>Aug 22 20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h 3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cap Ethereum México y Foro Blockchain Qro</text:p>
          </table:table-cell>
          <table:table-cell table:style-name="ce5" office:value-type="date" office:date-value="2023-10-26" calcext:value-type="date">
            <text:p>Oct 26 202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h 3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, el profesor y el ingeniero - Tokenización de activos</text:p>
          </table:table-cell>
          <table:table-cell table:style-name="ce5" office:value-type="date" office:date-value="2023-01-24" calcext:value-type="date">
            <text:p>Jan 24 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h 2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Profesor, el Economista y el Ingeniero - Eventos Web3, hay valor?</text:p>
          </table:table-cell>
          <table:table-cell table:style-name="ce5" office:value-type="date" office:date-value="2023-04-25" calcext:value-type="date">
            <text:p>Apr 25 20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3h 09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itcoin Bitcoin Bitcoin (español)</text:p>
          </table:table-cell>
          <table:table-cell table:style-name="ce5" office:value-type="date" office:date-value="2021-12-03" calcext:value-type="date">
            <text:p>Dec 3 20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h 32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Contador, el Economista y el Ingeniero - Fed Chair Powell</text:p>
          </table:table-cell>
          <table:table-cell table:style-name="ce5" office:value-type="date" office:date-value="2023-03-07" calcext:value-type="date">
            <text:p>Mar 7 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0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primer examen On Chain del mundo - DEFI</text:p>
          </table:table-cell>
          <table:table-cell table:style-name="ce5" office:value-type="date" office:date-value="2023-09-19" calcext:value-type="date">
            <text:p>Sep 19 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56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NFTs @cervezaindio</text:p>
          </table:table-cell>
          <table:table-cell table:style-name="ce5" office:value-type="date" office:date-value="2022-12-15" calcext:value-type="date">
            <text:p>Dec 15 20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h 37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Maestra, el Economista y el Ingeniero - CriptoMéxico en MTY</text:p>
          </table:table-cell>
          <table:table-cell table:style-name="ce7" office:value-type="date" office:date-value="2023-05-30" calcext:value-type="date">
            <text:p>May 30 202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2h 36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</text:p>
          </table:table-cell>
          <table:table-cell table:style-name="ce5" office:value-type="date" office:date-value="2023-01-17" calcext:value-type="date">
            <text:p>Jan 17 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h 0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s Ethereans, la Sacerdotisa y el Ingeniero - Phygital</text:p>
          </table:table-cell>
          <table:table-cell table:style-name="ce5" office:value-type="date" office:date-value="2023-09-05" calcext:value-type="date">
            <text:p>Sep 5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h 24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dominios ens y otros</text:p>
          </table:table-cell>
          <table:table-cell table:style-name="ce5" office:value-type="date" office:date-value="2023-02-02" calcext:value-type="date">
            <text:p>Feb 2 202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03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 y el Ingeniero - Argentina y Milei</text:p>
          </table:table-cell>
          <table:table-cell table:style-name="ce5" office:value-type="date" office:date-value="2023-11-23" calcext:value-type="date">
            <text:p>Nov 23 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h 2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sacerdotisa, la honguitos y el ingeniero - Códigos de conducta</text:p>
          </table:table-cell>
          <table:table-cell table:style-name="ce5" office:value-type="date" office:date-value="2023-07-04" calcext:value-type="date">
            <text:p>Jul 4 20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h 59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ubasta de WL #Sub80k con $MEXI y $Sub80k</text:p>
          </table:table-cell>
          <table:table-cell table:style-name="ce5" office:value-type="date" office:date-value="2023-12-31" calcext:value-type="date">
            <text:p>Dec 31 20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h 17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Grants de @Meta_Pool, XRC20 $SUB80K</text:p>
          </table:table-cell>
          <table:table-cell table:style-name="ce5" office:value-type="date" office:date-value="2024-01-25" calcext:value-type="date">
            <text:p>Jan 25 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h 5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nda Web3 - Nouns, Prop House y Nouns DAO Amigos</text:p>
          </table:table-cell>
          <table:table-cell table:style-name="ce5" office:value-type="date" office:date-value="2024-01-11" calcext:value-type="date">
            <text:p>Jan 11 20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h 11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noce las iniciativas de @Nohbek_oficial y sus fundadoras</text:p>
          </table:table-cell>
          <table:table-cell table:style-name="ce5" office:value-type="date" office:date-value="2023-11-14" calcext:value-type="date">
            <text:p>Nov 14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06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FT Arte y artistas de piezas 1-1. Episodio 05 con @meximalist</text:p>
          </table:table-cell>
          <table:table-cell table:style-name="ce5" office:value-type="date" office:date-value="2022-07-29" calcext:value-type="date">
            <text:p>Jul 29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h 37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 y el ingeniero Ep03</text:p>
          </table:table-cell>
          <table:table-cell table:style-name="ce5" office:value-type="date" office:date-value="2022-11-17" calcext:value-type="date">
            <text:p>Nov 17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3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vio al evento en Monterrey de @MarcusDantusNFT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2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Curadora, la Sacerdotisa y el Ingeniero - Eventos en CDMX</text:p>
          </table:table-cell>
          <table:table-cell table:style-name="ce5" office:value-type="date" office:date-value="2023-07-18" calcext:value-type="date">
            <text:p>Jul 18 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h 3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 y el Ingeniero - ¿Shitcoins = Ponzis?</text:p>
          </table:table-cell>
          <table:table-cell table:style-name="ce7" office:value-type="date" office:date-value="2023-05-16" calcext:value-type="date">
            <text:p>May 16 20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3h 20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DJ, el Economista y el Ingeniero - @brozrdz</text:p>
          </table:table-cell>
          <table:table-cell table:style-name="ce5" office:value-type="date" office:date-value="2023-02-28" calcext:value-type="date">
            <text:p>Feb 28 20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h 14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MA @openshowmx | Aleks Syntek @syntekoficial habla de Web3</text:p>
          </table:table-cell>
          <table:table-cell table:style-name="ce5" office:value-type="date" office:date-value="2023-11-02" calcext:value-type="date">
            <text:p>Nov 2 202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3h 57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icando sobre propiedad intelectual de <text:s/>(Español)</text:p>
          </table:table-cell>
          <table:table-cell table:style-name="ce5" office:value-type="date" office:date-value="2022-06-16" calcext:value-type="date">
            <text:p>Jun 16 20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h 4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abogada, el economista y el ingeniero - The Rug Pull Report 2022</text:p>
          </table:table-cell>
          <table:table-cell table:style-name="ce5" office:value-type="date" office:date-value="2022-12-22" calcext:value-type="date">
            <text:p>Dec 22 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h 55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MA del Developer Bootcamp con Algorand Foundation</text:p>
          </table:table-cell>
          <table:table-cell table:style-name="ce7" office:value-type="date" office:date-value="2023-05-17" calcext:value-type="date">
            <text:p>May 17 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h 18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 Sacerdotisa y el Ingeniero - Vara / CriptoMéxico / Polkadot Decoded</text:p>
          </table:table-cell>
          <table:table-cell table:style-name="ce5" office:value-type="date" office:date-value="2023-06-20" calcext:value-type="date">
            <text:p>Jun 20 20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h 27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 economista y el ingeniero Ep04</text:p>
          </table:table-cell>
          <table:table-cell table:style-name="ce5" office:value-type="date" office:date-value="2022-11-22" calcext:value-type="date">
            <text:p>Nov 22 20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h 51m</text:p>
          </table:table-cell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 </number:text>
      <number:year number:style="long"/>
    </number:date-style>
    <number:date-style style:name="N126">
      <number:month number:style="long" number:textual="true"/>
      <number:text> </number:text>
      <number:day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5f_Summary" style:display-name="PageStyle_Event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5f_Summary2" style:display-name="PageStyle_Event_Summary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053" meta:object-count="0"/>
    <meta:generator>LibreOfficeDev/6.0.5.2$Linux_X86_64 LibreOffice_project/</meta:generator>
  </office:meta>
</office:document-meta>
</file>